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14.67pt" svg:y="0.74pt">
            <loext:p draw:notify-on-update-of-ranges="Sheet1.A1:Sheet1.A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858.56pt" svg:y="11.28pt">
            <loext:p draw:notify-on-update-of-ranges="Sheet1.L1:Sheet1.L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221.67pt" svg:y="295.91pt">
            <loext:p draw:notify-on-update-of-ranges="Sheet1.B2:Sheet1.B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54.84pt" svg:y="300.25pt">
            <loext:p draw:notify-on-update-of-ranges="Sheet1.M2:Sheet1.M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20888" calcext:value-type="float">
            <text:p>20888</text:p>
          </table:table-cell>
          <table:table-cell office:value-type="float" office:value="4275.71929017864" calcext:value-type="float">
            <text:p>4275.7192901787</text:p>
          </table:table-cell>
          <table:table-cell table:formula="of:=AVERAGE([.A1:.A4])" office:value-type="float" office:value="20817" calcext:value-type="float">
            <text:p>20817</text:p>
          </table:table-cell>
          <table:table-cell table:number-columns-repeated="8"/>
          <table:table-cell office:value-type="float" office:value="16648.2409110231" calcext:value-type="float">
            <text:p>16648.2409110231</text:p>
          </table:table-cell>
          <table:table-cell office:value-type="float" office:value="12618.4364724942" calcext:value-type="float">
            <text:p>12618.4364724942</text:p>
          </table:table-cell>
        </table:table-row>
        <table:table-row table:style-name="ro1">
          <table:table-cell office:value-type="float" office:value="20977" calcext:value-type="float">
            <text:p>20977</text:p>
          </table:table-cell>
          <table:table-cell office:value-type="float" office:value="21008.9196070065" calcext:value-type="float">
            <text:p>21008.9196070065</text:p>
          </table:table-cell>
          <table:table-cell table:number-columns-repeated="9"/>
          <table:table-cell office:value-type="float" office:value="7463.03778870118" calcext:value-type="float">
            <text:p>7463.0377887012</text:p>
          </table:table-cell>
          <table:table-cell office:value-type="float" office:value="28006.1225684018" calcext:value-type="float">
            <text:p>28006.1225684018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19840.9998382844" calcext:value-type="float">
            <text:p>19840.9998382844</text:p>
          </table:table-cell>
          <table:table-cell table:number-columns-repeated="9"/>
          <table:table-cell office:value-type="float" office:value="6465.1434688732" calcext:value-type="float">
            <text:p>6465.1434688732</text:p>
          </table:table-cell>
          <table:table-cell office:value-type="float" office:value="26912.6092086048" calcext:value-type="float">
            <text:p>26912.6092086048</text:p>
          </table:table-cell>
        </table:table-row>
        <table:table-row table:style-name="ro1">
          <table:table-cell office:value-type="float" office:value="20893" calcext:value-type="float">
            <text:p>20893</text:p>
          </table:table-cell>
          <table:table-cell office:value-type="float" office:value="19343.3340117742" calcext:value-type="float">
            <text:p>19343.3340117742</text:p>
          </table:table-cell>
          <table:table-cell table:number-columns-repeated="9"/>
          <table:table-cell office:value-type="float" office:value="6118.19058495473" calcext:value-type="float">
            <text:p>6118.1905849547</text:p>
          </table:table-cell>
          <table:table-cell office:value-type="float" office:value="24846.5167973684" calcext:value-type="float">
            <text:p>24846.5167973684</text:p>
          </table:table-cell>
        </table:table-row>
        <table:table-row table:style-name="ro1">
          <table:table-cell office:value-type="float" office:value="20596" calcext:value-type="float">
            <text:p>20596</text:p>
          </table:table-cell>
          <table:table-cell office:value-type="float" office:value="19136.6272303395" calcext:value-type="float">
            <text:p>19136.6272303395</text:p>
          </table:table-cell>
          <table:table-cell table:number-columns-repeated="9"/>
          <table:table-cell office:value-type="float" office:value="5897.66565978443" calcext:value-type="float">
            <text:p>5897.6656597844</text:p>
          </table:table-cell>
          <table:table-cell office:value-type="float" office:value="25869.3471344061" calcext:value-type="float">
            <text:p>25869.3471344061</text:p>
          </table:table-cell>
        </table:table-row>
        <table:table-row table:style-name="ro1">
          <table:table-cell office:value-type="float" office:value="20733" calcext:value-type="float">
            <text:p>20733</text:p>
          </table:table-cell>
          <table:table-cell office:value-type="float" office:value="19019.6706691378" calcext:value-type="float">
            <text:p>19019.6706691378</text:p>
          </table:table-cell>
          <table:table-cell table:formula="of:=AVERAGE([.A6:.A30])" office:value-type="float" office:value="20506.68" calcext:value-type="float">
            <text:p>20506.68</text:p>
          </table:table-cell>
          <table:table-cell table:number-columns-repeated="8"/>
          <table:table-cell office:value-type="float" office:value="5730.25106236574" calcext:value-type="float">
            <text:p>5730.2510623657</text:p>
          </table:table-cell>
          <table:table-cell office:value-type="float" office:value="25254.7633607887" calcext:value-type="float">
            <text:p>25254.7633607887</text:p>
          </table:table-cell>
        </table:table-row>
        <table:table-row table:style-name="ro1">
          <table:table-cell office:value-type="float" office:value="20551" calcext:value-type="float">
            <text:p>20551</text:p>
          </table:table-cell>
          <table:table-cell office:value-type="float" office:value="18941.1485281007" calcext:value-type="float">
            <text:p>18941.1485281007</text:p>
          </table:table-cell>
          <table:table-cell table:number-columns-repeated="9"/>
          <table:table-cell office:value-type="float" office:value="5549.21299625883" calcext:value-type="float">
            <text:p>5549.2129962588</text:p>
          </table:table-cell>
          <table:table-cell office:value-type="float" office:value="27770.0110452086" calcext:value-type="float">
            <text:p>27770.0110452086</text:p>
          </table:table-cell>
        </table:table-row>
        <table:table-row table:style-name="ro1">
          <table:table-cell office:value-type="float" office:value="20585" calcext:value-type="float">
            <text:p>20585</text:p>
          </table:table-cell>
          <table:table-cell office:value-type="float" office:value="18891.6367048487" calcext:value-type="float">
            <text:p>18891.6367048487</text:p>
          </table:table-cell>
          <table:table-cell table:number-columns-repeated="9"/>
          <table:table-cell office:value-type="float" office:value="5371.94518009867" calcext:value-type="float">
            <text:p>5371.9451800987</text:p>
          </table:table-cell>
          <table:table-cell office:value-type="float" office:value="27498.2151176949" calcext:value-type="float">
            <text:p>27498.2151176949</text:p>
          </table:table-cell>
        </table:table-row>
        <table:table-row table:style-name="ro1">
          <table:table-cell office:value-type="float" office:value="20521" calcext:value-type="float">
            <text:p>20521</text:p>
          </table:table-cell>
          <table:table-cell office:value-type="float" office:value="18847.3554439483" calcext:value-type="float">
            <text:p>18847.3554439483</text:p>
          </table:table-cell>
          <table:table-cell table:number-columns-repeated="9"/>
          <table:table-cell office:value-type="float" office:value="5452.94105903607" calcext:value-type="float">
            <text:p>5452.9410590361</text:p>
          </table:table-cell>
          <table:table-cell office:value-type="float" office:value="25904.9049064186" calcext:value-type="float">
            <text:p>25904.9049064186</text:p>
          </table:table-cell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float" office:value="18838.3839236405" calcext:value-type="float">
            <text:p>18838.3839236405</text:p>
          </table:table-cell>
          <table:table-cell table:number-columns-repeated="9"/>
          <table:table-cell office:value-type="float" office:value="5364.07122684584" calcext:value-type="float">
            <text:p>5364.0712268459</text:p>
          </table:table-cell>
          <table:table-cell office:value-type="float" office:value="26553.4359193952" calcext:value-type="float">
            <text:p>26553.4359193952</text:p>
          </table:table-cell>
        </table:table-row>
        <table:table-row table:style-name="ro1">
          <table:table-cell office:value-type="float" office:value="20680" calcext:value-type="float">
            <text:p>20680</text:p>
          </table:table-cell>
          <table:table-cell office:value-type="float" office:value="18866.4124426968" calcext:value-type="float">
            <text:p>18866.4124426968</text:p>
          </table:table-cell>
          <table:table-cell table:number-columns-repeated="9"/>
          <table:table-cell office:value-type="float" office:value="5300.29261593232" calcext:value-type="float">
            <text:p>5300.2926159323</text:p>
          </table:table-cell>
          <table:table-cell office:value-type="float" office:value="27388.6932073685" calcext:value-type="float">
            <text:p>27388.6932073685</text:p>
          </table:table-cell>
        </table:table-row>
        <table:table-row table:style-name="ro1">
          <table:table-cell office:value-type="float" office:value="20488" calcext:value-type="float">
            <text:p>20488</text:p>
          </table:table-cell>
          <table:table-cell office:value-type="float" office:value="18870.1816345104" calcext:value-type="float">
            <text:p>18870.1816345104</text:p>
          </table:table-cell>
          <table:table-cell table:number-columns-repeated="9"/>
          <table:table-cell office:value-type="float" office:value="5332.65319284233" calcext:value-type="float">
            <text:p>5332.6531928423</text:p>
          </table:table-cell>
          <table:table-cell office:value-type="float" office:value="27922.5903617632" calcext:value-type="float">
            <text:p>27922.5903617632</text:p>
          </table:table-cell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18849.3475344007" calcext:value-type="float">
            <text:p>18849.3475344007</text:p>
          </table:table-cell>
          <table:table-cell table:number-columns-repeated="9"/>
          <table:table-cell office:value-type="float" office:value="5415.98690529265" calcext:value-type="float">
            <text:p>5415.9869052927</text:p>
          </table:table-cell>
          <table:table-cell office:value-type="float" office:value="25910.7196716265" calcext:value-type="float">
            <text:p>25910.7196716265</text:p>
          </table:table-cell>
        </table:table-row>
        <table:table-row table:style-name="ro1">
          <table:table-cell office:value-type="float" office:value="20474" calcext:value-type="float">
            <text:p>20474</text:p>
          </table:table-cell>
          <table:table-cell office:value-type="float" office:value="18897.849359334" calcext:value-type="float">
            <text:p>18897.849359334</text:p>
          </table:table-cell>
          <table:table-cell table:number-columns-repeated="9"/>
          <table:table-cell office:value-type="float" office:value="5374.04764885376" calcext:value-type="float">
            <text:p>5374.0476488538</text:p>
          </table:table-cell>
          <table:table-cell office:value-type="float" office:value="27706.0955415501" calcext:value-type="float">
            <text:p>27706.0955415501</text:p>
          </table:table-cell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18939.2839451843" calcext:value-type="float">
            <text:p>18939.2839451843</text:p>
          </table:table-cell>
          <table:table-cell table:number-columns-repeated="9"/>
          <table:table-cell office:value-type="float" office:value="5324.63829179604" calcext:value-type="float">
            <text:p>5324.638291796</text:p>
          </table:table-cell>
          <table:table-cell office:value-type="float" office:value="29256.2293931443" calcext:value-type="float">
            <text:p>29256.2293931443</text:p>
          </table:table-cell>
        </table:table-row>
        <table:table-row table:style-name="ro1">
          <table:table-cell office:value-type="float" office:value="20632" calcext:value-type="float">
            <text:p>20632</text:p>
          </table:table-cell>
          <table:table-cell office:value-type="float" office:value="18880.4188585684" calcext:value-type="float">
            <text:p>18880.4188585684</text:p>
          </table:table-cell>
          <table:table-cell table:number-columns-repeated="9"/>
          <table:table-cell office:value-type="float" office:value="5366.40310044028" calcext:value-type="float">
            <text:p>5366.4031004403</text:p>
          </table:table-cell>
          <table:table-cell office:value-type="float" office:value="27241.9079479839" calcext:value-type="float">
            <text:p>27241.9079479839</text:p>
          </table:table-cell>
        </table:table-row>
        <table:table-row table:style-name="ro1">
          <table:table-cell office:value-type="float" office:value="20489" calcext:value-type="float">
            <text:p>20489</text:p>
          </table:table-cell>
          <table:table-cell office:value-type="float" office:value="18902.0990169207" calcext:value-type="float">
            <text:p>18902.0990169207</text:p>
          </table:table-cell>
          <table:table-cell table:number-columns-repeated="9"/>
          <table:table-cell office:value-type="float" office:value="5410.16031699632" calcext:value-type="float">
            <text:p>5410.1603169963</text:p>
          </table:table-cell>
          <table:table-cell office:value-type="float" office:value="27609.376564356" calcext:value-type="float">
            <text:p>27609.376564356</text:p>
          </table:table-cell>
        </table:table-row>
        <table:table-row table:style-name="ro1">
          <table:table-cell office:value-type="float" office:value="20505" calcext:value-type="float">
            <text:p>20505</text:p>
          </table:table-cell>
          <table:table-cell office:value-type="float" office:value="18976.400300307" calcext:value-type="float">
            <text:p>18976.400300307</text:p>
          </table:table-cell>
          <table:table-cell table:number-columns-repeated="9"/>
          <table:table-cell office:value-type="float" office:value="5453.06416620744" calcext:value-type="float">
            <text:p>5453.0641662074</text:p>
          </table:table-cell>
          <table:table-cell office:value-type="float" office:value="26888.9715848779" calcext:value-type="float">
            <text:p>26888.9715848779</text:p>
          </table:table-cell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float" office:value="19015.0118487669" calcext:value-type="float">
            <text:p>19015.0118487669</text:p>
          </table:table-cell>
          <table:table-cell table:number-columns-repeated="9"/>
          <table:table-cell office:value-type="float" office:value="5284.59153639768" calcext:value-type="float">
            <text:p>5284.5915363977</text:p>
          </table:table-cell>
          <table:table-cell office:value-type="float" office:value="26007.6888392105" calcext:value-type="float">
            <text:p>26007.6888392105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float" office:value="18986.6440526766" calcext:value-type="float">
            <text:p>18986.6440526766</text:p>
          </table:table-cell>
          <table:table-cell table:number-columns-repeated="9"/>
          <table:table-cell office:value-type="float" office:value="5305.65955369146" calcext:value-type="float">
            <text:p>5305.6595536915</text:p>
          </table:table-cell>
          <table:table-cell office:value-type="float" office:value="26341.9639555837" calcext:value-type="float">
            <text:p>26341.9639555837</text:p>
          </table:table-cell>
        </table:table-row>
        <table:table-row table:style-name="ro1">
          <table:table-cell office:value-type="float" office:value="20558" calcext:value-type="float">
            <text:p>20558</text:p>
          </table:table-cell>
          <table:table-cell office:value-type="float" office:value="19073.3663273805" calcext:value-type="float">
            <text:p>19073.3663273805</text:p>
          </table:table-cell>
          <table:table-cell table:number-columns-repeated="9"/>
          <table:table-cell office:value-type="float" office:value="5574.67354788015" calcext:value-type="float">
            <text:p>5574.6735478802</text:p>
          </table:table-cell>
          <table:table-cell office:value-type="float" office:value="26760.2027681225" calcext:value-type="float">
            <text:p>26760.2027681225</text:p>
          </table:table-cell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float" office:value="19079.2695943916" calcext:value-type="float">
            <text:p>19079.2695943916</text:p>
          </table:table-cell>
          <table:table-cell table:number-columns-repeated="9"/>
          <table:table-cell office:value-type="float" office:value="5613.37934547673" calcext:value-type="float">
            <text:p>5613.3793454767</text:p>
          </table:table-cell>
          <table:table-cell office:value-type="float" office:value="27092.1718308083" calcext:value-type="float">
            <text:p>27092.1718308083</text:p>
          </table:table-cell>
        </table:table-row>
        <table:table-row table:style-name="ro1">
          <table:table-cell office:value-type="float" office:value="20549" calcext:value-type="float">
            <text:p>20549</text:p>
          </table:table-cell>
          <table:table-cell office:value-type="float" office:value="19116.0351248671" calcext:value-type="float">
            <text:p>19116.0351248671</text:p>
          </table:table-cell>
          <table:table-cell table:number-columns-repeated="9"/>
          <table:table-cell office:value-type="float" office:value="5599.36326226905" calcext:value-type="float">
            <text:p>5599.3632622691</text:p>
          </table:table-cell>
          <table:table-cell office:value-type="float" office:value="26915.5981806598" calcext:value-type="float">
            <text:p>26915.5981806598</text:p>
          </table:table-cell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float" office:value="19143.4150986965" calcext:value-type="float">
            <text:p>19143.4150986965</text:p>
          </table:table-cell>
          <table:table-cell table:number-columns-repeated="9"/>
          <table:table-cell office:value-type="float" office:value="5328.80804979477" calcext:value-type="float">
            <text:p>5328.8080497948</text:p>
          </table:table-cell>
          <table:table-cell office:value-type="float" office:value="26850.8164176945" calcext:value-type="float">
            <text:p>26850.8164176945</text:p>
          </table:table-cell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float" office:value="19235.0652142713" calcext:value-type="float">
            <text:p>19235.0652142713</text:p>
          </table:table-cell>
          <table:table-cell table:number-columns-repeated="9"/>
          <table:table-cell office:value-type="float" office:value="5233.65011372208" calcext:value-type="float">
            <text:p>5233.6501137221</text:p>
          </table:table-cell>
          <table:table-cell office:value-type="float" office:value="25734.2631547735" calcext:value-type="float">
            <text:p>25734.2631547735</text:p>
          </table:table-cell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float" office:value="19210.6391841739" calcext:value-type="float">
            <text:p>19210.6391841739</text:p>
          </table:table-cell>
          <table:table-cell table:number-columns-repeated="9"/>
          <table:table-cell office:value-type="float" office:value="5316.27545229385" calcext:value-type="float">
            <text:p>5316.2754522939</text:p>
          </table:table-cell>
          <table:table-cell office:value-type="float" office:value="26070.1593957641" calcext:value-type="float">
            <text:p>26070.1593957641</text:p>
          </table:table-cell>
        </table:table-row>
        <table:table-row table:style-name="ro1">
          <table:table-cell office:value-type="float" office:value="20536" calcext:value-type="float">
            <text:p>20536</text:p>
          </table:table-cell>
          <table:table-cell office:value-type="float" office:value="19213.2767085317" calcext:value-type="float">
            <text:p>19213.2767085317</text:p>
          </table:table-cell>
          <table:table-cell table:number-columns-repeated="9"/>
          <table:table-cell office:value-type="float" office:value="5538.2658563192" calcext:value-type="float">
            <text:p>5538.2658563192</text:p>
          </table:table-cell>
          <table:table-cell office:value-type="float" office:value="25616.2165518223" calcext:value-type="float">
            <text:p>25616.2165518223</text:p>
          </table:table-cell>
        </table:table-row>
        <table:table-row table:style-name="ro1">
          <table:table-cell office:value-type="float" office:value="20448" calcext:value-type="float">
            <text:p>20448</text:p>
          </table:table-cell>
          <table:table-cell office:value-type="float" office:value="19265.2052473909" calcext:value-type="float">
            <text:p>19265.2052473909</text:p>
          </table:table-cell>
          <table:table-cell table:number-columns-repeated="9"/>
          <table:table-cell office:value-type="float" office:value="5504.76550011261" calcext:value-type="float">
            <text:p>5504.7655001126</text:p>
          </table:table-cell>
          <table:table-cell office:value-type="float" office:value="27776.0016143132" calcext:value-type="float">
            <text:p>27776.0016143132</text:p>
          </table:table-cell>
        </table:table-row>
        <table:table-row table:style-name="ro1">
          <table:table-cell office:value-type="float" office:value="20606" calcext:value-type="float">
            <text:p>20606</text:p>
          </table:table-cell>
          <table:table-cell office:value-type="float" office:value="19222.4279330251" calcext:value-type="float">
            <text:p>19222.4279330251</text:p>
          </table:table-cell>
          <table:table-cell table:number-columns-repeated="9"/>
          <table:table-cell office:value-type="float" office:value="5582.26101167166" calcext:value-type="float">
            <text:p>5582.2610116717</text:p>
          </table:table-cell>
          <table:table-cell office:value-type="float" office:value="26956.2108468435" calcext:value-type="float">
            <text:p>26956.2108468435</text:p>
          </table:table-cell>
        </table:table-row>
        <table:table-row table:style-name="ro1">
          <table:table-cell office:value-type="float" office:value="20585" calcext:value-type="float">
            <text:p>20585</text:p>
          </table:table-cell>
          <table:table-cell office:value-type="float" office:value="19343.0742395287" calcext:value-type="float">
            <text:p>19343.0742395287</text:p>
          </table:table-cell>
          <table:table-cell table:number-columns-repeated="9"/>
          <table:table-cell office:value-type="float" office:value="5611.65677768306" calcext:value-type="float">
            <text:p>5611.6567776831</text:p>
          </table:table-cell>
          <table:table-cell office:value-type="float" office:value="26837.1304983439" calcext:value-type="float">
            <text:p>26837.1304983439</text:p>
          </table:table-cell>
        </table:table-row>
        <table:table-row table:style-name="ro1">
          <table:table-cell office:value-type="float" office:value="20782" calcext:value-type="float">
            <text:p>20782</text:p>
          </table:table-cell>
          <table:table-cell office:value-type="float" office:value="19409.8211667407" calcext:value-type="float">
            <text:p>19409.8211667407</text:p>
          </table:table-cell>
          <table:table-cell table:number-columns-repeated="9"/>
          <table:table-cell office:value-type="float" office:value="5435.21841241618" calcext:value-type="float">
            <text:p>5435.2184124162</text:p>
          </table:table-cell>
          <table:table-cell office:value-type="float" office:value="27030.49435331" calcext:value-type="float">
            <text:p>27030.49435331</text:p>
          </table:table-cell>
        </table:table-row>
        <table:table-row table:style-name="ro1">
          <table:table-cell office:value-type="float" office:value="20545" calcext:value-type="float">
            <text:p>20545</text:p>
          </table:table-cell>
          <table:table-cell office:value-type="float" office:value="19369.7203884923" calcext:value-type="float">
            <text:p>19369.7203884923</text:p>
          </table:table-cell>
          <table:table-cell table:number-columns-repeated="9"/>
          <table:table-cell office:value-type="float" office:value="5442.83455545973" calcext:value-type="float">
            <text:p>5442.8345554597</text:p>
          </table:table-cell>
          <table:table-cell office:value-type="float" office:value="27857.4553124381" calcext:value-type="float">
            <text:p>27857.4553124381</text:p>
          </table:table-cell>
        </table:table-row>
        <table:table-row table:style-name="ro1">
          <table:table-cell office:value-type="float" office:value="20891" calcext:value-type="float">
            <text:p>20891</text:p>
          </table:table-cell>
          <table:table-cell office:value-type="float" office:value="19491.0346384377" calcext:value-type="float">
            <text:p>19491.0346384377</text:p>
          </table:table-cell>
          <table:table-cell table:number-columns-repeated="9"/>
          <table:table-cell office:value-type="float" office:value="5465.54359644969" calcext:value-type="float">
            <text:p>5465.5435964497</text:p>
          </table:table-cell>
          <table:table-cell office:value-type="float" office:value="25870.1287691367" calcext:value-type="float">
            <text:p>25870.1287691367</text:p>
          </table:table-cell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float" office:value="19480.8302172825" calcext:value-type="float">
            <text:p>19480.8302172825</text:p>
          </table:table-cell>
          <table:table-cell table:number-columns-repeated="9"/>
          <table:table-cell office:value-type="float" office:value="5517.11668639514" calcext:value-type="float">
            <text:p>5517.1166863951</text:p>
          </table:table-cell>
          <table:table-cell office:value-type="float" office:value="27282.5175716852" calcext:value-type="float">
            <text:p>27282.5175716852</text:p>
          </table:table-cell>
        </table:table-row>
        <table:table-row table:style-name="ro1">
          <table:table-cell office:value-type="float" office:value="20531" calcext:value-type="float">
            <text:p>20531</text:p>
          </table:table-cell>
          <table:table-cell office:value-type="float" office:value="19533.7943786398" calcext:value-type="float">
            <text:p>19533.7943786398</text:p>
          </table:table-cell>
          <table:table-cell table:number-columns-repeated="9"/>
          <table:table-cell office:value-type="float" office:value="5361.36563255045" calcext:value-type="float">
            <text:p>5361.3656325505</text:p>
          </table:table-cell>
          <table:table-cell office:value-type="float" office:value="25855.8067154951" calcext:value-type="float">
            <text:p>25855.8067154951</text:p>
          </table:table-cell>
        </table:table-row>
      </table:table>
      <table:table table:name="Sheet2" table:style-name="ta1">
        <table:shapes>
          <draw:frame draw:z-index="0" draw:style-name="gr1" draw:text-style-name="P1" svg:width="566.62pt" svg:height="297.41pt" svg:x="24.18pt" svg:y="527.05pt">
            <loext:p draw:notify-on-update-of-ranges="Sheet2.A1:Sheet2.DF1 Sheet2.A7:Sheet2.DF7 Sheet2.A11:Sheet2.DF11 Sheet2.A1:Sheet2.DF1 Sheet2.A16:Sheet2.DF16 Sheet2.A1:Sheet2.DF1 Sheet2.A26:Sheet2.DF26 Sheet2.A1:Sheet2.DF1 Sheet2.A36:Sheet2.DF36 Sheet2.A1:Sheet2.DF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96.66pt" svg:height="288.54pt" svg:x="606.16pt" svg:y="535.15pt">
            <loext:p draw:notify-on-update-of-ranges="Sheet2.A37:Sheet2.DF37 Sheet2.A1:Sheet2.DF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10"/>
        </table:table-row>
        <table:table-row table:style-name="ro1">
          <table:table-cell office:value-type="float" office:value="0.121527777777778" calcext:value-type="float">
            <text:p>0.1215277778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21527777777778" calcext:value-type="float">
            <text:p>0.1215277778</text:p>
          </table:table-cell>
          <table:table-cell table:number-columns-repeated="2" office:value-type="float" office:value="0.0868055555555556" calcext:value-type="float">
            <text:p>0.0868055556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138888888888889" calcext:value-type="float">
            <text:p>0.1388888889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121527777777778" calcext:value-type="float">
            <text:p>0.1215277778</text:p>
          </table:table-cell>
          <table:table-cell table:number-columns-repeated="2" office:value-type="float" office:value="0.138888888888889" calcext:value-type="float">
            <text:p>0.1388888889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0694444444444445" calcext:value-type="float">
            <text:p>0.0694444444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38888888888889" calcext:value-type="float">
            <text:p>0.1388888889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0694444444444445" calcext:value-type="float">
            <text:p>0.0694444444</text:p>
          </table:table-cell>
          <table:table-cell table:number-columns-repeated="2" office:value-type="float" office:value="0.0868055555555556" calcext:value-type="float">
            <text:p>0.0868055556</text:p>
          </table:table-cell>
          <table:table-cell office:value-type="float" office:value="0.0694444444444445" calcext:value-type="float">
            <text:p>0.0694444444</text:p>
          </table:table-cell>
          <table:table-cell table:number-columns-repeated="2" office:value-type="float" office:value="0.0520833333333333" calcext:value-type="float">
            <text:p>0.0520833333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138888888888889" calcext:value-type="float">
            <text:p>0.1388888889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38888888888889" calcext:value-type="float">
            <text:p>0.1388888889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0694444444444445" calcext:value-type="float">
            <text:p>0.0694444444</text:p>
          </table:table-cell>
          <table:table-cell table:number-columns-repeated="2" office:value-type="float" office:value="0.15625" calcext:value-type="float">
            <text:p>0.15625</text:p>
          </table:table-cell>
          <table:table-cell table:number-columns-repeated="3" office:value-type="float" office:value="0.0347222222222222" calcext:value-type="float">
            <text:p>0.0347222222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15625" calcext:value-type="float">
            <text:p>0.15625</text:p>
          </table:table-cell>
          <table:table-cell table:number-columns-repeated="2" office:value-type="float" office:value="0.0868055555555556" calcext:value-type="float">
            <text:p>0.0868055556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15625" calcext:value-type="float">
            <text:p>0.15625</text:p>
          </table:table-cell>
          <table:table-cell table:number-columns-repeated="2" office:value-type="float" office:value="0.104166666666667" calcext:value-type="float">
            <text:p>0.1041666667</text:p>
          </table:table-cell>
          <table:table-cell table:number-columns-repeated="2" office:value-type="float" office:value="0.0694444444444445" calcext:value-type="float">
            <text:p>0.0694444444</text:p>
          </table:table-cell>
          <table:table-cell table:number-columns-repeated="2" office:value-type="float" office:value="0.0868055555555556" calcext:value-type="float">
            <text:p>0.0868055556</text:p>
          </table:table-cell>
          <table:table-cell office:value-type="float" office:value="0.0694444444444445" calcext:value-type="float">
            <text:p>0.0694444444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694444444444445" calcext:value-type="float">
            <text:p>0.0694444444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21527777777778" calcext:value-type="float">
            <text:p>0.1215277778</text:p>
          </table:table-cell>
          <table:table-cell table:number-columns-repeated="2" office:value-type="float" office:value="0.0868055555555556" calcext:value-type="float">
            <text:p>0.0868055556</text:p>
          </table:table-cell>
          <table:table-cell table:number-columns-repeated="2" office:value-type="float" office:value="0.121527777777778" calcext:value-type="float">
            <text:p>0.1215277778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694444444444445" calcext:value-type="float">
            <text:p>0.0694444444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694444444444445" calcext:value-type="float">
            <text:p>0.0694444444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121527777777778" calcext:value-type="float">
            <text:p>0.1215277778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0520833333333333" calcext:value-type="float">
            <text:p>0.0520833333</text:p>
          </table:table-cell>
          <table:table-cell office:value-type="float" office:value="0.0694444444444445" calcext:value-type="float">
            <text:p>0.0694444444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104166666666667" calcext:value-type="float">
            <text:p>0.1041666667</text:p>
          </table:table-cell>
          <table:table-cell office:value-type="float" office:value="0.0347222222222222" calcext:value-type="float">
            <text:p>0.0347222222</text:p>
          </table:table-cell>
          <table:table-cell office:value-type="float" office:value="0.0868055555555556" calcext:value-type="float">
            <text:p>0.0868055556</text:p>
          </table:table-cell>
          <table:table-cell office:value-type="float" office:value="0.138888888888889" calcext:value-type="float">
            <text:p>0.1388888889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347222222222222" calcext:value-type="float">
            <text:p>0.0347222222</text:p>
          </table:table-cell>
        </table:table-row>
        <table:table-row table:style-name="ro1">
          <table:table-cell office:value-type="float" office:value="0.0961538461538462" calcext:value-type="float">
            <text:p>0.0961538462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12179487179487" calcext:value-type="float">
            <text:p>0.1121794872</text:p>
          </table:table-cell>
          <table:table-cell table:number-columns-repeated="2" office:value-type="float" office:value="0.144230769230769" calcext:value-type="float">
            <text:p>0.1442307692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0961538461538462" calcext:value-type="float">
            <text:p>0.0961538462</text:p>
          </table:table-cell>
          <table:table-cell table:number-columns-repeated="2" office:value-type="float" office:value="0.112179487179487" calcext:value-type="float">
            <text:p>0.1121794872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480769230769231" calcext:value-type="float">
            <text:p>0.0480769231</text:p>
          </table:table-cell>
          <table:table-cell table:number-columns-repeated="2" office:value-type="float" office:value="0.128205128205128" calcext:value-type="float">
            <text:p>0.128205128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641025641025641" calcext:value-type="float">
            <text:p>0.0641025641</text:p>
          </table:table-cell>
          <table:table-cell office:value-type="float" office:value="0.0801282051282051" calcext:value-type="float">
            <text:p>0.0801282051</text:p>
          </table:table-cell>
          <table:table-cell office:value-type="float" office:value="0.0320512820512821" calcext:value-type="float">
            <text:p>0.0320512821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480769230769231" calcext:value-type="float">
            <text:p>0.0480769231</text:p>
          </table:table-cell>
          <table:table-cell table:number-columns-repeated="2" office:value-type="float" office:value="0.0320512820512821" calcext:value-type="float">
            <text:p>0.0320512821</text:p>
          </table:table-cell>
          <table:table-cell table:number-columns-repeated="2" office:value-type="float" office:value="0.112179487179487" calcext:value-type="float">
            <text:p>0.1121794872</text:p>
          </table:table-cell>
          <table:table-cell office:value-type="float" office:value="0.0641025641025641" calcext:value-type="float">
            <text:p>0.0641025641</text:p>
          </table:table-cell>
          <table:table-cell table:number-columns-repeated="2" office:value-type="float" office:value="0.144230769230769" calcext:value-type="float">
            <text:p>0.1442307692</text:p>
          </table:table-cell>
          <table:table-cell office:value-type="float" office:value="0.112179487179487" calcext:value-type="float">
            <text:p>0.1121794872</text:p>
          </table:table-cell>
          <table:table-cell office:value-type="float" office:value="0.144230769230769" calcext:value-type="float">
            <text:p>0.1442307692</text:p>
          </table:table-cell>
          <table:table-cell office:value-type="float" office:value="0.0480769230769231" calcext:value-type="float">
            <text:p>0.0480769231</text:p>
          </table:table-cell>
          <table:table-cell office:value-type="float" office:value="0.0320512820512821" calcext:value-type="float">
            <text:p>0.0320512821</text:p>
          </table:table-cell>
        </table:table-row>
        <table:table-row table:style-name="ro1">
          <table:table-cell office:value-type="float" office:value="0.0505050505050505" calcext:value-type="float">
            <text:p>0.0505050505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0505050505050505" calcext:value-type="float">
            <text:p>0.0505050505</text:p>
          </table:table-cell>
          <table:table-cell table:number-columns-repeated="2" office:value-type="float" office:value="0.134680134680135" calcext:value-type="float">
            <text:p>0.1346801347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0505050505050505" calcext:value-type="float">
            <text:p>0.0505050505</text:p>
          </table:table-cell>
          <table:table-cell office:value-type="float" office:value="0.134680134680135" calcext:value-type="float">
            <text:p>0.1346801347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134680134680135" calcext:value-type="float">
            <text:p>0.1346801347</text:p>
          </table:table-cell>
          <table:table-cell table:number-columns-repeated="2" office:value-type="float" office:value="0.0673400673400673" calcext:value-type="float">
            <text:p>0.0673400673</text:p>
          </table:table-cell>
          <table:table-cell office:value-type="float" office:value="0.134680134680135" calcext:value-type="float">
            <text:p>0.1346801347</text:p>
          </table:table-cell>
          <table:table-cell office:value-type="float" office:value="0.0505050505050505" calcext:value-type="float">
            <text:p>0.0505050505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0841750841750842" calcext:value-type="float">
            <text:p>0.0841750842</text:p>
          </table:table-cell>
          <table:table-cell office:value-type="float" office:value="0.0505050505050505" calcext:value-type="float">
            <text:p>0.0505050505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0841750841750842" calcext:value-type="float">
            <text:p>0.0841750842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101010101010101" calcext:value-type="float">
            <text:p>0.101010101</text:p>
          </table:table-cell>
          <table:table-cell table:number-columns-repeated="2" office:value-type="float" office:value="0.117845117845118" calcext:value-type="float">
            <text:p>0.1178451178</text:p>
          </table:table-cell>
          <table:table-cell office:value-type="float" office:value="0.0336700336700337" calcext:value-type="float">
            <text:p>0.0336700337</text:p>
          </table:table-cell>
          <table:table-cell table:number-columns-repeated="2" office:value-type="float" office:value="0.0841750841750842" calcext:value-type="float">
            <text:p>0.0841750842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0336700336700337" calcext:value-type="float">
            <text:p>0.0336700337</text:p>
          </table:table-cell>
          <table:table-cell table:number-columns-repeated="2" office:value-type="float" office:value="0.0841750841750842" calcext:value-type="float">
            <text:p>0.0841750842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0841750841750842" calcext:value-type="float">
            <text:p>0.0841750842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101010101010101" calcext:value-type="float">
            <text:p>0.101010101</text:p>
          </table:table-cell>
          <table:table-cell table:number-columns-repeated="2" office:value-type="float" office:value="0.134680134680135" calcext:value-type="float">
            <text:p>0.1346801347</text:p>
          </table:table-cell>
          <table:table-cell office:value-type="float" office:value="0.0673400673400673" calcext:value-type="float">
            <text:p>0.0673400673</text:p>
          </table:table-cell>
          <table:table-cell table:number-columns-repeated="2" office:value-type="float" office:value="0.0841750841750842" calcext:value-type="float">
            <text:p>0.0841750842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134680134680135" calcext:value-type="float">
            <text:p>0.1346801347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151515151515152" calcext:value-type="float">
            <text:p>0.1515151515</text:p>
          </table:table-cell>
          <table:table-cell table:number-columns-repeated="2" office:value-type="float" office:value="0.0673400673400673" calcext:value-type="float">
            <text:p>0.0673400673</text:p>
          </table:table-cell>
          <table:table-cell office:value-type="float" office:value="0.0505050505050505" calcext:value-type="float">
            <text:p>0.0505050505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101010101010101" calcext:value-type="float">
            <text:p>0.101010101</text:p>
          </table:table-cell>
          <table:table-cell table:number-columns-repeated="2" office:value-type="float" office:value="0.0505050505050505" calcext:value-type="float">
            <text:p>0.0505050505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134680134680135" calcext:value-type="float">
            <text:p>0.1346801347</text:p>
          </table:table-cell>
          <table:table-cell office:value-type="float" office:value="0.117845117845118" calcext:value-type="float">
            <text:p>0.1178451178</text:p>
          </table:table-cell>
          <table:table-cell table:number-columns-repeated="2" office:value-type="float" office:value="0.134680134680135" calcext:value-type="float">
            <text:p>0.1346801347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0505050505050505" calcext:value-type="float">
            <text:p>0.0505050505</text:p>
          </table:table-cell>
          <table:table-cell table:number-columns-repeated="2" office:value-type="float" office:value="0.101010101010101" calcext:value-type="float">
            <text:p>0.101010101</text:p>
          </table:table-cell>
          <table:table-cell office:value-type="float" office:value="0.0505050505050505" calcext:value-type="float">
            <text:p>0.0505050505</text:p>
          </table:table-cell>
          <table:table-cell table:number-columns-repeated="2" office:value-type="float" office:value="0.0336700336700337" calcext:value-type="float">
            <text:p>0.0336700337</text:p>
          </table:table-cell>
          <table:table-cell office:value-type="float" office:value="0.0505050505050505" calcext:value-type="float">
            <text:p>0.0505050505</text:p>
          </table:table-cell>
          <table:table-cell table:number-columns-repeated="2" office:value-type="float" office:value="0.117845117845118" calcext:value-type="float">
            <text:p>0.1178451178</text:p>
          </table:table-cell>
          <table:table-cell office:value-type="float" office:value="0.134680134680135" calcext:value-type="float">
            <text:p>0.1346801347</text:p>
          </table:table-cell>
          <table:table-cell table:number-columns-repeated="2" office:value-type="float" office:value="0.0336700336700337" calcext:value-type="float">
            <text:p>0.0336700337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0841750841750842" calcext:value-type="float">
            <text:p>0.0841750842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0505050505050505" calcext:value-type="float">
            <text:p>0.0505050505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0336700336700337" calcext:value-type="float">
            <text:p>0.0336700337</text:p>
          </table:table-cell>
          <table:table-cell office:value-type="float" office:value="0.134680134680135" calcext:value-type="float">
            <text:p>0.1346801347</text:p>
          </table:table-cell>
          <table:table-cell office:value-type="float" office:value="0.0505050505050505" calcext:value-type="float">
            <text:p>0.0505050505</text:p>
          </table:table-cell>
          <table:table-cell office:value-type="float" office:value="0.117845117845118" calcext:value-type="float">
            <text:p>0.1178451178</text:p>
          </table:table-cell>
          <table:table-cell office:value-type="float" office:value="0.0505050505050505" calcext:value-type="float">
            <text:p>0.0505050505</text:p>
          </table:table-cell>
          <table:table-cell table:number-columns-repeated="3" office:value-type="float" office:value="0.101010101010101" calcext:value-type="float">
            <text:p>0.101010101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.0673400673400673" calcext:value-type="float">
            <text:p>0.0673400673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0841750841750842" calcext:value-type="float">
            <text:p>0.0841750842</text:p>
          </table:table-cell>
          <table:table-cell office:value-type="float" office:value="0.101010101010101" calcext:value-type="float">
            <text:p>0.101010101</text:p>
          </table:table-cell>
          <table:table-cell office:value-type="float" office:value="0.0336700336700337" calcext:value-type="float">
            <text:p>0.0336700337</text:p>
          </table:table-cell>
        </table:table-row>
        <table:table-row table:style-name="ro1">
          <table:table-cell office:value-type="float" office:value="0.134615384615385" calcext:value-type="float">
            <text:p>0.1346153846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134615384615385" calcext:value-type="float">
            <text:p>0.1346153846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173076923076923" calcext:value-type="float">
            <text:p>0.1730769231</text:p>
          </table:table-cell>
          <table:table-cell office:value-type="float" office:value="0.153846153846154" calcext:value-type="float">
            <text:p>0.1538461538</text:p>
          </table:table-cell>
          <table:table-cell table:number-columns-repeated="2" office:value-type="float" office:value="0.0576923076923077" calcext:value-type="float">
            <text:p>0.0576923077</text:p>
          </table:table-cell>
          <table:table-cell table:number-columns-repeated="2" office:value-type="float" office:value="0.0384615384615385" calcext:value-type="float">
            <text:p>0.0384615385</text:p>
          </table:table-cell>
          <table:table-cell table:number-columns-repeated="2" office:value-type="float" office:value="0.0961538461538462" calcext:value-type="float">
            <text:p>0.0961538462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134615384615385" calcext:value-type="float">
            <text:p>0.1346153846</text:p>
          </table:table-cell>
          <table:table-cell office:value-type="float" office:value="0.0576923076923077" calcext:value-type="float">
            <text:p>0.0576923077</text:p>
          </table:table-cell>
          <table:table-cell table:number-columns-repeated="2" office:value-type="float" office:value="0.115384615384615" calcext:value-type="float">
            <text:p>0.1153846154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153846153846154" calcext:value-type="float">
            <text:p>0.1538461538</text:p>
          </table:table-cell>
          <table:table-cell table:number-columns-repeated="2" office:value-type="float" office:value="0.0384615384615385" calcext:value-type="float">
            <text:p>0.0384615385</text:p>
          </table:table-cell>
          <table:table-cell office:value-type="float" office:value="0.173076923076923" calcext:value-type="float">
            <text:p>0.1730769231</text:p>
          </table:table-cell>
          <table:table-cell table:number-columns-repeated="2" office:value-type="float" office:value="0.0576923076923077" calcext:value-type="float">
            <text:p>0.0576923077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134615384615385" calcext:value-type="float">
            <text:p>0.1346153846</text:p>
          </table:table-cell>
          <table:table-cell office:value-type="float" office:value="0.153846153846154" calcext:value-type="float">
            <text:p>0.1538461538</text:p>
          </table:table-cell>
          <table:table-cell table:number-columns-repeated="2" office:value-type="float" office:value="0.0384615384615385" calcext:value-type="float">
            <text:p>0.0384615385</text:p>
          </table:table-cell>
          <table:table-cell office:value-type="float" office:value="0.134615384615385" calcext:value-type="float">
            <text:p>0.1346153846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769230769230769" calcext:value-type="float">
            <text:p>0.0769230769</text:p>
          </table:table-cell>
          <table:table-cell table:number-columns-repeated="2" office:value-type="float" office:value="0.115384615384615" calcext:value-type="float">
            <text:p>0.1153846154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173076923076923" calcext:value-type="float">
            <text:p>0.1730769231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0384615384615385" calcext:value-type="float">
            <text:p>0.0384615385</text:p>
          </table:table-cell>
          <table:table-cell table:number-columns-repeated="2" office:value-type="float" office:value="0.134615384615385" calcext:value-type="float">
            <text:p>0.1346153846</text:p>
          </table:table-cell>
          <table:table-cell office:value-type="float" office:value="0.173076923076923" calcext:value-type="float">
            <text:p>0.1730769231</text:p>
          </table:table-cell>
          <table:table-cell table:number-columns-repeated="2" office:value-type="float" office:value="0.0384615384615385" calcext:value-type="float">
            <text:p>0.0384615385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173076923076923" calcext:value-type="float">
            <text:p>0.1730769231</text:p>
          </table:table-cell>
          <table:table-cell office:value-type="float" office:value="0.0576923076923077" calcext:value-type="float">
            <text:p>0.0576923077</text:p>
          </table:table-cell>
          <table:table-cell table:number-columns-repeated="2" office:value-type="float" office:value="0.0384615384615385" calcext:value-type="float">
            <text:p>0.0384615385</text:p>
          </table:table-cell>
          <table:table-cell table:number-columns-repeated="2" office:value-type="float" office:value="0.0576923076923077" calcext:value-type="float">
            <text:p>0.0576923077</text:p>
          </table:table-cell>
          <table:table-cell office:value-type="float" office:value="0.153846153846154" calcext:value-type="float">
            <text:p>0.1538461538</text:p>
          </table:table-cell>
          <table:table-cell office:value-type="float" office:value="0.173076923076923" calcext:value-type="float">
            <text:p>0.1730769231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134615384615385" calcext:value-type="float">
            <text:p>0.1346153846</text:p>
          </table:table-cell>
          <table:table-cell office:value-type="float" office:value="0.173076923076923" calcext:value-type="float">
            <text:p>0.1730769231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173076923076923" calcext:value-type="float">
            <text:p>0.1730769231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384615384615385" calcext:value-type="float">
            <text:p>0.0384615385</text:p>
          </table:table-cell>
          <table:table-cell table:number-columns-repeated="2" office:value-type="float" office:value="0.115384615384615" calcext:value-type="float">
            <text:p>0.1153846154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134615384615385" calcext:value-type="float">
            <text:p>0.1346153846</text:p>
          </table:table-cell>
          <table:table-cell table:number-columns-repeated="2" office:value-type="float" office:value="0.0576923076923077" calcext:value-type="float">
            <text:p>0.0576923077</text:p>
          </table:table-cell>
          <table:table-cell office:value-type="float" office:value="0.134615384615385" calcext:value-type="float">
            <text:p>0.1346153846</text:p>
          </table:table-cell>
          <table:table-cell table:number-columns-repeated="3" office:value-type="float" office:value="0.0961538461538462" calcext:value-type="float">
            <text:p>0.0961538462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134615384615385" calcext:value-type="float">
            <text:p>0.1346153846</text:p>
          </table:table-cell>
          <table:table-cell office:value-type="float" office:value="0.0769230769230769" calcext:value-type="float">
            <text:p>0.0769230769</text:p>
          </table:table-cell>
          <table:table-cell table:number-columns-repeated="2" office:value-type="float" office:value="0.0576923076923077" calcext:value-type="float">
            <text:p>0.0576923077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173076923076923" calcext:value-type="float">
            <text:p>0.1730769231</text:p>
          </table:table-cell>
          <table:table-cell office:value-type="float" office:value="0.153846153846154" calcext:value-type="float">
            <text:p>0.1538461538</text:p>
          </table:table-cell>
          <table:table-cell office:value-type="float" office:value="0.134615384615385" calcext:value-type="float">
            <text:p>0.1346153846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153846153846154" calcext:value-type="float">
            <text:p>0.1538461538</text:p>
          </table:table-cell>
          <table:table-cell table:number-columns-repeated="2" office:value-type="float" office:value="0.0576923076923077" calcext:value-type="float">
            <text:p>0.0576923077</text:p>
          </table:table-cell>
          <table:table-cell table:number-columns-repeated="4" office:value-type="float" office:value="0.0961538461538462" calcext:value-type="float">
            <text:p>0.0961538462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0384615384615385" calcext:value-type="float">
            <text:p>0.0384615385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115384615384615" calcext:value-type="float">
            <text:p>0.1153846154</text:p>
          </table:table-cell>
          <table:table-cell table:number-columns-repeated="2" office:value-type="float" office:value="0.0384615384615385" calcext:value-type="float">
            <text:p>0.0384615385</text:p>
          </table:table-cell>
          <table:table-cell office:value-type="float" office:value="0.0961538461538462" calcext:value-type="float">
            <text:p>0.0961538462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0.0576923076923077" calcext:value-type="float">
            <text:p>0.0576923077</text:p>
          </table:table-cell>
          <table:table-cell office:value-type="float" office:value="0.173076923076923" calcext:value-type="float">
            <text:p>0.1730769231</text:p>
          </table:table-cell>
        </table:table-row>
        <table:table-row table:style-name="ro1">
          <table:table-cell table:number-columns-repeated="110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8" office:value-type="float" office:value="0.0818181818181818" calcext:value-type="float">
            <text:p>0.0818181818</text:p>
          </table:table-cell>
          <table:table-cell office:value-type="float" office:value="0.216727272727273" calcext:value-type="float">
            <text:p>0.2167272727</text:p>
          </table:table-cell>
          <table:table-cell office:value-type="float" office:value="0.3" calcext:value-type="float">
            <text:p>0.3</text:p>
          </table:table-cell>
          <table:table-cell table:number-columns-repeated="32" office:value-type="float" office:value="0.0818181818181818" calcext:value-type="float">
            <text:p>0.0818181818</text:p>
          </table:table-cell>
          <table:table-cell office:value-type="float" office:value="0.191272727272727" calcext:value-type="float">
            <text:p>0.1912727273</text:p>
          </table:table-cell>
          <table:table-cell table:number-columns-repeated="2" office:value-type="float" office:value="0.0818181818181818" calcext:value-type="float">
            <text:p>0.0818181818</text:p>
          </table:table-cell>
          <table:table-cell office:value-type="float" office:value="0.3" calcext:value-type="float">
            <text:p>0.3</text:p>
          </table:table-cell>
          <table:table-cell office:value-type="float" office:value="0.125090909090909" calcext:value-type="float">
            <text:p>0.1250909091</text:p>
          </table:table-cell>
          <table:table-cell table:number-columns-repeated="3" office:value-type="float" office:value="0.0818181818181818" calcext:value-type="float">
            <text:p>0.0818181818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.0818181818181818" calcext:value-type="float">
            <text:p>0.0818181818</text:p>
          </table:table-cell>
          <table:table-cell office:value-type="float" office:value="0.139636363636364" calcext:value-type="float">
            <text:p>0.1396363636</text:p>
          </table:table-cell>
          <table:table-cell table:number-columns-repeated="53" office:value-type="float" office:value="0.0818181818181818" calcext:value-type="float">
            <text:p>0.0818181818</text:p>
          </table:table-cell>
        </table:table-row>
        <table:table-row table:style-name="ro1">
          <table:table-cell table:number-columns-repeated="6" office:value-type="float" office:value="0.0736363636363636" calcext:value-type="float">
            <text:p>0.0736363636</text:p>
          </table:table-cell>
          <table:table-cell office:value-type="float" office:value="0.236281818181818" calcext:value-type="float">
            <text:p>0.2362818182</text:p>
          </table:table-cell>
          <table:table-cell office:value-type="float" office:value="0.0736363636363636" calcext:value-type="float">
            <text:p>0.0736363636</text:p>
          </table:table-cell>
          <table:table-cell office:value-type="float" office:value="0.195054545454546" calcext:value-type="float">
            <text:p>0.1950545455</text:p>
          </table:table-cell>
          <table:table-cell office:value-type="float" office:value="0.3" calcext:value-type="float">
            <text:p>0.3</text:p>
          </table:table-cell>
          <table:table-cell table:number-columns-repeated="27" office:value-type="float" office:value="0.0736363636363636" calcext:value-type="float">
            <text:p>0.0736363636</text:p>
          </table:table-cell>
          <table:table-cell office:value-type="float" office:value="0.267299999999999" calcext:value-type="float">
            <text:p>0.2673</text:p>
          </table:table-cell>
          <table:table-cell table:number-columns-repeated="2" office:value-type="float" office:value="0.0736363636363636" calcext:value-type="float">
            <text:p>0.0736363636</text:p>
          </table:table-cell>
          <table:table-cell office:value-type="float" office:value="0.125266666666667" calcext:value-type="float">
            <text:p>0.1252666667</text:p>
          </table:table-cell>
          <table:table-cell office:value-type="float" office:value="0.0736363636363636" calcext:value-type="float">
            <text:p>0.073636363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36363636363636" calcext:value-type="float">
            <text:p>0.0736363636</text:p>
          </table:table-cell>
          <table:table-cell office:value-type="float" office:value="0.3" calcext:value-type="float">
            <text:p>0.3</text:p>
          </table:table-cell>
          <table:table-cell office:value-type="float" office:value="0.112581818181818" calcext:value-type="float">
            <text:p>0.1125818182</text:p>
          </table:table-cell>
          <table:table-cell table:number-columns-repeated="3" office:value-type="float" office:value="0.0736363636363636" calcext:value-type="float">
            <text:p>0.0736363636</text:p>
          </table:table-cell>
          <table:table-cell office:value-type="float" office:value="0.3" calcext:value-type="float">
            <text:p>0.3</text:p>
          </table:table-cell>
          <table:table-cell office:value-type="float" office:value="0.0736363636363636" calcext:value-type="float">
            <text:p>0.0736363636</text:p>
          </table:table-cell>
          <table:table-cell office:value-type="float" office:value="0.0825787878787878" calcext:value-type="float">
            <text:p>0.0825787879</text:p>
          </table:table-cell>
          <table:table-cell office:value-type="float" office:value="0.261987878787877" calcext:value-type="float">
            <text:p>0.2619878788</text:p>
          </table:table-cell>
          <table:table-cell office:value-type="float" office:value="0.0762212121212121" calcext:value-type="float">
            <text:p>0.0762212121</text:p>
          </table:table-cell>
          <table:table-cell office:value-type="float" office:value="0.0736363636363636" calcext:value-type="float">
            <text:p>0.0736363636</text:p>
          </table:table-cell>
          <table:table-cell office:value-type="float" office:value="0.3" calcext:value-type="float">
            <text:p>0.3</text:p>
          </table:table-cell>
          <table:table-cell table:number-columns-repeated="53" office:value-type="float" office:value="0.0736363636363636" calcext:value-type="float">
            <text:p>0.0736363636</text:p>
          </table:table-cell>
        </table:table-row>
        <table:table-row table:style-name="ro1">
          <table:table-cell table:number-columns-repeated="6" office:value-type="float" office:value="0.0662727272727273" calcext:value-type="float">
            <text:p>0.0662727273</text:p>
          </table:table-cell>
          <table:table-cell office:value-type="float" office:value="0.3" calcext:value-type="float">
            <text:p>0.3</text:p>
          </table:table-cell>
          <table:table-cell office:value-type="float" office:value="0.0662727272727273" calcext:value-type="float">
            <text:p>0.0662727273</text:p>
          </table:table-cell>
          <table:table-cell office:value-type="float" office:value="0.175549090909091" calcext:value-type="float">
            <text:p>0.1755490909</text:p>
          </table:table-cell>
          <table:table-cell office:value-type="float" office:value="0.300000000000001" calcext:value-type="float">
            <text:p>0.3</text:p>
          </table:table-cell>
          <table:table-cell table:number-columns-repeated="3" office:value-type="float" office:value="0.0662727272727273" calcext:value-type="float">
            <text:p>0.0662727273</text:p>
          </table:table-cell>
          <table:table-cell office:value-type="float" office:value="0.271662311688314" calcext:value-type="float">
            <text:p>0.2716623117</text:p>
          </table:table-cell>
          <table:table-cell table:number-columns-repeated="4" office:value-type="float" office:value="0.0662727272727273" calcext:value-type="float">
            <text:p>0.0662727273</text:p>
          </table:table-cell>
          <table:table-cell office:value-type="float" office:value="0.3" calcext:value-type="float">
            <text:p>0.3</text:p>
          </table:table-cell>
          <table:table-cell table:number-columns-repeated="18" office:value-type="float" office:value="0.0662727272727273" calcext:value-type="float">
            <text:p>0.0662727273</text:p>
          </table:table-cell>
          <table:table-cell office:value-type="float" office:value="0.294056999999999" calcext:value-type="float">
            <text:p>0.294057</text:p>
          </table:table-cell>
          <table:table-cell table:number-columns-repeated="2" office:value-type="float" office:value="0.0662727272727273" calcext:value-type="float">
            <text:p>0.0662727273</text:p>
          </table:table-cell>
          <table:table-cell office:value-type="float" office:value="0.11274" calcext:value-type="float">
            <text:p>0.11274</text:p>
          </table:table-cell>
          <table:table-cell office:value-type="float" office:value="0.0662727272727273" calcext:value-type="float">
            <text:p>0.066272727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662727272727273" calcext:value-type="float">
            <text:p>0.0662727273</text:p>
          </table:table-cell>
          <table:table-cell office:value-type="float" office:value="0.277714285714286" calcext:value-type="float">
            <text:p>0.2777142857</text:p>
          </table:table-cell>
          <table:table-cell office:value-type="float" office:value="0.101323636363636" calcext:value-type="float">
            <text:p>0.101323636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662727272727273" calcext:value-type="float">
            <text:p>0.066272727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662727272727273" calcext:value-type="float">
            <text:p>0.0662727273</text:p>
          </table:table-cell>
          <table:table-cell office:value-type="float" office:value="0.074320909090909" calcext:value-type="float">
            <text:p>0.0743209091</text:p>
          </table:table-cell>
          <table:table-cell office:value-type="float" office:value="0.294397311688311" calcext:value-type="float">
            <text:p>0.2943973117</text:p>
          </table:table-cell>
          <table:table-cell office:value-type="float" office:value="0.0685990909090909" calcext:value-type="float">
            <text:p>0.0685990909</text:p>
          </table:table-cell>
          <table:table-cell office:value-type="float" office:value="0.0662727272727273" calcext:value-type="float">
            <text:p>0.0662727273</text:p>
          </table:table-cell>
          <table:table-cell office:value-type="float" office:value="0.300000000000001" calcext:value-type="float">
            <text:p>0.3</text:p>
          </table:table-cell>
          <table:table-cell table:number-columns-repeated="53" office:value-type="float" office:value="0.0662727272727273" calcext:value-type="float">
            <text:p>0.0662727273</text:p>
          </table:table-cell>
        </table:table-row>
        <table:table-row table:style-name="ro1">
          <table:table-cell table:number-columns-repeated="6" office:value-type="float" office:value="0.0596454545454546" calcext:value-type="float">
            <text:p>0.0596454545</text:p>
          </table:table-cell>
          <table:table-cell office:value-type="float" office:value="0.3" calcext:value-type="float">
            <text:p>0.3</text:p>
          </table:table-cell>
          <table:table-cell office:value-type="float" office:value="0.0596454545454546" calcext:value-type="float">
            <text:p>0.0596454545</text:p>
          </table:table-cell>
          <table:table-cell office:value-type="float" office:value="0.157994181818182" calcext:value-type="float">
            <text:p>0.1579941818</text:p>
          </table:table-cell>
          <table:table-cell office:value-type="float" office:value="0.300000000000001" calcext:value-type="float">
            <text:p>0.3</text:p>
          </table:table-cell>
          <table:table-cell table:number-columns-repeated="3" office:value-type="float" office:value="0.0596454545454546" calcext:value-type="float">
            <text:p>0.059645454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.0596454545454546" calcext:value-type="float">
            <text:p>0.0596454545</text:p>
          </table:table-cell>
          <table:table-cell office:value-type="float" office:value="0.299999999999999" calcext:value-type="float">
            <text:p>0.3</text:p>
          </table:table-cell>
          <table:table-cell table:number-columns-repeated="14" office:value-type="float" office:value="0.0596454545454546" calcext:value-type="float">
            <text:p>0.0596454545</text:p>
          </table:table-cell>
          <table:table-cell office:value-type="float" office:value="0.28853213194805" calcext:value-type="float">
            <text:p>0.2885321319</text:p>
          </table:table-cell>
          <table:table-cell table:number-columns-repeated="3" office:value-type="float" office:value="0.0596454545454546" calcext:value-type="float">
            <text:p>0.0596454545</text:p>
          </table:table-cell>
          <table:table-cell office:value-type="float" office:value="0.299293026" calcext:value-type="float">
            <text:p>0.299293026</text:p>
          </table:table-cell>
          <table:table-cell table:number-columns-repeated="2" office:value-type="float" office:value="0.0596454545454546" calcext:value-type="float">
            <text:p>0.0596454545</text:p>
          </table:table-cell>
          <table:table-cell office:value-type="float" office:value="0.297275136623376" calcext:value-type="float">
            <text:p>0.2972751366</text:p>
          </table:table-cell>
          <table:table-cell office:value-type="float" office:value="0.0596454545454546" calcext:value-type="float">
            <text:p>0.0596454545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596454545454546" calcext:value-type="float">
            <text:p>0.0596454545</text:p>
          </table:table-cell>
          <table:table-cell office:value-type="float" office:value="0.249942857142857" calcext:value-type="float">
            <text:p>0.2499428571</text:p>
          </table:table-cell>
          <table:table-cell office:value-type="float" office:value="0.0911912727272727" calcext:value-type="float">
            <text:p>0.0911912727</text:p>
          </table:table-cell>
          <table:table-cell office:value-type="float" office:value="0.299999999999999" calcext:value-type="float">
            <text:p>0.3</text:p>
          </table:table-cell>
          <table:table-cell table:number-columns-repeated="2" office:value-type="float" office:value="0.0596454545454546" calcext:value-type="float">
            <text:p>0.0596454545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596454545454546" calcext:value-type="float">
            <text:p>0.0596454545</text:p>
          </table:table-cell>
          <table:table-cell office:value-type="float" office:value="0.0668888181818181" calcext:value-type="float">
            <text:p>0.0668888182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617391818181818" calcext:value-type="float">
            <text:p>0.0617391818</text:p>
          </table:table-cell>
          <table:table-cell office:value-type="float" office:value="0.0596454545454546" calcext:value-type="float">
            <text:p>0.0596454545</text:p>
          </table:table-cell>
          <table:table-cell office:value-type="float" office:value="0.292172374025974" calcext:value-type="float">
            <text:p>0.292172374</text:p>
          </table:table-cell>
          <table:table-cell office:value-type="float" office:value="0.0641497828571428" calcext:value-type="float">
            <text:p>0.064149782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0596454545454546" calcext:value-type="float">
            <text:p>0.0596454545</text:p>
          </table:table-cell>
          <table:table-cell office:value-type="float" office:value="0.0627303277662328" calcext:value-type="float">
            <text:p>0.0627303278</text:p>
          </table:table-cell>
          <table:table-cell table:number-columns-repeated="47" office:value-type="float" office:value="0.0596454545454546" calcext:value-type="float">
            <text:p>0.0596454545</text:p>
          </table:table-cell>
        </table:table-row>
        <table:table-row table:style-name="ro1">
          <table:table-cell table:number-columns-repeated="6" office:value-type="float" office:value="0.0536809090909091" calcext:value-type="float">
            <text:p>0.0536809091</text:p>
          </table:table-cell>
          <table:table-cell office:value-type="float" office:value="0.3" calcext:value-type="float">
            <text:p>0.3</text:p>
          </table:table-cell>
          <table:table-cell office:value-type="float" office:value="0.0536809090909091" calcext:value-type="float">
            <text:p>0.0536809091</text:p>
          </table:table-cell>
          <table:table-cell office:value-type="float" office:value="0.142194763636364" calcext:value-type="float">
            <text:p>0.1421947636</text:p>
          </table:table-cell>
          <table:table-cell office:value-type="float" office:value="0.296500000000001" calcext:value-type="float">
            <text:p>0.296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536809090909091" calcext:value-type="float">
            <text:p>0.053680909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.0536809090909091" calcext:value-type="float">
            <text:p>0.0536809091</text:p>
          </table:table-cell>
          <table:table-cell office:value-type="float" office:value="0.299999999999999" calcext:value-type="float">
            <text:p>0.3</text:p>
          </table:table-cell>
          <table:table-cell table:number-columns-repeated="14" office:value-type="float" office:value="0.0536809090909091" calcext:value-type="float">
            <text:p>0.0536809091</text:p>
          </table:table-cell>
          <table:table-cell office:value-type="float" office:value="0.300000000000001" calcext:value-type="float">
            <text:p>0.3</text:p>
          </table:table-cell>
          <table:table-cell table:number-columns-repeated="3" office:value-type="float" office:value="0.0536809090909091" calcext:value-type="float">
            <text:p>0.0536809091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536809090909091" calcext:value-type="float">
            <text:p>0.0536809091</text:p>
          </table:table-cell>
          <table:table-cell office:value-type="float" office:value="0.3" calcext:value-type="float">
            <text:p>0.3</text:p>
          </table:table-cell>
          <table:table-cell office:value-type="float" office:value="0.0536809090909091" calcext:value-type="float">
            <text:p>0.0536809091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536809090909091" calcext:value-type="float">
            <text:p>0.0536809091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820721454545455" calcext:value-type="float">
            <text:p>0.0820721455</text:p>
          </table:table-cell>
          <table:table-cell office:value-type="float" office:value="0.299999999999999" calcext:value-type="float">
            <text:p>0.3</text:p>
          </table:table-cell>
          <table:table-cell table:number-columns-repeated="2" office:value-type="float" office:value="0.0536809090909091" calcext:value-type="float">
            <text:p>0.0536809091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793498686129863" calcext:value-type="float">
            <text:p>0.0793498686</text:p>
          </table:table-cell>
          <table:table-cell office:value-type="float" office:value="0.0601999363636363" calcext:value-type="float">
            <text:p>0.060199936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555652636363636" calcext:value-type="float">
            <text:p>0.0555652636</text:p>
          </table:table-cell>
          <table:table-cell office:value-type="float" office:value="0.0536809090909091" calcext:value-type="float">
            <text:p>0.0536809091</text:p>
          </table:table-cell>
          <table:table-cell office:value-type="float" office:value="0.297530342441558" calcext:value-type="float">
            <text:p>0.2975303424</text:p>
          </table:table-cell>
          <table:table-cell office:value-type="float" office:value="0.0577348045714285" calcext:value-type="float">
            <text:p>0.057734804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536809090909091" calcext:value-type="float">
            <text:p>0.0536809091</text:p>
          </table:table-cell>
          <table:table-cell office:value-type="float" office:value="0.0586137843740259" calcext:value-type="float">
            <text:p>0.0586137844</text:p>
          </table:table-cell>
          <table:table-cell office:value-type="float" office:value="0.3" calcext:value-type="float">
            <text:p>0.3</text:p>
          </table:table-cell>
          <table:table-cell table:number-columns-repeated="47" office:value-type="float" office:value="0.0536809090909091" calcext:value-type="float">
            <text:p>0.0536809091</text:p>
          </table:table-cell>
        </table:table-row>
        <table:table-row table:style-name="ro1">
          <table:table-cell table:number-columns-repeated="6" office:value-type="float" office:value="0.0483128181818182" calcext:value-type="float">
            <text:p>0.048312818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483128181818182" calcext:value-type="float">
            <text:p>0.0483128182</text:p>
          </table:table-cell>
          <table:table-cell office:value-type="float" office:value="0.127975287272727" calcext:value-type="float">
            <text:p>0.1279752873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483128181818182" calcext:value-type="float">
            <text:p>0.0483128182</text:p>
          </table:table-cell>
          <table:table-cell office:value-type="float" office:value="0.280714285714286" calcext:value-type="float">
            <text:p>0.2807142857</text:p>
          </table:table-cell>
          <table:table-cell table:number-columns-repeated="2" office:value-type="float" office:value="0.0483128181818182" calcext:value-type="float">
            <text:p>0.0483128182</text:p>
          </table:table-cell>
          <table:table-cell office:value-type="float" office:value="0.262834012195769" calcext:value-type="float">
            <text:p>0.2628340122</text:p>
          </table:table-cell>
          <table:table-cell office:value-type="float" office:value="0.0483128181818182" calcext:value-type="float">
            <text:p>0.0483128182</text:p>
          </table:table-cell>
          <table:table-cell office:value-type="float" office:value="0.3" calcext:value-type="float">
            <text:p>0.3</text:p>
          </table:table-cell>
          <table:table-cell table:number-columns-repeated="14" office:value-type="float" office:value="0.0483128181818182" calcext:value-type="float">
            <text:p>0.0483128182</text:p>
          </table:table-cell>
          <table:table-cell office:value-type="float" office:value="0.300000000000002" calcext:value-type="float">
            <text:p>0.3</text:p>
          </table:table-cell>
          <table:table-cell table:number-columns-repeated="3" office:value-type="float" office:value="0.0483128181818182" calcext:value-type="float">
            <text:p>0.0483128182</text:p>
          </table:table-cell>
          <table:table-cell office:value-type="float" office:value="0.299999999999998" calcext:value-type="float">
            <text:p>0.3</text:p>
          </table:table-cell>
          <table:table-cell table:number-columns-repeated="2" office:value-type="float" office:value="0.0483128181818182" calcext:value-type="float">
            <text:p>0.048312818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483128181818182" calcext:value-type="float">
            <text:p>0.0483128182</text:p>
          </table:table-cell>
          <table:table-cell office:value-type="float" office:value="0.288000000000001" calcext:value-type="float">
            <text:p>0.288</text:p>
          </table:table-cell>
          <table:table-cell office:value-type="float" office:value="0.240174692804896" calcext:value-type="float">
            <text:p>0.2401746928</text:p>
          </table:table-cell>
          <table:table-cell office:value-type="float" office:value="0.0483128181818182" calcext:value-type="float">
            <text:p>0.048312818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738649309090909" calcext:value-type="float">
            <text:p>0.073864930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483128181818182" calcext:value-type="float">
            <text:p>0.0483128182</text:p>
          </table:table-cell>
          <table:table-cell office:value-type="float" office:value="0.29057142857143" calcext:value-type="float">
            <text:p>0.2905714286</text:p>
          </table:table-cell>
          <table:table-cell office:value-type="float" office:value="0.3" calcext:value-type="float">
            <text:p>0.3</text:p>
          </table:table-cell>
          <table:table-cell office:value-type="float" office:value="0.0541799427272727" calcext:value-type="float">
            <text:p>0.0541799427</text:p>
          </table:table-cell>
          <table:table-cell office:value-type="float" office:value="0.296142857142857" calcext:value-type="float">
            <text:p>0.2961428571</text:p>
          </table:table-cell>
          <table:table-cell office:value-type="float" office:value="0.0500087372727273" calcext:value-type="float">
            <text:p>0.0500087373</text:p>
          </table:table-cell>
          <table:table-cell office:value-type="float" office:value="0.0483128181818182" calcext:value-type="float">
            <text:p>0.0483128182</text:p>
          </table:table-cell>
          <table:table-cell office:value-type="float" office:value="0.272380549883487" calcext:value-type="float">
            <text:p>0.2723805499</text:p>
          </table:table-cell>
          <table:table-cell office:value-type="float" office:value="0.0519613241142856" calcext:value-type="float">
            <text:p>0.0519613241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483128181818182" calcext:value-type="float">
            <text:p>0.0483128182</text:p>
          </table:table-cell>
          <table:table-cell office:value-type="float" office:value="0.0527524059366233" calcext:value-type="float">
            <text:p>0.0527524059</text:p>
          </table:table-cell>
          <table:table-cell office:value-type="float" office:value="0.300000000000002" calcext:value-type="float">
            <text:p>0.3</text:p>
          </table:table-cell>
          <table:table-cell table:number-columns-repeated="47" office:value-type="float" office:value="0.0483128181818182" calcext:value-type="float">
            <text:p>0.0483128182</text:p>
          </table:table-cell>
        </table:table-row>
        <table:table-row table:style-name="ro1">
          <table:table-cell table:number-columns-repeated="5" office:value-type="float" office:value="0.0434815363636364" calcext:value-type="float">
            <text:p>0.0434815364</text:p>
          </table:table-cell>
          <table:table-cell office:value-type="float" office:value="0.3" calcext:value-type="float">
            <text:p>0.3</text:p>
          </table:table-cell>
          <table:table-cell office:value-type="float" office:value="0.289875000000002" calcext:value-type="float">
            <text:p>0.289875</text:p>
          </table:table-cell>
          <table:table-cell office:value-type="float" office:value="0.0434815363636364" calcext:value-type="float">
            <text:p>0.0434815364</text:p>
          </table:table-cell>
          <table:table-cell office:value-type="float" office:value="0.115177758545455" calcext:value-type="float">
            <text:p>0.1151777585</text:p>
          </table:table-cell>
          <table:table-cell office:value-type="float" office:value="0.240474973932823" calcext:value-type="float">
            <text:p>0.2404749739</text:p>
          </table:table-cell>
          <table:table-cell office:value-type="float" office:value="0.300000000000002" calcext:value-type="float">
            <text:p>0.3</text:p>
          </table:table-cell>
          <table:table-cell table:number-columns-repeated="2" office:value-type="float" office:value="0.0434815363636364" calcext:value-type="float">
            <text:p>0.0434815364</text:p>
          </table:table-cell>
          <table:table-cell office:value-type="float" office:value="0.252642857142858" calcext:value-type="float">
            <text:p>0.2526428571</text:p>
          </table:table-cell>
          <table:table-cell table:number-columns-repeated="2" office:value-type="float" office:value="0.0434815363636364" calcext:value-type="float">
            <text:p>0.043481536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434815363636364" calcext:value-type="float">
            <text:p>0.0434815364</text:p>
          </table:table-cell>
          <table:table-cell office:value-type="float" office:value="0.290250000000001" calcext:value-type="float">
            <text:p>0.29025</text:p>
          </table:table-cell>
          <table:table-cell table:number-columns-repeated="3" office:value-type="float" office:value="0.0434815363636364" calcext:value-type="float">
            <text:p>0.0434815364</text:p>
          </table:table-cell>
          <table:table-cell office:value-type="float" office:value="0.108928653647357" calcext:value-type="float">
            <text:p>0.1089286536</text:p>
          </table:table-cell>
          <table:table-cell table:number-columns-repeated="10" office:value-type="float" office:value="0.0434815363636364" calcext:value-type="float">
            <text:p>0.0434815364</text:p>
          </table:table-cell>
          <table:table-cell office:value-type="float" office:value="0.285375" calcext:value-type="float">
            <text:p>0.285375</text:p>
          </table:table-cell>
          <table:table-cell office:value-type="float" office:value="0.0434815363636364" calcext:value-type="float">
            <text:p>0.0434815364</text:p>
          </table:table-cell>
          <table:table-cell office:value-type="float" office:value="0.3" calcext:value-type="float">
            <text:p>0.3</text:p>
          </table:table-cell>
          <table:table-cell office:value-type="float" office:value="0.0434815363636364" calcext:value-type="float">
            <text:p>0.0434815364</text:p>
          </table:table-cell>
          <table:table-cell office:value-type="float" office:value="0.280641774669394" calcext:value-type="float">
            <text:p>0.2806417747</text:p>
          </table:table-cell>
          <table:table-cell table:number-columns-repeated="2" office:value-type="float" office:value="0.0434815363636364" calcext:value-type="float">
            <text:p>0.0434815364</text:p>
          </table:table-cell>
          <table:table-cell office:value-type="float" office:value="0.280033549338791" calcext:value-type="float">
            <text:p>0.2800335493</text:p>
          </table:table-cell>
          <table:table-cell office:value-type="float" office:value="0.0434815363636364" calcext:value-type="float">
            <text:p>0.0434815364</text:p>
          </table:table-cell>
          <table:table-cell office:value-type="float" office:value="0.259200000000001" calcext:value-type="float">
            <text:p>0.259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434815363636364" calcext:value-type="float">
            <text:p>0.0434815364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0664784378181818" calcext:value-type="float">
            <text:p>0.0664784378</text:p>
          </table:table-cell>
          <table:table-cell office:value-type="float" office:value="0.300000000000002" calcext:value-type="float">
            <text:p>0.3</text:p>
          </table:table-cell>
          <table:table-cell table:number-columns-repeated="2" office:value-type="float" office:value="0.0434815363636364" calcext:value-type="float">
            <text:p>0.0434815364</text:p>
          </table:table-cell>
          <table:table-cell office:value-type="float" office:value="0.261514285714287" calcext:value-type="float">
            <text:p>0.2615142857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487619484545454" calcext:value-type="float">
            <text:p>0.0487619485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450078635454545" calcext:value-type="float">
            <text:p>0.0450078635</text:p>
          </table:table-cell>
          <table:table-cell office:value-type="float" office:value="0.0434815363636364" calcext:value-type="float">
            <text:p>0.0434815364</text:p>
          </table:table-cell>
          <table:table-cell office:value-type="float" office:value="0.259409558326855" calcext:value-type="float">
            <text:p>0.2594095583</text:p>
          </table:table-cell>
          <table:table-cell office:value-type="float" office:value="0.0467651917028571" calcext:value-type="float">
            <text:p>0.0467651917</text:p>
          </table:table-cell>
          <table:table-cell office:value-type="float" office:value="0.300000000000002" calcext:value-type="float">
            <text:p>0.3</text:p>
          </table:table-cell>
          <table:table-cell table:number-columns-repeated="2" office:value-type="float" office:value="0.0434815363636364" calcext:value-type="float">
            <text:p>0.0434815364</text:p>
          </table:table-cell>
          <table:table-cell office:value-type="float" office:value="0.047477165342961" calcext:value-type="float">
            <text:p>0.0474771653</text:p>
          </table:table-cell>
          <table:table-cell office:value-type="float" office:value="0.299999999999998" calcext:value-type="float">
            <text:p>0.3</text:p>
          </table:table-cell>
          <table:table-cell table:number-columns-repeated="47" office:value-type="float" office:value="0.0434815363636364" calcext:value-type="float">
            <text:p>0.0434815364</text:p>
          </table:table-cell>
        </table:table-row>
        <table:table-row table:style-name="ro1">
          <table:table-cell table:number-columns-repeated="5" office:value-type="float" office:value="0.0391333827272727" calcext:value-type="float">
            <text:p>0.0391333827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260887500000001" calcext:value-type="float">
            <text:p>0.2608875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103659982690909" calcext:value-type="float">
            <text:p>0.1036599827</text:p>
          </table:table-cell>
          <table:table-cell office:value-type="float" office:value="0.21642747653954" calcext:value-type="float">
            <text:p>0.2164274765</text:p>
          </table:table-cell>
          <table:table-cell office:value-type="float" office:value="0.299999999999998" calcext:value-type="float">
            <text:p>0.3</text:p>
          </table:table-cell>
          <table:table-cell table:number-columns-repeated="2" office:value-type="float" office:value="0.0391333827272727" calcext:value-type="float">
            <text:p>0.0391333827</text:p>
          </table:table-cell>
          <table:table-cell office:value-type="float" office:value="0.227378571428572" calcext:value-type="float">
            <text:p>0.2273785714</text:p>
          </table:table-cell>
          <table:table-cell table:number-columns-repeated="2" office:value-type="float" office:value="0.0391333827272727" calcext:value-type="float">
            <text:p>0.0391333827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264240833333334" calcext:value-type="float">
            <text:p>0.2642408333</text:p>
          </table:table-cell>
          <table:table-cell table:number-columns-repeated="3" office:value-type="float" office:value="0.0391333827272727" calcext:value-type="float">
            <text:p>0.0391333827</text:p>
          </table:table-cell>
          <table:table-cell office:value-type="float" office:value="0.3" calcext:value-type="float">
            <text:p>0.3</text:p>
          </table:table-cell>
          <table:table-cell table:number-columns-repeated="10" office:value-type="float" office:value="0.0391333827272727" calcext:value-type="float">
            <text:p>0.0391333827</text:p>
          </table:table-cell>
          <table:table-cell office:value-type="float" office:value="0.2568375" calcext:value-type="float">
            <text:p>0.2568375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252577597202454" calcext:value-type="float">
            <text:p>0.2525775972</text:p>
          </table:table-cell>
          <table:table-cell table:number-columns-repeated="2" office:value-type="float" office:value="0.0391333827272727" calcext:value-type="float">
            <text:p>0.0391333827</text:p>
          </table:table-cell>
          <table:table-cell office:value-type="float" office:value="0.296802012960328" calcext:value-type="float">
            <text:p>0.296802013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233280000000001" calcext:value-type="float">
            <text:p>0.23328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23085" calcext:value-type="float">
            <text:p>0.23085</text:p>
          </table:table-cell>
          <table:table-cell office:value-type="float" office:value="0.0598305940363636" calcext:value-type="float">
            <text:p>0.059830594</text:p>
          </table:table-cell>
          <table:table-cell office:value-type="float" office:value="0.296666666666665" calcext:value-type="float">
            <text:p>0.2966666667</text:p>
          </table:table-cell>
          <table:table-cell office:value-type="float" office:value="0.255598311978457" calcext:value-type="float">
            <text:p>0.255598312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235362857142858" calcext:value-type="float">
            <text:p>0.2353628571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438857536090909" calcext:value-type="float">
            <text:p>0.0438857536</text:p>
          </table:table-cell>
          <table:table-cell office:value-type="float" office:value="0.274666666666666" calcext:value-type="float">
            <text:p>0.2746666667</text:p>
          </table:table-cell>
          <table:table-cell office:value-type="float" office:value="0.3" calcext:value-type="float">
            <text:p>0.3</text:p>
          </table:table-cell>
          <table:table-cell office:value-type="float" office:value="0.0391333827272727" calcext:value-type="float">
            <text:p>0.0391333827</text:p>
          </table:table-cell>
          <table:table-cell office:value-type="float" office:value="0.236425553494429" calcext:value-type="float">
            <text:p>0.2364255535</text:p>
          </table:table-cell>
          <table:table-cell office:value-type="float" office:value="0.0420886725325714" calcext:value-type="float">
            <text:p>0.0420886725</text:p>
          </table:table-cell>
          <table:table-cell office:value-type="float" office:value="0.299999999999999" calcext:value-type="float">
            <text:p>0.3</text:p>
          </table:table-cell>
          <table:table-cell table:number-columns-repeated="2" office:value-type="float" office:value="0.0391333827272727" calcext:value-type="float">
            <text:p>0.0391333827</text:p>
          </table:table-cell>
          <table:table-cell office:value-type="float" office:value="0.0427294488086649" calcext:value-type="float">
            <text:p>0.0427294488</text:p>
          </table:table-cell>
          <table:table-cell office:value-type="float" office:value="0.3" calcext:value-type="float">
            <text:p>0.3</text:p>
          </table:table-cell>
          <table:table-cell table:number-columns-repeated="47" office:value-type="float" office:value="0.0391333827272727" calcext:value-type="float">
            <text:p>0.0391333827</text:p>
          </table:table-cell>
        </table:table-row>
        <table:table-row table:style-name="ro1">
          <table:table-cell table:number-columns-repeated="5" office:value-type="float" office:value="0.0352200444545455" calcext:value-type="float">
            <text:p>0.0352200445</text:p>
          </table:table-cell>
          <table:table-cell office:value-type="float" office:value="0.291599999999999" calcext:value-type="float">
            <text:p>0.2916</text:p>
          </table:table-cell>
          <table:table-cell office:value-type="float" office:value="0.235207931004139" calcext:value-type="float">
            <text:p>0.235207931</text:p>
          </table:table-cell>
          <table:table-cell office:value-type="float" office:value="0.3" calcext:value-type="float">
            <text:p>0.3</text:p>
          </table:table-cell>
          <table:table-cell office:value-type="float" office:value="0.102914232672026" calcext:value-type="float">
            <text:p>0.1029142327</text:p>
          </table:table-cell>
          <table:table-cell office:value-type="float" office:value="0.200361351170783" calcext:value-type="float">
            <text:p>0.2003613512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352200444545455" calcext:value-type="float">
            <text:p>0.0352200445</text:p>
          </table:table-cell>
          <table:table-cell office:value-type="float" office:value="0.204640714285715" calcext:value-type="float">
            <text:p>0.2046407143</text:p>
          </table:table-cell>
          <table:table-cell table:number-columns-repeated="2" office:value-type="float" office:value="0.0352200444545455" calcext:value-type="float">
            <text:p>0.0352200445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37816750000001" calcext:value-type="float">
            <text:p>0.23781675</text:p>
          </table:table-cell>
          <table:table-cell table:number-columns-repeated="3" office:value-type="float" office:value="0.0352200444545455" calcext:value-type="float">
            <text:p>0.0352200445</text:p>
          </table:table-cell>
          <table:table-cell office:value-type="float" office:value="0.300000000000002" calcext:value-type="float">
            <text:p>0.3</text:p>
          </table:table-cell>
          <table:table-cell table:number-columns-repeated="7" office:value-type="float" office:value="0.0352200444545455" calcext:value-type="float">
            <text:p>0.0352200445</text:p>
          </table:table-cell>
          <table:table-cell office:value-type="float" office:value="0.0446760673357855" calcext:value-type="float">
            <text:p>0.0446760673</text:p>
          </table:table-cell>
          <table:table-cell table:number-columns-repeated="2" office:value-type="float" office:value="0.0352200444545455" calcext:value-type="float">
            <text:p>0.0352200445</text:p>
          </table:table-cell>
          <table:table-cell office:value-type="float" office:value="0.23115375" calcext:value-type="float">
            <text:p>0.23115375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27319837482209" calcext:value-type="float">
            <text:p>0.2273198375</text:p>
          </table:table-cell>
          <table:table-cell office:value-type="float" office:value="0.107800368605446" calcext:value-type="float">
            <text:p>0.1078003686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3" calcext:value-type="float">
            <text:p>0.3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09952000000001" calcext:value-type="float">
            <text:p>0.209952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07765" calcext:value-type="float">
            <text:p>0.207765</text:p>
          </table:table-cell>
          <table:table-cell office:value-type="float" office:value="0.0538475346327273" calcext:value-type="float">
            <text:p>0.0538475346</text:p>
          </table:table-cell>
          <table:table-cell office:value-type="float" office:value="0.269639999999999" calcext:value-type="float">
            <text:p>0.26964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11826571428572" calcext:value-type="float">
            <text:p>0.211826571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394971782481818" calcext:value-type="float">
            <text:p>0.0394971782</text:p>
          </table:table-cell>
          <table:table-cell office:value-type="float" office:value="0.247199999999999" calcext:value-type="float">
            <text:p>0.2472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12782998144986" calcext:value-type="float">
            <text:p>0.2127829981</text:p>
          </table:table-cell>
          <table:table-cell office:value-type="float" office:value="0.0378798052793142" calcext:value-type="float">
            <text:p>0.0378798053</text:p>
          </table:table-cell>
          <table:table-cell office:value-type="float" office:value="0.295500000000001" calcext:value-type="float">
            <text:p>0.2955</text:p>
          </table:table-cell>
          <table:table-cell office:value-type="float" office:value="0.0352200444545455" calcext:value-type="float">
            <text:p>0.0352200445</text:p>
          </table:table-cell>
          <table:table-cell office:value-type="float" office:value="0.289817982782319" calcext:value-type="float">
            <text:p>0.2898179828</text:p>
          </table:table-cell>
          <table:table-cell office:value-type="float" office:value="0.0384565039277984" calcext:value-type="float">
            <text:p>0.0384565039</text:p>
          </table:table-cell>
          <table:table-cell office:value-type="float" office:value="0.290400000000002" calcext:value-type="float">
            <text:p>0.2904</text:p>
          </table:table-cell>
          <table:table-cell table:number-columns-repeated="47" office:value-type="float" office:value="0.0352200444545455" calcext:value-type="float">
            <text:p>0.0352200445</text:p>
          </table:table-cell>
        </table:table-row>
        <table:table-row table:style-name="ro1">
          <table:table-cell table:number-columns-repeated="5" office:value-type="float" office:value="0.0316980400090909" calcext:value-type="float">
            <text:p>0.03169804</text:p>
          </table:table-cell>
          <table:table-cell office:value-type="float" office:value="0.262439999999999" calcext:value-type="float">
            <text:p>0.26244</text:p>
          </table:table-cell>
          <table:table-cell office:value-type="float" office:value="0.211687137903725" calcext:value-type="float">
            <text:p>0.2116871379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92622809404823" calcext:value-type="float">
            <text:p>0.0926228094</text:p>
          </table:table-cell>
          <table:table-cell office:value-type="float" office:value="0.180325216053705" calcext:value-type="float">
            <text:p>0.1803252161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713110353793284" calcext:value-type="float">
            <text:p>0.0713110354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184176642857143" calcext:value-type="float">
            <text:p>0.1841766429</text:p>
          </table:table-cell>
          <table:table-cell table:number-columns-repeated="2" office:value-type="float" office:value="0.0316980400090909" calcext:value-type="float">
            <text:p>0.03169804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214035075000001" calcext:value-type="float">
            <text:p>0.214035075</text:p>
          </table:table-cell>
          <table:table-cell table:number-columns-repeated="3" office:value-type="float" office:value="0.0316980400090909" calcext:value-type="float">
            <text:p>0.03169804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.0316980400090909" calcext:value-type="float">
            <text:p>0.0316980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316980400090909" calcext:value-type="float">
            <text:p>0.03169804</text:p>
          </table:table-cell>
          <table:table-cell office:value-type="float" office:value="0.208038375" calcext:value-type="float">
            <text:p>0.208038375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299970731791535" calcext:value-type="float">
            <text:p>0.2999707318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204587853733988" calcext:value-type="float">
            <text:p>0.2045878537</text:p>
          </table:table-cell>
          <table:table-cell office:value-type="float" office:value="0.3" calcext:value-type="float">
            <text:p>0.3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277090909090909" calcext:value-type="float">
            <text:p>0.2770909091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188956800000001" calcext:value-type="float">
            <text:p>0.1889568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1869885" calcext:value-type="float">
            <text:p>0.1869885</text:p>
          </table:table-cell>
          <table:table-cell office:value-type="float" office:value="0.0484627811694546" calcext:value-type="float">
            <text:p>0.0484627812</text:p>
          </table:table-cell>
          <table:table-cell office:value-type="float" office:value="0.242675999999999" calcext:value-type="float">
            <text:p>0.242676</text:p>
          </table:table-cell>
          <table:table-cell office:value-type="float" office:value="0.3" calcext:value-type="float">
            <text:p>0.3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190643914285715" calcext:value-type="float">
            <text:p>0.1906439143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355474604233636" calcext:value-type="float">
            <text:p>0.0355474604</text:p>
          </table:table-cell>
          <table:table-cell office:value-type="float" office:value="0.222479999999999" calcext:value-type="float">
            <text:p>0.22248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191504698330487" calcext:value-type="float">
            <text:p>0.1915046983</text:p>
          </table:table-cell>
          <table:table-cell office:value-type="float" office:value="0.0340918247513828" calcext:value-type="float">
            <text:p>0.0340918248</text:p>
          </table:table-cell>
          <table:table-cell office:value-type="float" office:value="0.265950000000001" calcext:value-type="float">
            <text:p>0.26595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295015514391431" calcext:value-type="float">
            <text:p>0.2950155144</text:p>
          </table:table-cell>
          <table:table-cell office:value-type="float" office:value="0.0346108535350186" calcext:value-type="float">
            <text:p>0.0346108535</text:p>
          </table:table-cell>
          <table:table-cell office:value-type="float" office:value="0.261360000000001" calcext:value-type="float">
            <text:p>0.26136</text:p>
          </table:table-cell>
          <table:table-cell office:value-type="float" office:value="0.0316980400090909" calcext:value-type="float">
            <text:p>0.03169804</text:p>
          </table:table-cell>
          <table:table-cell office:value-type="float" office:value="0.21807286621617" calcext:value-type="float">
            <text:p>0.2180728662</text:p>
          </table:table-cell>
          <table:table-cell table:number-columns-repeated="45" office:value-type="float" office:value="0.0316980400090909" calcext:value-type="float">
            <text:p>0.03169804</text:p>
          </table:table-cell>
        </table:table-row>
        <table:table-row table:style-name="ro1">
          <table:table-cell table:number-columns-repeated="5" office:value-type="float" office:value="0.0285282360081818" calcext:value-type="float">
            <text:p>0.028528236</text:p>
          </table:table-cell>
          <table:table-cell office:value-type="float" office:value="0.2430036711261" calcext:value-type="float">
            <text:p>0.2430036711</text:p>
          </table:table-cell>
          <table:table-cell office:value-type="float" office:value="0.190518424113352" calcext:value-type="float">
            <text:p>0.1905184241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833605284643407" calcext:value-type="float">
            <text:p>0.0833605285</text:p>
          </table:table-cell>
          <table:table-cell office:value-type="float" office:value="0.162292694448334" calcext:value-type="float">
            <text:p>0.1622926944</text:p>
          </table:table-cell>
          <table:table-cell office:value-type="float" office:value="0.286095409225221" calcext:value-type="float">
            <text:p>0.286095409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165758978571429" calcext:value-type="float">
            <text:p>0.1657589786</text:p>
          </table:table-cell>
          <table:table-cell table:number-columns-repeated="2" office:value-type="float" office:value="0.0285282360081818" calcext:value-type="float">
            <text:p>0.028528236</text:p>
          </table:table-cell>
          <table:table-cell office:value-type="float" office:value="0.292999999999999" calcext:value-type="float">
            <text:p>0.293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192631567500001" calcext:value-type="float">
            <text:p>0.192631567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285282360081818" calcext:value-type="float">
            <text:p>0.028528236</text:p>
          </table:table-cell>
          <table:table-cell office:value-type="float" office:value="0.282999999999999" calcext:value-type="float">
            <text:p>0.283</text:p>
          </table:table-cell>
          <table:table-cell table:number-columns-repeated="7" office:value-type="float" office:value="0.0285282360081818" calcext:value-type="float">
            <text:p>0.028528236</text:p>
          </table:table-cell>
          <table:table-cell office:value-type="float" office:value="0.291500000000002" calcext:value-type="float">
            <text:p>0.2915</text:p>
          </table:table-cell>
          <table:table-cell table:number-columns-repeated="2" office:value-type="float" office:value="0.0285282360081818" calcext:value-type="float">
            <text:p>0.028528236</text:p>
          </table:table-cell>
          <table:table-cell office:value-type="float" office:value="0.1872345375" calcext:value-type="float">
            <text:p>0.1872345375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184129068360589" calcext:value-type="float">
            <text:p>0.1841290684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249381818181818" calcext:value-type="float">
            <text:p>0.2493818182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170061120000001" calcext:value-type="float">
            <text:p>0.1700611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16828965" calcext:value-type="float">
            <text:p>0.16828965</text:p>
          </table:table-cell>
          <table:table-cell office:value-type="float" office:value="0.0436165030525091" calcext:value-type="float">
            <text:p>0.0436165031</text:p>
          </table:table-cell>
          <table:table-cell office:value-type="float" office:value="0.236324235795701" calcext:value-type="float">
            <text:p>0.2363242358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171579522857144" calcext:value-type="float">
            <text:p>0.1715795229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319927143810272" calcext:value-type="float">
            <text:p>0.0319927144</text:p>
          </table:table-cell>
          <table:table-cell office:value-type="float" office:value="0.200232" calcext:value-type="float">
            <text:p>0.200232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172354228497438" calcext:value-type="float">
            <text:p>0.1723542285</text:p>
          </table:table-cell>
          <table:table-cell office:value-type="float" office:value="0.0306826422762445" calcext:value-type="float">
            <text:p>0.0306826423</text:p>
          </table:table-cell>
          <table:table-cell office:value-type="float" office:value="0.285497452861781" calcext:value-type="float">
            <text:p>0.2854974529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3" calcext:value-type="float">
            <text:p>0.3</text:p>
          </table:table-cell>
          <table:table-cell office:value-type="float" office:value="0.0311497681815167" calcext:value-type="float">
            <text:p>0.0311497682</text:p>
          </table:table-cell>
          <table:table-cell office:value-type="float" office:value="0.235224000000001" calcext:value-type="float">
            <text:p>0.235224</text:p>
          </table:table-cell>
          <table:table-cell office:value-type="float" office:value="0.0285282360081818" calcext:value-type="float">
            <text:p>0.028528236</text:p>
          </table:table-cell>
          <table:table-cell office:value-type="float" office:value="0.299999999999998" calcext:value-type="float">
            <text:p>0.3</text:p>
          </table:table-cell>
          <table:table-cell table:number-columns-repeated="45" office:value-type="float" office:value="0.0285282360081818" calcext:value-type="float">
            <text:p>0.028528236</text:p>
          </table:table-cell>
        </table:table-row>
        <table:table-row table:style-name="ro1">
          <table:table-cell table:number-columns-repeated="5" office:value-type="float" office:value="0.0256754124073636" calcext:value-type="float">
            <text:p>0.0256754124</text:p>
          </table:table-cell>
          <table:table-cell office:value-type="float" office:value="0.295435452891593" calcext:value-type="float">
            <text:p>0.2954354529</text:p>
          </table:table-cell>
          <table:table-cell office:value-type="float" office:value="0.171466581702017" calcext:value-type="float">
            <text:p>0.1714665817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750244756179066" calcext:value-type="float">
            <text:p>0.0750244756</text:p>
          </table:table-cell>
          <table:table-cell office:value-type="float" office:value="0.146063425003501" calcext:value-type="float">
            <text:p>0.146063425</text:p>
          </table:table-cell>
          <table:table-cell office:value-type="float" office:value="0.257485868302699" calcext:value-type="float">
            <text:p>0.2574858683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149183080714286" calcext:value-type="float">
            <text:p>0.1491830807</text:p>
          </table:table-cell>
          <table:table-cell table:number-columns-repeated="2" office:value-type="float" office:value="0.0256754124073636" calcext:value-type="float">
            <text:p>0.0256754124</text:p>
          </table:table-cell>
          <table:table-cell office:value-type="float" office:value="0.289109999999998" calcext:value-type="float">
            <text:p>0.28911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173368410750001" calcext:value-type="float">
            <text:p>0.1733684108</text:p>
          </table:table-cell>
          <table:table-cell office:value-type="float" office:value="0.300000000000003" calcext:value-type="float">
            <text:p>0.3</text:p>
          </table:table-cell>
          <table:table-cell table:number-columns-repeated="2" office:value-type="float" office:value="0.0256754124073636" calcext:value-type="float">
            <text:p>0.0256754124</text:p>
          </table:table-cell>
          <table:table-cell office:value-type="float" office:value="0.254699999999999" calcext:value-type="float">
            <text:p>0.2547</text:p>
          </table:table-cell>
          <table:table-cell table:number-columns-repeated="7" office:value-type="float" office:value="0.0256754124073636" calcext:value-type="float">
            <text:p>0.0256754124</text:p>
          </table:table-cell>
          <table:table-cell office:value-type="float" office:value="0.294813415724468" calcext:value-type="float">
            <text:p>0.2948134157</text:p>
          </table:table-cell>
          <table:table-cell table:number-columns-repeated="2" office:value-type="float" office:value="0.0256754124073636" calcext:value-type="float">
            <text:p>0.0256754124</text:p>
          </table:table-cell>
          <table:table-cell office:value-type="float" office:value="0.16851108375" calcext:value-type="float">
            <text:p>0.1685110838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16571616152453" calcext:value-type="float">
            <text:p>0.1657161615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224443636363636" calcext:value-type="float">
            <text:p>0.2244436364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153055008000001" calcext:value-type="float">
            <text:p>0.153055008</text:p>
          </table:table-cell>
          <table:table-cell office:value-type="float" office:value="0.295384615384613" calcext:value-type="float">
            <text:p>0.2953846154</text:p>
          </table:table-cell>
          <table:table-cell office:value-type="float" office:value="0.3" calcext:value-type="float">
            <text:p>0.3</text:p>
          </table:table-cell>
          <table:table-cell office:value-type="float" office:value="0.153452635073696" calcext:value-type="float">
            <text:p>0.1534526351</text:p>
          </table:table-cell>
          <table:table-cell office:value-type="float" office:value="0.107373259834052" calcext:value-type="float">
            <text:p>0.1073732598</text:p>
          </table:table-cell>
          <table:table-cell office:value-type="float" office:value="0.218817619653043" calcext:value-type="float">
            <text:p>0.2188176197</text:p>
          </table:table-cell>
          <table:table-cell office:value-type="float" office:value="0.3" calcext:value-type="float">
            <text:p>0.3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154421570571429" calcext:value-type="float">
            <text:p>0.1544215706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287934429429245" calcext:value-type="float">
            <text:p>0.0287934429</text:p>
          </table:table-cell>
          <table:table-cell office:value-type="float" office:value="0.1802088" calcext:value-type="float">
            <text:p>0.1802088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182598938719485" calcext:value-type="float">
            <text:p>0.1825989387</text:p>
          </table:table-cell>
          <table:table-cell office:value-type="float" office:value="0.155118805647695" calcext:value-type="float">
            <text:p>0.1551188056</text:p>
          </table:table-cell>
          <table:table-cell office:value-type="float" office:value="0.0276143780486201" calcext:value-type="float">
            <text:p>0.027614378</text:p>
          </table:table-cell>
          <table:table-cell office:value-type="float" office:value="0.292383055955685" calcext:value-type="float">
            <text:p>0.292383056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297090193130579" calcext:value-type="float">
            <text:p>0.2970901931</text:p>
          </table:table-cell>
          <table:table-cell office:value-type="float" office:value="0.0280347913633651" calcext:value-type="float">
            <text:p>0.0280347914</text:p>
          </table:table-cell>
          <table:table-cell office:value-type="float" office:value="0.211701600000001" calcext:value-type="float">
            <text:p>0.2117016</text:p>
          </table:table-cell>
          <table:table-cell office:value-type="float" office:value="0.0256754124073636" calcext:value-type="float">
            <text:p>0.0256754124</text:p>
          </table:table-cell>
          <table:table-cell office:value-type="float" office:value="0.300000000000002" calcext:value-type="float">
            <text:p>0.3</text:p>
          </table:table-cell>
          <table:table-cell table:number-columns-repeated="45" office:value-type="float" office:value="0.0256754124073636" calcext:value-type="float">
            <text:p>0.0256754124</text:p>
          </table:table-cell>
        </table:table-row>
        <table:table-row table:style-name="ro1">
          <table:table-cell table:number-columns-repeated="5" office:value-type="float" office:value="0.0231078711666273" calcext:value-type="float">
            <text:p>0.0231078712</text:p>
          </table:table-cell>
          <table:table-cell office:value-type="float" office:value="0.3" calcext:value-type="float">
            <text:p>0.3</text:p>
          </table:table-cell>
          <table:table-cell office:value-type="float" office:value="0.154319923531815" calcext:value-type="float">
            <text:p>0.1543199235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67522028056116" calcext:value-type="float">
            <text:p>0.0675220281</text:p>
          </table:table-cell>
          <table:table-cell office:value-type="float" office:value="0.131457082503151" calcext:value-type="float">
            <text:p>0.1314570825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134264772642858" calcext:value-type="float">
            <text:p>0.1342647726</text:p>
          </table:table-cell>
          <table:table-cell table:number-columns-repeated="2" office:value-type="float" office:value="0.0231078711666273" calcext:value-type="float">
            <text:p>0.023107871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156031569675001" calcext:value-type="float">
            <text:p>0.1560315697</text:p>
          </table:table-cell>
          <table:table-cell office:value-type="float" office:value="0.300000000000004" calcext:value-type="float">
            <text:p>0.3</text:p>
          </table:table-cell>
          <table:table-cell table:number-columns-repeated="2" office:value-type="float" office:value="0.0231078711666273" calcext:value-type="float">
            <text:p>0.0231078712</text:p>
          </table:table-cell>
          <table:table-cell office:value-type="float" office:value="0.27059487791772" calcext:value-type="float">
            <text:p>0.2705948779</text:p>
          </table:table-cell>
          <table:table-cell table:number-columns-repeated="7" office:value-type="float" office:value="0.0231078711666273" calcext:value-type="float">
            <text:p>0.0231078712</text:p>
          </table:table-cell>
          <table:table-cell office:value-type="float" office:value="0.299999999999996" calcext:value-type="float">
            <text:p>0.3</text:p>
          </table:table-cell>
          <table:table-cell table:number-columns-repeated="2" office:value-type="float" office:value="0.0231078711666273" calcext:value-type="float">
            <text:p>0.0231078712</text:p>
          </table:table-cell>
          <table:table-cell office:value-type="float" office:value="0.151659975375" calcext:value-type="float">
            <text:p>0.1516599754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3" calcext:value-type="float">
            <text:p>0.3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149144545372077" calcext:value-type="float">
            <text:p>0.1491445454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259186883746629" calcext:value-type="float">
            <text:p>0.2591868837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137749507200001" calcext:value-type="float">
            <text:p>0.1377495072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138107371566327" calcext:value-type="float">
            <text:p>0.1381073716</text:p>
          </table:table-cell>
          <table:table-cell office:value-type="float" office:value="0.151928390663939" calcext:value-type="float">
            <text:p>0.1519283907</text:p>
          </table:table-cell>
          <table:table-cell office:value-type="float" office:value="0.196935857687738" calcext:value-type="float">
            <text:p>0.1969358577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235272490843486" calcext:value-type="float">
            <text:p>0.0235272491</text:p>
          </table:table-cell>
          <table:table-cell office:value-type="float" office:value="0.138979413514286" calcext:value-type="float">
            <text:p>0.1389794135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168592589650166" calcext:value-type="float">
            <text:p>0.1685925897</text:p>
          </table:table-cell>
          <table:table-cell office:value-type="float" office:value="0.16218792" calcext:value-type="float">
            <text:p>0.16218792</text:p>
          </table:table-cell>
          <table:table-cell office:value-type="float" office:value="0.286928571428573" calcext:value-type="float">
            <text:p>0.2869285714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139606925082925" calcext:value-type="float">
            <text:p>0.1396069251</text:p>
          </table:table-cell>
          <table:table-cell office:value-type="float" office:value="0.0248529402437581" calcext:value-type="float">
            <text:p>0.0248529402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252313122270285" calcext:value-type="float">
            <text:p>0.0252313122</text:p>
          </table:table-cell>
          <table:table-cell office:value-type="float" office:value="0.190531440000001" calcext:value-type="float">
            <text:p>0.19053144</text:p>
          </table:table-cell>
          <table:table-cell office:value-type="float" office:value="0.0231078711666273" calcext:value-type="float">
            <text:p>0.0231078712</text:p>
          </table:table-cell>
          <table:table-cell office:value-type="float" office:value="0.300000000000003" calcext:value-type="float">
            <text:p>0.3</text:p>
          </table:table-cell>
          <table:table-cell table:number-columns-repeated="45" office:value-type="float" office:value="0.0231078711666273" calcext:value-type="float">
            <text:p>0.0231078712</text:p>
          </table:table-cell>
        </table:table-row>
        <table:table-row table:style-name="ro1">
          <table:table-cell table:number-columns-repeated="5" office:value-type="float" office:value="0.0207970840499646" calcext:value-type="float">
            <text:p>0.020797084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138887931178634" calcext:value-type="float">
            <text:p>0.1388879312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607698252505044" calcext:value-type="float">
            <text:p>0.0607698253</text:p>
          </table:table-cell>
          <table:table-cell office:value-type="float" office:value="0.118311374252836" calcext:value-type="float">
            <text:p>0.1183113743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120838295378572" calcext:value-type="float">
            <text:p>0.1208382954</text:p>
          </table:table-cell>
          <table:table-cell office:value-type="float" office:value="0.0615714634295544" calcext:value-type="float">
            <text:p>0.0615714634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140428412707501" calcext:value-type="float">
            <text:p>0.140428412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207970840499646" calcext:value-type="float">
            <text:p>0.020797084</text:p>
          </table:table-cell>
          <table:table-cell office:value-type="float" office:value="0.296612123407554" calcext:value-type="float">
            <text:p>0.2966121234</text:p>
          </table:table-cell>
          <table:table-cell table:number-columns-repeated="7" office:value-type="float" office:value="0.0207970840499646" calcext:value-type="float">
            <text:p>0.020797084</text:p>
          </table:table-cell>
          <table:table-cell office:value-type="float" office:value="0.300000000000002" calcext:value-type="float">
            <text:p>0.3</text:p>
          </table:table-cell>
          <table:table-cell table:number-columns-repeated="2" office:value-type="float" office:value="0.0207970840499646" calcext:value-type="float">
            <text:p>0.020797084</text:p>
          </table:table-cell>
          <table:table-cell office:value-type="float" office:value="0.1364939778375" calcext:value-type="float">
            <text:p>0.1364939778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13423009083487" calcext:value-type="float">
            <text:p>0.1342300908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123974556480001" calcext:value-type="float">
            <text:p>0.1239745565</text:p>
          </table:table-cell>
          <table:table-cell office:value-type="float" office:value="0.295000000000003" calcext:value-type="float">
            <text:p>0.295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124296634409694" calcext:value-type="float">
            <text:p>0.1242966344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177242271918965" calcext:value-type="float">
            <text:p>0.1772422719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304581306649551" calcext:value-type="float">
            <text:p>0.0304581307</text:p>
          </table:table-cell>
          <table:table-cell office:value-type="float" office:value="0.125081472162858" calcext:value-type="float">
            <text:p>0.1250814722</text:p>
          </table:table-cell>
          <table:table-cell office:value-type="float" office:value="0.287000000000001" calcext:value-type="float">
            <text:p>0.287</text:p>
          </table:table-cell>
          <table:table-cell office:value-type="float" office:value="0.3" calcext:value-type="float">
            <text:p>0.3</text:p>
          </table:table-cell>
          <table:table-cell office:value-type="float" office:value="0.145969128" calcext:value-type="float">
            <text:p>0.145969128</text:p>
          </table:table-cell>
          <table:table-cell office:value-type="float" office:value="0.258235714285716" calcext:value-type="float">
            <text:p>0.2582357143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125646232574633" calcext:value-type="float">
            <text:p>0.1256462326</text:p>
          </table:table-cell>
          <table:table-cell office:value-type="float" office:value="0.0223676462193823" calcext:value-type="float">
            <text:p>0.0223676462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227081810043257" calcext:value-type="float">
            <text:p>0.022708181</text:p>
          </table:table-cell>
          <table:table-cell office:value-type="float" office:value="0.171478296000001" calcext:value-type="float">
            <text:p>0.171478296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207970840499646" calcext:value-type="float">
            <text:p>0.020797084</text:p>
          </table:table-cell>
          <table:table-cell office:value-type="float" office:value="0.047399442554386" calcext:value-type="float">
            <text:p>0.0473994426</text:p>
          </table:table-cell>
          <table:table-cell table:number-columns-repeated="43" office:value-type="float" office:value="0.0207970840499646" calcext:value-type="float">
            <text:p>0.020797084</text:p>
          </table:table-cell>
        </table:table-row>
        <table:table-row table:style-name="ro1">
          <table:table-cell table:number-columns-repeated="5" office:value-type="float" office:value="0.0187173756449681" calcext:value-type="float">
            <text:p>0.0187173756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12499913806077" calcext:value-type="float">
            <text:p>0.1249991381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167590419430516" calcext:value-type="float">
            <text:p>0.1675904194</text:p>
          </table:table-cell>
          <table:table-cell office:value-type="float" office:value="0.106480236827552" calcext:value-type="float">
            <text:p>0.1064802368</text:p>
          </table:table-cell>
          <table:table-cell office:value-type="float" office:value="0.275067188241776" calcext:value-type="float">
            <text:p>0.2750671882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108754465840715" calcext:value-type="float">
            <text:p>0.1087544658</text:p>
          </table:table-cell>
          <table:table-cell office:value-type="float" office:value="0.298505357990604" calcext:value-type="float">
            <text:p>0.298505358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282374999999998" calcext:value-type="float">
            <text:p>0.282375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126385571436751" calcext:value-type="float">
            <text:p>0.1263855714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187173756449681" calcext:value-type="float">
            <text:p>0.0187173756</text:p>
          </table:table-cell>
          <table:table-cell office:value-type="float" office:value="0.280734796352314" calcext:value-type="float">
            <text:p>0.2807347964</text:p>
          </table:table-cell>
          <table:table-cell table:number-columns-repeated="7" office:value-type="float" office:value="0.0187173756449681" calcext:value-type="float">
            <text:p>0.0187173756</text:p>
          </table:table-cell>
          <table:table-cell office:value-type="float" office:value="0.300000000000003" calcext:value-type="float">
            <text:p>0.3</text:p>
          </table:table-cell>
          <table:table-cell table:number-columns-repeated="2" office:value-type="float" office:value="0.0187173756449681" calcext:value-type="float">
            <text:p>0.0187173756</text:p>
          </table:table-cell>
          <table:table-cell office:value-type="float" office:value="0.12284458005375" calcext:value-type="float">
            <text:p>0.1228445801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232831556352554" calcext:value-type="float">
            <text:p>0.0232831556</text:p>
          </table:table-cell>
          <table:table-cell office:value-type="float" office:value="0.120807081751383" calcext:value-type="float">
            <text:p>0.1208070818</text:p>
          </table:table-cell>
          <table:table-cell office:value-type="float" office:value="0.3" calcext:value-type="float">
            <text:p>0.3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111577100832001" calcext:value-type="float">
            <text:p>0.1115771008</text:p>
          </table:table-cell>
          <table:table-cell office:value-type="float" office:value="0.265500000000003" calcext:value-type="float">
            <text:p>0.2655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111866970968725" calcext:value-type="float">
            <text:p>0.111866971</text:p>
          </table:table-cell>
          <table:table-cell office:value-type="float" office:value="0.3" calcext:value-type="float">
            <text:p>0.3</text:p>
          </table:table-cell>
          <table:table-cell office:value-type="float" office:value="0.159518044727068" calcext:value-type="float">
            <text:p>0.1595180447</text:p>
          </table:table-cell>
          <table:table-cell office:value-type="float" office:value="0.3" calcext:value-type="float">
            <text:p>0.3</text:p>
          </table:table-cell>
          <table:table-cell office:value-type="float" office:value="0.0274123175984596" calcext:value-type="float">
            <text:p>0.0274123176</text:p>
          </table:table-cell>
          <table:table-cell office:value-type="float" office:value="0.112573324946572" calcext:value-type="float">
            <text:p>0.1125733249</text:p>
          </table:table-cell>
          <table:table-cell office:value-type="float" office:value="0.258300000000001" calcext:value-type="float">
            <text:p>0.258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1313722152" calcext:value-type="float">
            <text:p>0.1313722152</text:p>
          </table:table-cell>
          <table:table-cell office:value-type="float" office:value="0.232412142857144" calcext:value-type="float">
            <text:p>0.2324121429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113081609317169" calcext:value-type="float">
            <text:p>0.1130816093</text:p>
          </table:table-cell>
          <table:table-cell office:value-type="float" office:value="0.020130881597444" calcext:value-type="float">
            <text:p>0.0201308816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3" calcext:value-type="float">
            <text:p>0.3</text:p>
          </table:table-cell>
          <table:table-cell office:value-type="float" office:value="0.0204373629038931" calcext:value-type="float">
            <text:p>0.0204373629</text:p>
          </table:table-cell>
          <table:table-cell office:value-type="float" office:value="0.154330466400001" calcext:value-type="float">
            <text:p>0.1543304664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3" calcext:value-type="float">
            <text:p>0.3</text:p>
          </table:table-cell>
          <table:table-cell office:value-type="float" office:value="0.0187173756449681" calcext:value-type="float">
            <text:p>0.0187173756</text:p>
          </table:table-cell>
          <table:table-cell office:value-type="float" office:value="0.170879027172304" calcext:value-type="float">
            <text:p>0.1708790272</text:p>
          </table:table-cell>
          <table:table-cell table:number-columns-repeated="43" office:value-type="float" office:value="0.0187173756449681" calcext:value-type="float">
            <text:p>0.0187173756</text:p>
          </table:table-cell>
        </table:table-row>
        <table:table-row table:style-name="ro1">
          <table:table-cell table:number-columns-repeated="5" office:value-type="float" office:value="0.0168456380804713" calcext:value-type="float">
            <text:p>0.0168456381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112499224254693" calcext:value-type="float">
            <text:p>0.1124992243</text:p>
          </table:table-cell>
          <table:table-cell office:value-type="float" office:value="0.292764705882356" calcext:value-type="float">
            <text:p>0.2927647059</text:p>
          </table:table-cell>
          <table:table-cell office:value-type="float" office:value="0.299265365444643" calcext:value-type="float">
            <text:p>0.2992653654</text:p>
          </table:table-cell>
          <table:table-cell office:value-type="float" office:value="0.0958322131447969" calcext:value-type="float">
            <text:p>0.0958322131</text:p>
          </table:table-cell>
          <table:table-cell office:value-type="float" office:value="0.247560469417599" calcext:value-type="float">
            <text:p>0.2475604694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0978790192566432" calcext:value-type="float">
            <text:p>0.097879019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254137499999998" calcext:value-type="float">
            <text:p>0.2541375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113747014293075" calcext:value-type="float">
            <text:p>0.1137470143</text:p>
          </table:table-cell>
          <table:table-cell office:value-type="float" office:value="0.299999999999998" calcext:value-type="float">
            <text:p>0.3</text:p>
          </table:table-cell>
          <table:table-cell table:number-columns-repeated="2" office:value-type="float" office:value="0.0168456380804713" calcext:value-type="float">
            <text:p>0.0168456381</text:p>
          </table:table-cell>
          <table:table-cell office:value-type="float" office:value="0.252661316717083" calcext:value-type="float">
            <text:p>0.2526613167</text:p>
          </table:table-cell>
          <table:table-cell table:number-columns-repeated="7" office:value-type="float" office:value="0.0168456380804713" calcext:value-type="float">
            <text:p>0.016845638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168456380804713" calcext:value-type="float">
            <text:p>0.0168456381</text:p>
          </table:table-cell>
          <table:table-cell office:value-type="float" office:value="0.110560122048375" calcext:value-type="float">
            <text:p>0.110560122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28676470588235" calcext:value-type="float">
            <text:p>0.2867647059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108726373576244" calcext:value-type="float">
            <text:p>0.1087263736</text:p>
          </table:table-cell>
          <table:table-cell office:value-type="float" office:value="0.29911764705882" calcext:value-type="float">
            <text:p>0.2991176471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288176470588236" calcext:value-type="float">
            <text:p>0.2881764706</text:p>
          </table:table-cell>
          <table:table-cell office:value-type="float" office:value="0.0266111905173348" calcext:value-type="float">
            <text:p>0.0266111905</text:p>
          </table:table-cell>
          <table:table-cell office:value-type="float" office:value="0.1004193907488" calcext:value-type="float">
            <text:p>0.1004193907</text:p>
          </table:table-cell>
          <table:table-cell office:value-type="float" office:value="0.238950000000002" calcext:value-type="float">
            <text:p>0.23895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100680273871852" calcext:value-type="float">
            <text:p>0.1006802739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143566240254361" calcext:value-type="float">
            <text:p>0.1435662403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109985861381103" calcext:value-type="float">
            <text:p>0.1099858614</text:p>
          </table:table-cell>
          <table:table-cell office:value-type="float" office:value="0.101315992451915" calcext:value-type="float">
            <text:p>0.1013159925</text:p>
          </table:table-cell>
          <table:table-cell office:value-type="float" office:value="0.232470000000001" calcext:value-type="float">
            <text:p>0.23247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11823499368" calcext:value-type="float">
            <text:p>0.1182349937</text:p>
          </table:table-cell>
          <table:table-cell office:value-type="float" office:value="0.20917092857143" calcext:value-type="float">
            <text:p>0.2091709286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101773448385452" calcext:value-type="float">
            <text:p>0.1017734484</text:p>
          </table:table-cell>
          <table:table-cell office:value-type="float" office:value="0.0181177934376996" calcext:value-type="float">
            <text:p>0.0181177934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183936266135038" calcext:value-type="float">
            <text:p>0.0183936266</text:p>
          </table:table-cell>
          <table:table-cell office:value-type="float" office:value="0.138897419760001" calcext:value-type="float">
            <text:p>0.1388974198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29841176470588" calcext:value-type="float">
            <text:p>0.2984117647</text:p>
          </table:table-cell>
          <table:table-cell office:value-type="float" office:value="0.0168456380804713" calcext:value-type="float">
            <text:p>0.0168456381</text:p>
          </table:table-cell>
          <table:table-cell office:value-type="float" office:value="0.154651176664161" calcext:value-type="float">
            <text:p>0.1546511767</text:p>
          </table:table-cell>
          <table:table-cell table:number-columns-repeated="43" office:value-type="float" office:value="0.0168456380804713" calcext:value-type="float">
            <text:p>0.0168456381</text:p>
          </table:table-cell>
        </table:table-row>
        <table:table-row table:style-name="ro1">
          <table:table-cell table:number-columns-repeated="5" office:value-type="float" office:value="0.0151610742724242" calcext:value-type="float">
            <text:p>0.0151610743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101249301829224" calcext:value-type="float">
            <text:p>0.1012493018</text:p>
          </table:table-cell>
          <table:table-cell office:value-type="float" office:value="0.282015434077785" calcext:value-type="float">
            <text:p>0.2820154341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862489918303172" calcext:value-type="float">
            <text:p>0.0862489918</text:p>
          </table:table-cell>
          <table:table-cell office:value-type="float" office:value="0.222804422475839" calcext:value-type="float">
            <text:p>0.2228044225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0880911173309788" calcext:value-type="float">
            <text:p>0.0880911173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228723749999999" calcext:value-type="float">
            <text:p>0.22872375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102372312863768" calcext:value-type="float">
            <text:p>0.1023723129</text:p>
          </table:table-cell>
          <table:table-cell office:value-type="float" office:value="0.299999999999995" calcext:value-type="float">
            <text:p>0.3</text:p>
          </table:table-cell>
          <table:table-cell table:number-columns-repeated="2" office:value-type="float" office:value="0.0151610742724242" calcext:value-type="float">
            <text:p>0.0151610743</text:p>
          </table:table-cell>
          <table:table-cell office:value-type="float" office:value="0.277395294314327" calcext:value-type="float">
            <text:p>0.2773952943</text:p>
          </table:table-cell>
          <table:table-cell table:number-columns-repeated="7" office:value-type="float" office:value="0.0151610742724242" calcext:value-type="float">
            <text:p>0.0151610743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0281837507047843" calcext:value-type="float">
            <text:p>0.0281837507</text:p>
          </table:table-cell>
          <table:table-cell office:value-type="float" office:value="0.0995041098435375" calcext:value-type="float">
            <text:p>0.0995041098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258088235294115" calcext:value-type="float">
            <text:p>0.2580882353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978537362186199" calcext:value-type="float">
            <text:p>0.0978537362</text:p>
          </table:table-cell>
          <table:table-cell office:value-type="float" office:value="0.278786274509801" calcext:value-type="float">
            <text:p>0.2787862745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259575210731649" calcext:value-type="float">
            <text:p>0.2595752107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903774516739204" calcext:value-type="float">
            <text:p>0.0903774517</text:p>
          </table:table-cell>
          <table:table-cell office:value-type="float" office:value="0.215055000000002" calcext:value-type="float">
            <text:p>0.215055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906122464846671" calcext:value-type="float">
            <text:p>0.0906122465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129209616228925" calcext:value-type="float">
            <text:p>0.1292096162</text:p>
          </table:table-cell>
          <table:table-cell office:value-type="float" office:value="0.279499999999999" calcext:value-type="float">
            <text:p>0.2795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911843932067233" calcext:value-type="float">
            <text:p>0.0911843932</text:p>
          </table:table-cell>
          <table:table-cell office:value-type="float" office:value="0.209223000000001" calcext:value-type="float">
            <text:p>0.209223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106411494312" calcext:value-type="float">
            <text:p>0.1064114943</text:p>
          </table:table-cell>
          <table:table-cell office:value-type="float" office:value="0.188253835714287" calcext:value-type="float">
            <text:p>0.1882538357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915961035469072" calcext:value-type="float">
            <text:p>0.0915961035</text:p>
          </table:table-cell>
          <table:table-cell office:value-type="float" office:value="0.0163060140939297" calcext:value-type="float">
            <text:p>0.0163060141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165542639521534" calcext:value-type="float">
            <text:p>0.016554264</text:p>
          </table:table-cell>
          <table:table-cell office:value-type="float" office:value="0.125007677784001" calcext:value-type="float">
            <text:p>0.1250076778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151610742724242" calcext:value-type="float">
            <text:p>0.0151610743</text:p>
          </table:table-cell>
          <table:table-cell office:value-type="float" office:value="0.139186058997745" calcext:value-type="float">
            <text:p>0.139186059</text:p>
          </table:table-cell>
          <table:table-cell table:number-columns-repeated="43" office:value-type="float" office:value="0.0151610742724242" calcext:value-type="float">
            <text:p>0.0151610743</text:p>
          </table:table-cell>
        </table:table-row>
        <table:table-row table:style-name="ro1">
          <table:table-cell table:number-columns-repeated="5" office:value-type="float" office:value="0.0136449668451818" calcext:value-type="float">
            <text:p>0.0136449668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911243716463017" calcext:value-type="float">
            <text:p>0.0911243716</text:p>
          </table:table-cell>
          <table:table-cell office:value-type="float" office:value="0.299270745642154" calcext:value-type="float">
            <text:p>0.2992707456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776240926472855" calcext:value-type="float">
            <text:p>0.0776240926</text:p>
          </table:table-cell>
          <table:table-cell office:value-type="float" office:value="0.200523980228255" calcext:value-type="float">
            <text:p>0.2005239802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079282005597881" calcext:value-type="float">
            <text:p>0.0792820056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205851374999999" calcext:value-type="float">
            <text:p>0.205851375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0921350815773911" calcext:value-type="float">
            <text:p>0.0921350816</text:p>
          </table:table-cell>
          <table:table-cell office:value-type="float" office:value="0.300000000000001" calcext:value-type="float">
            <text:p>0.3</text:p>
          </table:table-cell>
          <table:table-cell table:number-columns-repeated="2" office:value-type="float" office:value="0.0136449668451818" calcext:value-type="float">
            <text:p>0.0136449668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.0136449668451818" calcext:value-type="float">
            <text:p>0.0136449668</text:p>
          </table:table-cell>
          <table:table-cell office:value-type="float" office:value="0.27615789473684" calcext:value-type="float">
            <text:p>0.2761578947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895536988591837" calcext:value-type="float">
            <text:p>0.0895536989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232279411764703" calcext:value-type="float">
            <text:p>0.2322794118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88068362596758" calcext:value-type="float">
            <text:p>0.0880683626</text:p>
          </table:table-cell>
          <table:table-cell office:value-type="float" office:value="0.250907647058821" calcext:value-type="float">
            <text:p>0.2509076471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233617689658484" calcext:value-type="float">
            <text:p>0.2336176897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813397065065284" calcext:value-type="float">
            <text:p>0.0813397065</text:p>
          </table:table-cell>
          <table:table-cell office:value-type="float" office:value="0.193549500000002" calcext:value-type="float">
            <text:p>0.1935495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815510218362004" calcext:value-type="float">
            <text:p>0.0815510218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116288654606033" calcext:value-type="float">
            <text:p>0.1162886546</text:p>
          </table:table-cell>
          <table:table-cell office:value-type="float" office:value="0.251549999999999" calcext:value-type="float">
            <text:p>0.25155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82065953886051" calcext:value-type="float">
            <text:p>0.0820659539</text:p>
          </table:table-cell>
          <table:table-cell office:value-type="float" office:value="0.188300700000001" calcext:value-type="float">
            <text:p>0.1883007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957703448807998" calcext:value-type="float">
            <text:p>0.0957703449</text:p>
          </table:table-cell>
          <table:table-cell office:value-type="float" office:value="0.169428452142858" calcext:value-type="float">
            <text:p>0.1694284521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824364931922165" calcext:value-type="float">
            <text:p>0.0824364932</text:p>
          </table:table-cell>
          <table:table-cell office:value-type="float" office:value="0.207660750861174" calcext:value-type="float">
            <text:p>0.2076607509</text:p>
          </table:table-cell>
          <table:table-cell office:value-type="float" office:value="0.28042105263158" calcext:value-type="float">
            <text:p>0.2804210526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148988375569381" calcext:value-type="float">
            <text:p>0.0148988376</text:p>
          </table:table-cell>
          <table:table-cell office:value-type="float" office:value="0.112506910005601" calcext:value-type="float">
            <text:p>0.11250691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136449668451818" calcext:value-type="float">
            <text:p>0.0136449668</text:p>
          </table:table-cell>
          <table:table-cell office:value-type="float" office:value="0.125267453097971" calcext:value-type="float">
            <text:p>0.1252674531</text:p>
          </table:table-cell>
          <table:table-cell table:number-columns-repeated="43" office:value-type="float" office:value="0.0136449668451818" calcext:value-type="float">
            <text:p>0.0136449668</text:p>
          </table:table-cell>
        </table:table-row>
        <table:table-row table:style-name="ro1">
          <table:table-cell table:number-columns-repeated="5" office:value-type="float" office:value="0.0122804701606636" calcext:value-type="float">
            <text:p>0.0122804702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820119344816715" calcext:value-type="float">
            <text:p>0.0820119345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698616833825569" calcext:value-type="float">
            <text:p>0.0698616834</text:p>
          </table:table-cell>
          <table:table-cell office:value-type="float" office:value="0.18047158220543" calcext:value-type="float">
            <text:p>0.1804715822</text:p>
          </table:table-cell>
          <table:table-cell office:value-type="float" office:value="0.3" calcext:value-type="float">
            <text:p>0.3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0713538050380929" calcext:value-type="float">
            <text:p>0.071353805</text:p>
          </table:table-cell>
          <table:table-cell office:value-type="float" office:value="0.3" calcext:value-type="float">
            <text:p>0.3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185266237499999" calcext:value-type="float">
            <text:p>0.1852662375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082921573419652" calcext:value-type="float">
            <text:p>0.0829215734</text:p>
          </table:table-cell>
          <table:table-cell office:value-type="float" office:value="0.299999999999998" calcext:value-type="float">
            <text:p>0.3</text:p>
          </table:table-cell>
          <table:table-cell table:number-columns-repeated="2" office:value-type="float" office:value="0.0122804701606636" calcext:value-type="float">
            <text:p>0.0122804702</text:p>
          </table:table-cell>
          <table:table-cell office:value-type="float" office:value="0.299999999999997" calcext:value-type="float">
            <text:p>0.3</text:p>
          </table:table-cell>
          <table:table-cell table:number-columns-repeated="7" office:value-type="float" office:value="0.0122804701606636" calcext:value-type="float">
            <text:p>0.0122804702</text:p>
          </table:table-cell>
          <table:table-cell office:value-type="float" office:value="0.248542105263156" calcext:value-type="float">
            <text:p>0.2485421053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805983289732654" calcext:value-type="float">
            <text:p>0.080598329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209051470588233" calcext:value-type="float">
            <text:p>0.2090514706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792615263370822" calcext:value-type="float">
            <text:p>0.0792615263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210255920692635" calcext:value-type="float">
            <text:p>0.2102559207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732057358558755" calcext:value-type="float">
            <text:p>0.0732057359</text:p>
          </table:table-cell>
          <table:table-cell office:value-type="float" office:value="0.174194550000002" calcext:value-type="float">
            <text:p>0.17419455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733959196525803" calcext:value-type="float">
            <text:p>0.0733959197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104659789145429" calcext:value-type="float">
            <text:p>0.1046597891</text:p>
          </table:table-cell>
          <table:table-cell office:value-type="float" office:value="0.226394999999999" calcext:value-type="float">
            <text:p>0.226395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738593584974459" calcext:value-type="float">
            <text:p>0.0738593585</text:p>
          </table:table-cell>
          <table:table-cell office:value-type="float" office:value="0.169470630000001" calcext:value-type="float">
            <text:p>0.16947063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861933103927198" calcext:value-type="float">
            <text:p>0.0861933104</text:p>
          </table:table-cell>
          <table:table-cell office:value-type="float" office:value="0.152485606928572" calcext:value-type="float">
            <text:p>0.1524856069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741928438729949" calcext:value-type="float">
            <text:p>0.0741928439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252378947368422" calcext:value-type="float">
            <text:p>0.2523789474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276899999999998" calcext:value-type="float">
            <text:p>0.2769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101256219005041" calcext:value-type="float">
            <text:p>0.101256219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289050000000002" calcext:value-type="float">
            <text:p>0.28905</text:p>
          </table:table-cell>
          <table:table-cell office:value-type="float" office:value="0.0122804701606636" calcext:value-type="float">
            <text:p>0.0122804702</text:p>
          </table:table-cell>
          <table:table-cell office:value-type="float" office:value="0.162254890795355" calcext:value-type="float">
            <text:p>0.1622548908</text:p>
          </table:table-cell>
          <table:table-cell table:number-columns-repeated="43" office:value-type="float" office:value="0.0122804701606636" calcext:value-type="float">
            <text:p>0.0122804702</text:p>
          </table:table-cell>
        </table:table-row>
        <table:table-row table:style-name="ro1">
          <table:table-cell table:number-columns-repeated="3" office:value-type="float" office:value="0.0110524231445972" calcext:value-type="float">
            <text:p>0.0110524231</text:p>
          </table:table-cell>
          <table:table-cell office:value-type="float" office:value="0.0283040696609752" calcext:value-type="float">
            <text:p>0.0283040697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3" calcext:value-type="float">
            <text:p>0.3</text:p>
          </table:table-cell>
          <table:table-cell office:value-type="float" office:value="0.0738107410335044" calcext:value-type="float">
            <text:p>0.073810741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628755150443013" calcext:value-type="float">
            <text:p>0.062875515</text:p>
          </table:table-cell>
          <table:table-cell office:value-type="float" office:value="0.162424423984887" calcext:value-type="float">
            <text:p>0.162424424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0642184245342836" calcext:value-type="float">
            <text:p>0.0642184245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166739613749999" calcext:value-type="float">
            <text:p>0.1667396137</text:p>
          </table:table-cell>
          <table:table-cell office:value-type="float" office:value="0.060242563679366" calcext:value-type="float">
            <text:p>0.0602425637</text:p>
          </table:table-cell>
          <table:table-cell office:value-type="float" office:value="0.0746294160776868" calcext:value-type="float">
            <text:p>0.0746294161</text:p>
          </table:table-cell>
          <table:table-cell office:value-type="float" office:value="0.292000000000002" calcext:value-type="float">
            <text:p>0.292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276714285714284" calcext:value-type="float">
            <text:p>0.2767142857</text:p>
          </table:table-cell>
          <table:table-cell table:number-columns-repeated="7" office:value-type="float" office:value="0.0110524231445972" calcext:value-type="float">
            <text:p>0.0110524231</text:p>
          </table:table-cell>
          <table:table-cell office:value-type="float" office:value="0.22368789473684" calcext:value-type="float">
            <text:p>0.2236878947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725384960759389" calcext:value-type="float">
            <text:p>0.0725384961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18814632352941" calcext:value-type="float">
            <text:p>0.1881463235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71335373703374" calcext:value-type="float">
            <text:p>0.0713353737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189230328623372" calcext:value-type="float">
            <text:p>0.1892303286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65885162270288" calcext:value-type="float">
            <text:p>0.0658851623</text:p>
          </table:table-cell>
          <table:table-cell office:value-type="float" office:value="0.156775095000002" calcext:value-type="float">
            <text:p>0.156775095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660563276873223" calcext:value-type="float">
            <text:p>0.0660563277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941938102308865" calcext:value-type="float">
            <text:p>0.0941938102</text:p>
          </table:table-cell>
          <table:table-cell office:value-type="float" office:value="0.216475371751813" calcext:value-type="float">
            <text:p>0.2164753718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664734226477013" calcext:value-type="float">
            <text:p>0.0664734226</text:p>
          </table:table-cell>
          <table:table-cell office:value-type="float" office:value="0.152523567000001" calcext:value-type="float">
            <text:p>0.152523567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775739793534478" calcext:value-type="float">
            <text:p>0.0775739794</text:p>
          </table:table-cell>
          <table:table-cell office:value-type="float" office:value="0.137237046235715" calcext:value-type="float">
            <text:p>0.137237046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667735594856954" calcext:value-type="float">
            <text:p>0.0667735595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22714105263158" calcext:value-type="float">
            <text:p>0.2271410526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249209999999998" calcext:value-type="float">
            <text:p>0.24921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911305971045365" calcext:value-type="float">
            <text:p>0.0911305971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260145000000002" calcext:value-type="float">
            <text:p>0.260145</text:p>
          </table:table-cell>
          <table:table-cell office:value-type="float" office:value="0.0110524231445972" calcext:value-type="float">
            <text:p>0.0110524231</text:p>
          </table:table-cell>
          <table:table-cell office:value-type="float" office:value="0.269205880343162" calcext:value-type="float">
            <text:p>0.2692058803</text:p>
          </table:table-cell>
          <table:table-cell table:number-columns-repeated="43" office:value-type="float" office:value="0.0110524231445972" calcext:value-type="float">
            <text:p>0.0110524231</text:p>
          </table:table-cell>
        </table:table-row>
        <table:table-row table:style-name="ro1">
          <table:table-cell table:number-columns-repeated="3" office:value-type="float" office:value="0.00994718083013749" calcext:value-type="float">
            <text:p>0.0099471808</text:p>
          </table:table-cell>
          <table:table-cell office:value-type="float" office:value="0.0572715200542786" calcext:value-type="float">
            <text:p>0.0572715201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664296669301539" calcext:value-type="float">
            <text:p>0.0664296669</text:p>
          </table:table-cell>
          <table:table-cell office:value-type="float" office:value="0.3" calcext:value-type="float">
            <text:p>0.3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565879635398711" calcext:value-type="float">
            <text:p>0.0565879635</text:p>
          </table:table-cell>
          <table:table-cell office:value-type="float" office:value="0.146181981586398" calcext:value-type="float">
            <text:p>0.1461819816</text:p>
          </table:table-cell>
          <table:table-cell office:value-type="float" office:value="0.293045454545453" calcext:value-type="float">
            <text:p>0.2930454545</text:p>
          </table:table-cell>
          <table:table-cell office:value-type="float" office:value="0.3" calcext:value-type="float">
            <text:p>0.3</text:p>
          </table:table-cell>
          <table:table-cell office:value-type="float" office:value="0.0577965820808552" calcext:value-type="float">
            <text:p>0.0577965821</text:p>
          </table:table-cell>
          <table:table-cell office:value-type="float" office:value="0.296045454545452" calcext:value-type="float">
            <text:p>0.2960454545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150065652374999" calcext:value-type="float">
            <text:p>0.1500656524</text:p>
          </table:table-cell>
          <table:table-cell office:value-type="float" office:value="0.0542183073114294" calcext:value-type="float">
            <text:p>0.0542183073</text:p>
          </table:table-cell>
          <table:table-cell office:value-type="float" office:value="0.0671664744699182" calcext:value-type="float">
            <text:p>0.0671664745</text:p>
          </table:table-cell>
          <table:table-cell office:value-type="float" office:value="0.262800000000002" calcext:value-type="float">
            <text:p>0.2628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249042857142856" calcext:value-type="float">
            <text:p>0.2490428571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0192120283848097" calcext:value-type="float">
            <text:p>0.0192120284</text:p>
          </table:table-cell>
          <table:table-cell table:number-columns-repeated="5" office:value-type="float" office:value="0.00994718083013749" calcext:value-type="float">
            <text:p>0.0099471808</text:p>
          </table:table-cell>
          <table:table-cell office:value-type="float" office:value="0.201319105263156" calcext:value-type="float">
            <text:p>0.2013191053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65284646468345" calcext:value-type="float">
            <text:p>0.0652846465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169331691176469" calcext:value-type="float">
            <text:p>0.1693316912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642018363330365" calcext:value-type="float">
            <text:p>0.064201836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170307295761035" calcext:value-type="float">
            <text:p>0.1703072958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592966460432592" calcext:value-type="float">
            <text:p>0.059296646</text:p>
          </table:table-cell>
          <table:table-cell office:value-type="float" office:value="0.141097585500002" calcext:value-type="float">
            <text:p>0.1410975855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594506949185901" calcext:value-type="float">
            <text:p>0.0594506949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847744292077978" calcext:value-type="float">
            <text:p>0.0847744292</text:p>
          </table:table-cell>
          <table:table-cell office:value-type="float" office:value="0.3" calcext:value-type="float">
            <text:p>0.3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598260803829312" calcext:value-type="float">
            <text:p>0.0598260804</text:p>
          </table:table-cell>
          <table:table-cell office:value-type="float" office:value="0.137271210300001" calcext:value-type="float">
            <text:p>0.1372712103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698165814181031" calcext:value-type="float">
            <text:p>0.0698165814</text:p>
          </table:table-cell>
          <table:table-cell office:value-type="float" office:value="0.130420035322782" calcext:value-type="float">
            <text:p>0.1304200353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600962035371258" calcext:value-type="float">
            <text:p>0.0600962035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204426947368422" calcext:value-type="float">
            <text:p>0.2044269474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224288999999998" calcext:value-type="float">
            <text:p>0.224289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820175373940829" calcext:value-type="float">
            <text:p>0.0820175374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234130500000002" calcext:value-type="float">
            <text:p>0.2341305</text:p>
          </table:table-cell>
          <table:table-cell office:value-type="float" office:value="0.00994718083013749" calcext:value-type="float">
            <text:p>0.0099471808</text:p>
          </table:table-cell>
          <table:table-cell office:value-type="float" office:value="0.299999999999998" calcext:value-type="float">
            <text:p>0.3</text:p>
          </table:table-cell>
          <table:table-cell table:number-columns-repeated="43" office:value-type="float" office:value="0.00994718083013749" calcext:value-type="float">
            <text:p>0.0099471808</text:p>
          </table:table-cell>
        </table:table-row>
        <table:table-row table:style-name="ro1">
          <table:table-cell table:number-columns-repeated="3" office:value-type="float" office:value="0.00895246274712375" calcext:value-type="float">
            <text:p>0.0089524627</text:p>
          </table:table-cell>
          <table:table-cell office:value-type="float" office:value="0.103977185202907" calcext:value-type="float">
            <text:p>0.1039771852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597867002371385" calcext:value-type="float">
            <text:p>0.0597867002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50929167185884" calcext:value-type="float">
            <text:p>0.0509291672</text:p>
          </table:table-cell>
          <table:table-cell office:value-type="float" office:value="0.131563783427758" calcext:value-type="float">
            <text:p>0.1315637834</text:p>
          </table:table-cell>
          <table:table-cell office:value-type="float" office:value="0.263740909090908" calcext:value-type="float">
            <text:p>0.2637409091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520169238727697" calcext:value-type="float">
            <text:p>0.0520169239</text:p>
          </table:table-cell>
          <table:table-cell office:value-type="float" office:value="0.276654545454545" calcext:value-type="float">
            <text:p>0.2766545455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135059087137499" calcext:value-type="float">
            <text:p>0.1350590871</text:p>
          </table:table-cell>
          <table:table-cell office:value-type="float" office:value="0.0487964765802864" calcext:value-type="float">
            <text:p>0.0487964766</text:p>
          </table:table-cell>
          <table:table-cell office:value-type="float" office:value="0.0604498270229263" calcext:value-type="float">
            <text:p>0.060449827</text:p>
          </table:table-cell>
          <table:table-cell office:value-type="float" office:value="0.236520000000001" calcext:value-type="float">
            <text:p>0.23652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22413857142857" calcext:value-type="float">
            <text:p>0.2241385714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299119202516521" calcext:value-type="float">
            <text:p>0.2991192025</text:p>
          </table:table-cell>
          <table:table-cell table:number-columns-repeated="5" office:value-type="float" office:value="0.00895246274712375" calcext:value-type="float">
            <text:p>0.0089524627</text:p>
          </table:table-cell>
          <table:table-cell office:value-type="float" office:value="0.181187194736841" calcext:value-type="float">
            <text:p>0.1811871947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3" calcext:value-type="float">
            <text:p>0.3</text:p>
          </table:table-cell>
          <table:table-cell office:value-type="float" office:value="0.0587561818215105" calcext:value-type="float">
            <text:p>0.0587561818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152398522058822" calcext:value-type="float">
            <text:p>0.1523985221</text:p>
          </table:table-cell>
          <table:table-cell office:value-type="float" office:value="0.3" calcext:value-type="float">
            <text:p>0.3</text:p>
          </table:table-cell>
          <table:table-cell office:value-type="float" office:value="0.0577816526997329" calcext:value-type="float">
            <text:p>0.0577816527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153276566184931" calcext:value-type="float">
            <text:p>0.1532765662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533669814389333" calcext:value-type="float">
            <text:p>0.0533669814</text:p>
          </table:table-cell>
          <table:table-cell office:value-type="float" office:value="0.126987826950001" calcext:value-type="float">
            <text:p>0.126987827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535056254267311" calcext:value-type="float">
            <text:p>0.0535056254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762969862870181" calcext:value-type="float">
            <text:p>0.0762969863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538434723446381" calcext:value-type="float">
            <text:p>0.0538434723</text:p>
          </table:table-cell>
          <table:table-cell office:value-type="float" office:value="0.123544089270001" calcext:value-type="float">
            <text:p>0.1235440893</text:p>
          </table:table-cell>
          <table:table-cell office:value-type="float" office:value="0.3" calcext:value-type="float">
            <text:p>0.3</text:p>
          </table:table-cell>
          <table:table-cell office:value-type="float" office:value="0.0628349232762928" calcext:value-type="float">
            <text:p>0.0628349233</text:p>
          </table:table-cell>
          <table:table-cell office:value-type="float" office:value="0.232903201302624" calcext:value-type="float">
            <text:p>0.2329032013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540865831834133" calcext:value-type="float">
            <text:p>0.0540865832</text:p>
          </table:table-cell>
          <table:table-cell office:value-type="float" office:value="0.3" calcext:value-type="float">
            <text:p>0.3</text:p>
          </table:table-cell>
          <table:table-cell office:value-type="float" office:value="0.18398425263158" calcext:value-type="float">
            <text:p>0.1839842526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201860099999999" calcext:value-type="float">
            <text:p>0.2018601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738157836546746" calcext:value-type="float">
            <text:p>0.0738157837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210717450000001" calcext:value-type="float">
            <text:p>0.21071745</text:p>
          </table:table-cell>
          <table:table-cell office:value-type="float" office:value="0.00895246274712375" calcext:value-type="float">
            <text:p>0.0089524627</text:p>
          </table:table-cell>
          <table:table-cell office:value-type="float" office:value="0.300000000000002" calcext:value-type="float">
            <text:p>0.3</text:p>
          </table:table-cell>
          <table:table-cell table:number-columns-repeated="43" office:value-type="float" office:value="0.00895246274712375" calcext:value-type="float">
            <text:p>0.0089524627</text:p>
          </table:table-cell>
        </table:table-row>
        <table:table-row table:style-name="ro1">
          <table:table-cell table:number-columns-repeated="3" office:value-type="float" office:value="0.00805721647241137" calcext:value-type="float">
            <text:p>0.0080572165</text:p>
          </table:table-cell>
          <table:table-cell office:value-type="float" office:value="0.093579466682616" calcext:value-type="float">
            <text:p>0.0935794667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538080302134247" calcext:value-type="float">
            <text:p>0.0538080302</text:p>
          </table:table-cell>
          <table:table-cell office:value-type="float" office:value="0.3" calcext:value-type="float">
            <text:p>0.3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458362504672956" calcext:value-type="float">
            <text:p>0.0458362505</text:p>
          </table:table-cell>
          <table:table-cell office:value-type="float" office:value="0.118407405084982" calcext:value-type="float">
            <text:p>0.1184074051</text:p>
          </table:table-cell>
          <table:table-cell office:value-type="float" office:value="0.237366818181817" calcext:value-type="float">
            <text:p>0.2373668182</text:p>
          </table:table-cell>
          <table:table-cell office:value-type="float" office:value="0.3" calcext:value-type="float">
            <text:p>0.3</text:p>
          </table:table-cell>
          <table:table-cell office:value-type="float" office:value="0.0468152314854927" calcext:value-type="float">
            <text:p>0.0468152315</text:p>
          </table:table-cell>
          <table:table-cell office:value-type="float" office:value="0.283157623924335" calcext:value-type="float">
            <text:p>0.2831576239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121553178423749" calcext:value-type="float">
            <text:p>0.1215531784</text:p>
          </table:table-cell>
          <table:table-cell office:value-type="float" office:value="0.130697078290893" calcext:value-type="float">
            <text:p>0.1306970783</text:p>
          </table:table-cell>
          <table:table-cell office:value-type="float" office:value="0.0544048443206337" calcext:value-type="float">
            <text:p>0.0544048443</text:p>
          </table:table-cell>
          <table:table-cell office:value-type="float" office:value="0.212868000000001" calcext:value-type="float">
            <text:p>0.212868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201724714285713" calcext:value-type="float">
            <text:p>0.2017247143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299844992655702" calcext:value-type="float">
            <text:p>0.2998449927</text:p>
          </table:table-cell>
          <table:table-cell table:number-columns-repeated="5" office:value-type="float" office:value="0.00805721647241137" calcext:value-type="float">
            <text:p>0.0080572165</text:p>
          </table:table-cell>
          <table:table-cell office:value-type="float" office:value="0.163068475263157" calcext:value-type="float">
            <text:p>0.1630684753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528805636393594" calcext:value-type="float">
            <text:p>0.0528805636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13715866985294" calcext:value-type="float">
            <text:p>0.1371586699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520034874297596" calcext:value-type="float">
            <text:p>0.0520034874</text:p>
          </table:table-cell>
          <table:table-cell office:value-type="float" office:value="0.285875000000002" calcext:value-type="float">
            <text:p>0.285875</text:p>
          </table:table-cell>
          <table:table-cell office:value-type="float" office:value="0.3" calcext:value-type="float">
            <text:p>0.3</text:p>
          </table:table-cell>
          <table:table-cell office:value-type="float" office:value="0.137948909566438" calcext:value-type="float">
            <text:p>0.1379489096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480302832950399" calcext:value-type="float">
            <text:p>0.0480302833</text:p>
          </table:table-cell>
          <table:table-cell office:value-type="float" office:value="0.114289044255001" calcext:value-type="float">
            <text:p>0.1142890443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48155062884058" calcext:value-type="float">
            <text:p>0.0481550629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686672876583162" calcext:value-type="float">
            <text:p>0.0686672877</text:p>
          </table:table-cell>
          <table:table-cell office:value-type="float" office:value="0.286625000000002" calcext:value-type="float">
            <text:p>0.286625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484591251101742" calcext:value-type="float">
            <text:p>0.0484591251</text:p>
          </table:table-cell>
          <table:table-cell office:value-type="float" office:value="0.111189680343001" calcext:value-type="float">
            <text:p>0.1111896803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565514309486635" calcext:value-type="float">
            <text:p>0.0565514309</text:p>
          </table:table-cell>
          <table:table-cell office:value-type="float" office:value="0.253583604870054" calcext:value-type="float">
            <text:p>0.2535836049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486779248650719" calcext:value-type="float">
            <text:p>0.0486779249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165585827368422" calcext:value-type="float">
            <text:p>0.1655858274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181674089999999" calcext:value-type="float">
            <text:p>0.18167409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664342052892071" calcext:value-type="float">
            <text:p>0.0664342053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189645705000001" calcext:value-type="float">
            <text:p>0.189645705</text:p>
          </table:table-cell>
          <table:table-cell office:value-type="float" office:value="0.00805721647241137" calcext:value-type="float">
            <text:p>0.0080572165</text:p>
          </table:table-cell>
          <table:table-cell office:value-type="float" office:value="0.299999999999999" calcext:value-type="float">
            <text:p>0.3</text:p>
          </table:table-cell>
          <table:table-cell table:number-columns-repeated="43" office:value-type="float" office:value="0.00805721647241137" calcext:value-type="float">
            <text:p>0.0080572165</text:p>
          </table:table-cell>
        </table:table-row>
        <table:table-row table:style-name="ro1">
          <table:table-cell table:number-columns-repeated="3" office:value-type="float" office:value="0.00725149482517023" calcext:value-type="float">
            <text:p>0.0072514948</text:p>
          </table:table-cell>
          <table:table-cell office:value-type="float" office:value="0.0842215200143544" calcext:value-type="float">
            <text:p>0.08422152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484272271920822" calcext:value-type="float">
            <text:p>0.0484272272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412526254205661" calcext:value-type="float">
            <text:p>0.0412526254</text:p>
          </table:table-cell>
          <table:table-cell office:value-type="float" office:value="0.106566664576484" calcext:value-type="float">
            <text:p>0.1065666646</text:p>
          </table:table-cell>
          <table:table-cell office:value-type="float" office:value="0.213630136363635" calcext:value-type="float">
            <text:p>0.2136301364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421337083369435" calcext:value-type="float">
            <text:p>0.0421337083</text:p>
          </table:table-cell>
          <table:table-cell office:value-type="float" office:value="0.255022494085774" calcext:value-type="float">
            <text:p>0.2550224941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109397860581374" calcext:value-type="float">
            <text:p>0.1093978606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489643598885703" calcext:value-type="float">
            <text:p>0.0489643599</text:p>
          </table:table-cell>
          <table:table-cell office:value-type="float" office:value="0.191581200000001" calcext:value-type="float">
            <text:p>0.1915812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181552242857142" calcext:value-type="float">
            <text:p>0.1815522429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299999999999995" calcext:value-type="float">
            <text:p>0.3</text:p>
          </table:table-cell>
          <table:table-cell table:number-columns-repeated="5" office:value-type="float" office:value="0.00725149482517023" calcext:value-type="float">
            <text:p>0.0072514948</text:p>
          </table:table-cell>
          <table:table-cell office:value-type="float" office:value="0.146761627736841" calcext:value-type="float">
            <text:p>0.1467616277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475925072754235" calcext:value-type="float">
            <text:p>0.0475925073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123442802867646" calcext:value-type="float">
            <text:p>0.1234428029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468031386867837" calcext:value-type="float">
            <text:p>0.0468031387</text:p>
          </table:table-cell>
          <table:table-cell office:value-type="float" office:value="0.257287500000002" calcext:value-type="float">
            <text:p>0.2572875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124154018609794" calcext:value-type="float">
            <text:p>0.1241540186</text:p>
          </table:table-cell>
          <table:table-cell office:value-type="float" office:value="0.3" calcext:value-type="float">
            <text:p>0.3</text:p>
          </table:table-cell>
          <table:table-cell office:value-type="float" office:value="0.043227254965536" calcext:value-type="float">
            <text:p>0.043227255</text:p>
          </table:table-cell>
          <table:table-cell office:value-type="float" office:value="0.102860139829501" calcext:value-type="float">
            <text:p>0.1028601398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433395565956522" calcext:value-type="float">
            <text:p>0.0433395566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618005588924846" calcext:value-type="float">
            <text:p>0.0618005589</text:p>
          </table:table-cell>
          <table:table-cell office:value-type="float" office:value="0.287220599999998" calcext:value-type="float">
            <text:p>0.2872206</text:p>
          </table:table-cell>
          <table:table-cell office:value-type="float" office:value="0.3" calcext:value-type="float">
            <text:p>0.3</text:p>
          </table:table-cell>
          <table:table-cell office:value-type="float" office:value="0.0436132125991568" calcext:value-type="float">
            <text:p>0.0436132126</text:p>
          </table:table-cell>
          <table:table-cell office:value-type="float" office:value="0.100070712308701" calcext:value-type="float">
            <text:p>0.1000707123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508962878537971" calcext:value-type="float">
            <text:p>0.0508962879</text:p>
          </table:table-cell>
          <table:table-cell office:value-type="float" office:value="0.271577196775689" calcext:value-type="float">
            <text:p>0.2715771968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438101323785647" calcext:value-type="float">
            <text:p>0.043810132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14902724463158" calcext:value-type="float">
            <text:p>0.1490272446</text:p>
          </table:table-cell>
          <table:table-cell office:value-type="float" office:value="0.2119486737306" calcext:value-type="float">
            <text:p>0.2119486737</text:p>
          </table:table-cell>
          <table:table-cell office:value-type="float" office:value="0.163506680999999" calcext:value-type="float">
            <text:p>0.163506681</text:p>
          </table:table-cell>
          <table:table-cell office:value-type="float" office:value="0.3" calcext:value-type="float">
            <text:p>0.3</text:p>
          </table:table-cell>
          <table:table-cell office:value-type="float" office:value="0.0597907847602864" calcext:value-type="float">
            <text:p>0.0597907848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170681134500001" calcext:value-type="float">
            <text:p>0.1706811345</text:p>
          </table:table-cell>
          <table:table-cell office:value-type="float" office:value="0.00725149482517023" calcext:value-type="float">
            <text:p>0.0072514948</text:p>
          </table:table-cell>
          <table:table-cell office:value-type="float" office:value="0.300000000000001" calcext:value-type="float">
            <text:p>0.3</text:p>
          </table:table-cell>
          <table:table-cell table:number-columns-repeated="43" office:value-type="float" office:value="0.00725149482517023" calcext:value-type="float">
            <text:p>0.0072514948</text:p>
          </table:table-cell>
        </table:table-row>
        <table:table-row table:style-name="ro1">
          <table:table-cell table:number-columns-repeated="3" office:value-type="float" office:value="0.00652634534265321" calcext:value-type="float">
            <text:p>0.0065263453</text:p>
          </table:table-cell>
          <table:table-cell office:value-type="float" office:value="0.0780447972164072" calcext:value-type="float">
            <text:p>0.0780447972</text:p>
          </table:table-cell>
          <table:table-cell office:value-type="float" office:value="0.00652634534265321" calcext:value-type="float">
            <text:p>0.0065263453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43584504472874" calcext:value-type="float">
            <text:p>0.0435845045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371273628785094" calcext:value-type="float">
            <text:p>0.0371273629</text:p>
          </table:table-cell>
          <table:table-cell office:value-type="float" office:value="0.0959099981188357" calcext:value-type="float">
            <text:p>0.0959099981</text:p>
          </table:table-cell>
          <table:table-cell office:value-type="float" office:value="0.192873995484971" calcext:value-type="float">
            <text:p>0.1928739955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379203375032491" calcext:value-type="float">
            <text:p>0.0379203375</text:p>
          </table:table-cell>
          <table:table-cell office:value-type="float" office:value="0.229520244677196" calcext:value-type="float">
            <text:p>0.2295202447</text:p>
          </table:table-cell>
          <table:table-cell office:value-type="float" office:value="0.00652634534265321" calcext:value-type="float">
            <text:p>0.0065263453</text:p>
          </table:table-cell>
          <table:table-cell office:value-type="float" office:value="0.0984580745232369" calcext:value-type="float">
            <text:p>0.0984580745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440679238997133" calcext:value-type="float">
            <text:p>0.0440679239</text:p>
          </table:table-cell>
          <table:table-cell office:value-type="float" office:value="0.172423080000001" calcext:value-type="float">
            <text:p>0.17242308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0652634534265321" calcext:value-type="float">
            <text:p>0.0065263453</text:p>
          </table:table-cell>
          <table:table-cell office:value-type="float" office:value="0.163397018571428" calcext:value-type="float">
            <text:p>0.1633970186</text:p>
          </table:table-cell>
          <table:table-cell office:value-type="float" office:value="0.00652634534265321" calcext:value-type="float">
            <text:p>0.0065263453</text:p>
          </table:table-cell>
          <table:table-cell office:value-type="float" office:value="0.296991646321193" calcext:value-type="float">
            <text:p>0.2969916463</text:p>
          </table:table-cell>
          <table:table-cell table:number-columns-repeated="5" office:value-type="float" office:value="0.00652634534265321" calcext:value-type="float">
            <text:p>0.0065263453</text:p>
          </table:table-cell>
          <table:table-cell office:value-type="float" office:value="0.132085464963157" calcext:value-type="float">
            <text:p>0.132085465</text:p>
          </table:table-cell>
          <table:table-cell office:value-type="float" office:value="0.00652634534265321" calcext:value-type="float">
            <text:p>0.0065263453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428332565478811" calcext:value-type="float">
            <text:p>0.0428332565</text:p>
          </table:table-cell>
          <table:table-cell office:value-type="float" office:value="0.297101041000422" calcext:value-type="float">
            <text:p>0.297101041</text:p>
          </table:table-cell>
          <table:table-cell office:value-type="float" office:value="0.111098522580881" calcext:value-type="float">
            <text:p>0.1110985226</text:p>
          </table:table-cell>
          <table:table-cell office:value-type="float" office:value="0.292279634813109" calcext:value-type="float">
            <text:p>0.2922796348</text:p>
          </table:table-cell>
          <table:table-cell office:value-type="float" office:value="0.0421228248181053" calcext:value-type="float">
            <text:p>0.0421228248</text:p>
          </table:table-cell>
          <table:table-cell office:value-type="float" office:value="0.231558750000002" calcext:value-type="float">
            <text:p>0.23155875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111738616748815" calcext:value-type="float">
            <text:p>0.1117386167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389045294689823" calcext:value-type="float">
            <text:p>0.0389045295</text:p>
          </table:table-cell>
          <table:table-cell office:value-type="float" office:value="0.092574125846551" calcext:value-type="float">
            <text:p>0.0925741258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390056009360869" calcext:value-type="float">
            <text:p>0.0390056009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556205030032362" calcext:value-type="float">
            <text:p>0.055620503</text:p>
          </table:table-cell>
          <table:table-cell office:value-type="float" office:value="0.296554067604274" calcext:value-type="float">
            <text:p>0.2965540676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392518913392411" calcext:value-type="float">
            <text:p>0.0392518913</text:p>
          </table:table-cell>
          <table:table-cell office:value-type="float" office:value="0.0900636410778305" calcext:value-type="float">
            <text:p>0.0900636411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458066590684174" calcext:value-type="float">
            <text:p>0.0458066591</text:p>
          </table:table-cell>
          <table:table-cell office:value-type="float" office:value="0.24441947709812" calcext:value-type="float">
            <text:p>0.2444194771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394291191407083" calcext:value-type="float">
            <text:p>0.0394291191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134124520168422" calcext:value-type="float">
            <text:p>0.1341245202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147156012899999" calcext:value-type="float">
            <text:p>0.1471560129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538117062842578" calcext:value-type="float">
            <text:p>0.0538117063</text:p>
          </table:table-cell>
          <table:table-cell office:value-type="float" office:value="0.00652634534265321" calcext:value-type="float">
            <text:p>0.0065263453</text:p>
          </table:table-cell>
          <table:table-cell office:value-type="float" office:value="0.153613021050001" calcext:value-type="float">
            <text:p>0.1536130211</text:p>
          </table:table-cell>
          <table:table-cell office:value-type="float" office:value="0.00652634534265321" calcext:value-type="float">
            <text:p>0.0065263453</text:p>
          </table:table-cell>
          <table:table-cell office:value-type="float" office:value="0.300000000000004" calcext:value-type="float">
            <text:p>0.3</text:p>
          </table:table-cell>
          <table:table-cell table:number-columns-repeated="43" office:value-type="float" office:value="0.00652634534265321" calcext:value-type="float">
            <text:p>0.0065263453</text:p>
          </table:table-cell>
        </table:table-row>
        <table:table-row table:style-name="ro1">
          <table:table-cell table:number-columns-repeated="3" office:value-type="float" office:value="0.00587371080838789" calcext:value-type="float">
            <text:p>0.0058737108</text:p>
          </table:table-cell>
          <table:table-cell office:value-type="float" office:value="0.0702403174947665" calcext:value-type="float">
            <text:p>0.0702403175</text:p>
          </table:table-cell>
          <table:table-cell office:value-type="float" office:value="0.00587371080838789" calcext:value-type="float">
            <text:p>0.0058737108</text:p>
          </table:table-cell>
          <table:table-cell office:value-type="float" office:value="0.3" calcext:value-type="float">
            <text:p>0.3</text:p>
          </table:table-cell>
          <table:table-cell office:value-type="float" office:value="0.0392260540255866" calcext:value-type="float">
            <text:p>0.039226054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0.0477418958848655" calcext:value-type="float">
            <text:p>0.0477418959</text:p>
          </table:table-cell>
          <table:table-cell office:value-type="float" office:value="0.0863189983069521" calcext:value-type="float">
            <text:p>0.0863189983</text:p>
          </table:table-cell>
          <table:table-cell office:value-type="float" office:value="0.297747741147188" calcext:value-type="float">
            <text:p>0.2977477411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341283037529242" calcext:value-type="float">
            <text:p>0.0341283038</text:p>
          </table:table-cell>
          <table:table-cell office:value-type="float" office:value="0.206568220209477" calcext:value-type="float">
            <text:p>0.2065682202</text:p>
          </table:table-cell>
          <table:table-cell office:value-type="float" office:value="0.00587371080838789" calcext:value-type="float">
            <text:p>0.0058737108</text:p>
          </table:table-cell>
          <table:table-cell office:value-type="float" office:value="0.0886122670709132" calcext:value-type="float">
            <text:p>0.0886122671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39661131509742" calcext:value-type="float">
            <text:p>0.0396611315</text:p>
          </table:table-cell>
          <table:table-cell office:value-type="float" office:value="0.155180772000001" calcext:value-type="float">
            <text:p>0.155180772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0587371080838789" calcext:value-type="float">
            <text:p>0.0058737108</text:p>
          </table:table-cell>
          <table:table-cell office:value-type="float" office:value="0.147057316714285" calcext:value-type="float">
            <text:p>0.1470573167</text:p>
          </table:table-cell>
          <table:table-cell office:value-type="float" office:value="0.00587371080838789" calcext:value-type="float">
            <text:p>0.0058737108</text:p>
          </table:table-cell>
          <table:table-cell office:value-type="float" office:value="0.299999999999997" calcext:value-type="float">
            <text:p>0.3</text:p>
          </table:table-cell>
          <table:table-cell table:number-columns-repeated="5" office:value-type="float" office:value="0.00587371080838789" calcext:value-type="float">
            <text:p>0.0058737108</text:p>
          </table:table-cell>
          <table:table-cell office:value-type="float" office:value="0.118876918466841" calcext:value-type="float">
            <text:p>0.1188769185</text:p>
          </table:table-cell>
          <table:table-cell office:value-type="float" office:value="0.00587371080838789" calcext:value-type="float">
            <text:p>0.0058737108</text:p>
          </table:table-cell>
          <table:table-cell office:value-type="float" office:value="0.298888888888893" calcext:value-type="float">
            <text:p>0.2988888889</text:p>
          </table:table-cell>
          <table:table-cell office:value-type="float" office:value="0.038549930893093" calcext:value-type="float">
            <text:p>0.0385499309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999886703227931" calcext:value-type="float">
            <text:p>0.0999886703</text:p>
          </table:table-cell>
          <table:table-cell office:value-type="float" office:value="0.263051671331798" calcext:value-type="float">
            <text:p>0.2630516713</text:p>
          </table:table-cell>
          <table:table-cell office:value-type="float" office:value="0.0379105423362948" calcext:value-type="float">
            <text:p>0.0379105423</text:p>
          </table:table-cell>
          <table:table-cell office:value-type="float" office:value="0.208402875000002" calcext:value-type="float">
            <text:p>0.208402875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100564755073933" calcext:value-type="float">
            <text:p>0.1005647551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350140765220841" calcext:value-type="float">
            <text:p>0.0350140765</text:p>
          </table:table-cell>
          <table:table-cell office:value-type="float" office:value="0.0833167132618959" calcext:value-type="float">
            <text:p>0.0833167133</text:p>
          </table:table-cell>
          <table:table-cell office:value-type="float" office:value="0.3" calcext:value-type="float">
            <text:p>0.3</text:p>
          </table:table-cell>
          <table:table-cell office:value-type="float" office:value="0.0351050408424782" calcext:value-type="float">
            <text:p>0.0351050408</text:p>
          </table:table-cell>
          <table:table-cell office:value-type="float" office:value="0.3" calcext:value-type="float">
            <text:p>0.3</text:p>
          </table:table-cell>
          <table:table-cell office:value-type="float" office:value="0.0500584527029126" calcext:value-type="float">
            <text:p>0.0500584527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35326702205317" calcext:value-type="float">
            <text:p>0.0353267022</text:p>
          </table:table-cell>
          <table:table-cell office:value-type="float" office:value="0.0810572769700474" calcext:value-type="float">
            <text:p>0.081057277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412259931615757" calcext:value-type="float">
            <text:p>0.0412259932</text:p>
          </table:table-cell>
          <table:table-cell office:value-type="float" office:value="0.243984270571815" calcext:value-type="float">
            <text:p>0.2439842706</text:p>
          </table:table-cell>
          <table:table-cell office:value-type="float" office:value="0.3" calcext:value-type="float">
            <text:p>0.3</text:p>
          </table:table-cell>
          <table:table-cell office:value-type="float" office:value="0.0354862072266374" calcext:value-type="float">
            <text:p>0.0354862072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12071206815158" calcext:value-type="float">
            <text:p>0.1207120682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132440411609999" calcext:value-type="float">
            <text:p>0.1324404116</text:p>
          </table:table-cell>
          <table:table-cell office:value-type="float" office:value="0.285333333333337" calcext:value-type="float">
            <text:p>0.2853333333</text:p>
          </table:table-cell>
          <table:table-cell office:value-type="float" office:value="0.048430535655832" calcext:value-type="float">
            <text:p>0.0484305357</text:p>
          </table:table-cell>
          <table:table-cell office:value-type="float" office:value="0.227173437624776" calcext:value-type="float">
            <text:p>0.2271734376</text:p>
          </table:table-cell>
          <table:table-cell office:value-type="float" office:value="0.138251718945001" calcext:value-type="float">
            <text:p>0.1382517189</text:p>
          </table:table-cell>
          <table:table-cell office:value-type="float" office:value="0.00587371080838789" calcext:value-type="float">
            <text:p>0.0058737108</text:p>
          </table:table-cell>
          <table:table-cell office:value-type="float" office:value="0.293564974706262" calcext:value-type="float">
            <text:p>0.2935649747</text:p>
          </table:table-cell>
          <table:table-cell table:number-columns-repeated="43" office:value-type="float" office:value="0.00587371080838789" calcext:value-type="float">
            <text:p>0.0058737108</text:p>
          </table:table-cell>
        </table:table-row>
        <table:table-row table:style-name="ro1">
          <table:table-cell table:number-columns-repeated="3" office:value-type="float" office:value="0.0052863397275491" calcext:value-type="float">
            <text:p>0.0052863397</text:p>
          </table:table-cell>
          <table:table-cell office:value-type="float" office:value="0.0632162857452898" calcext:value-type="float">
            <text:p>0.0632162857</text:p>
          </table:table-cell>
          <table:table-cell office:value-type="float" office:value="0.0052863397275491" calcext:value-type="float">
            <text:p>0.0052863397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353034486230279" calcext:value-type="float">
            <text:p>0.0353034486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42967706296379" calcext:value-type="float">
            <text:p>0.0429677063</text:p>
          </table:table-cell>
          <table:table-cell office:value-type="float" office:value="0.0776870984762569" calcext:value-type="float">
            <text:p>0.0776870985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307154733776318" calcext:value-type="float">
            <text:p>0.0307154734</text:p>
          </table:table-cell>
          <table:table-cell office:value-type="float" office:value="0.185911398188529" calcext:value-type="float">
            <text:p>0.1859113982</text:p>
          </table:table-cell>
          <table:table-cell office:value-type="float" office:value="0.0052863397275491" calcext:value-type="float">
            <text:p>0.0052863397</text:p>
          </table:table-cell>
          <table:table-cell office:value-type="float" office:value="0.0797510403638219" calcext:value-type="float">
            <text:p>0.0797510404</text:p>
          </table:table-cell>
          <table:table-cell office:value-type="float" office:value="0.299999999999992" calcext:value-type="float">
            <text:p>0.3</text:p>
          </table:table-cell>
          <table:table-cell office:value-type="float" office:value="0.0356950183587678" calcext:value-type="float">
            <text:p>0.0356950184</text:p>
          </table:table-cell>
          <table:table-cell office:value-type="float" office:value="0.139662694800001" calcext:value-type="float">
            <text:p>0.1396626948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052863397275491" calcext:value-type="float">
            <text:p>0.0052863397</text:p>
          </table:table-cell>
          <table:table-cell office:value-type="float" office:value="0.132351585042856" calcext:value-type="float">
            <text:p>0.132351585</text:p>
          </table:table-cell>
          <table:table-cell office:value-type="float" office:value="0.0052863397275491" calcext:value-type="float">
            <text:p>0.0052863397</text:p>
          </table:table-cell>
          <table:table-cell office:value-type="float" office:value="0.299999999999998" calcext:value-type="float">
            <text:p>0.3</text:p>
          </table:table-cell>
          <table:table-cell table:number-columns-repeated="5" office:value-type="float" office:value="0.0052863397275491" calcext:value-type="float">
            <text:p>0.0052863397</text:p>
          </table:table-cell>
          <table:table-cell office:value-type="float" office:value="0.106989226620157" calcext:value-type="float">
            <text:p>0.1069892266</text:p>
          </table:table-cell>
          <table:table-cell office:value-type="float" office:value="0.0052863397275491" calcext:value-type="float">
            <text:p>0.0052863397</text:p>
          </table:table-cell>
          <table:table-cell office:value-type="float" office:value="0.299899998658634" calcext:value-type="float">
            <text:p>0.2998999987</text:p>
          </table:table-cell>
          <table:table-cell office:value-type="float" office:value="0.0346949378037837" calcext:value-type="float">
            <text:p>0.0346949378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899898032905138" calcext:value-type="float">
            <text:p>0.0899898033</text:p>
          </table:table-cell>
          <table:table-cell office:value-type="float" office:value="0.256174363623328" calcext:value-type="float">
            <text:p>0.2561743636</text:p>
          </table:table-cell>
          <table:table-cell office:value-type="float" office:value="0.0341194881026653" calcext:value-type="float">
            <text:p>0.0341194881</text:p>
          </table:table-cell>
          <table:table-cell office:value-type="float" office:value="0.187562587500002" calcext:value-type="float">
            <text:p>0.1875625875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9050827956654" calcext:value-type="float">
            <text:p>0.0905082796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315126688698757" calcext:value-type="float">
            <text:p>0.0315126689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315945367582304" calcext:value-type="float">
            <text:p>0.0315945368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450526074326213" calcext:value-type="float">
            <text:p>0.0450526074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317940319847853" calcext:value-type="float">
            <text:p>0.031794032</text:p>
          </table:table-cell>
          <table:table-cell office:value-type="float" office:value="0.0729515492730427" calcext:value-type="float">
            <text:p>0.0729515493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371033938454181" calcext:value-type="float">
            <text:p>0.0371033938</text:p>
          </table:table-cell>
          <table:table-cell office:value-type="float" office:value="0.27667208826177" calcext:value-type="float">
            <text:p>0.2766720883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319375865039737" calcext:value-type="float">
            <text:p>0.0319375865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108640861336422" calcext:value-type="float">
            <text:p>0.1086408613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119196370448999" calcext:value-type="float">
            <text:p>0.1191963704</text:p>
          </table:table-cell>
          <table:table-cell office:value-type="float" office:value="0.256800000000003" calcext:value-type="float">
            <text:p>0.2568</text:p>
          </table:table-cell>
          <table:table-cell office:value-type="float" office:value="0.0435874820902488" calcext:value-type="float">
            <text:p>0.0435874821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124426547050501" calcext:value-type="float">
            <text:p>0.1244265471</text:p>
          </table:table-cell>
          <table:table-cell office:value-type="float" office:value="0.0052863397275491" calcext:value-type="float">
            <text:p>0.0052863397</text:p>
          </table:table-cell>
          <table:table-cell office:value-type="float" office:value="0.264208477235635" calcext:value-type="float">
            <text:p>0.2642084772</text:p>
          </table:table-cell>
          <table:table-cell table:number-columns-repeated="43" office:value-type="float" office:value="0.0052863397275491" calcext:value-type="float">
            <text:p>0.0052863397</text:p>
          </table:table-cell>
        </table:table-row>
        <table:table-row table:style-name="ro1">
          <table:table-cell table:number-columns-repeated="3" office:value-type="float" office:value="0.00475770575479419" calcext:value-type="float">
            <text:p>0.0047577058</text:p>
          </table:table-cell>
          <table:table-cell office:value-type="float" office:value="0.0692545840900924" calcext:value-type="float">
            <text:p>0.0692545841</text:p>
          </table:table-cell>
          <table:table-cell office:value-type="float" office:value="0.00475770575479419" calcext:value-type="float">
            <text:p>0.0047577058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317731037607252" calcext:value-type="float">
            <text:p>0.0317731038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386709356667411" calcext:value-type="float">
            <text:p>0.0386709357</text:p>
          </table:table-cell>
          <table:table-cell office:value-type="float" office:value="0.0699183886286312" calcext:value-type="float">
            <text:p>0.0699183886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276439260398686" calcext:value-type="float">
            <text:p>0.027643926</text:p>
          </table:table-cell>
          <table:table-cell office:value-type="float" office:value="0.167320258369676" calcext:value-type="float">
            <text:p>0.1673202584</text:p>
          </table:table-cell>
          <table:table-cell office:value-type="float" office:value="0.00475770575479419" calcext:value-type="float">
            <text:p>0.0047577058</text:p>
          </table:table-cell>
          <table:table-cell office:value-type="float" office:value="0.0717759363274397" calcext:value-type="float">
            <text:p>0.0717759363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32125516522891" calcext:value-type="float">
            <text:p>0.0321255165</text:p>
          </table:table-cell>
          <table:table-cell office:value-type="float" office:value="0.125696425320001" calcext:value-type="float">
            <text:p>0.1256964253</text:p>
          </table:table-cell>
          <table:table-cell office:value-type="float" office:value="0.299999999999997" calcext:value-type="float">
            <text:p>0.3</text:p>
          </table:table-cell>
          <table:table-cell office:value-type="float" office:value="0.00475770575479419" calcext:value-type="float">
            <text:p>0.0047577058</text:p>
          </table:table-cell>
          <table:table-cell office:value-type="float" office:value="0.119116426538571" calcext:value-type="float">
            <text:p>0.1191164265</text:p>
          </table:table-cell>
          <table:table-cell office:value-type="float" office:value="0.00475770575479419" calcext:value-type="float">
            <text:p>0.0047577058</text:p>
          </table:table-cell>
          <table:table-cell office:value-type="float" office:value="0.299999999999996" calcext:value-type="float">
            <text:p>0.3</text:p>
          </table:table-cell>
          <table:table-cell table:number-columns-repeated="5" office:value-type="float" office:value="0.00475770575479419" calcext:value-type="float">
            <text:p>0.0047577058</text:p>
          </table:table-cell>
          <table:table-cell office:value-type="float" office:value="0.0962903039581414" calcext:value-type="float">
            <text:p>0.096290304</text:p>
          </table:table-cell>
          <table:table-cell office:value-type="float" office:value="0.00475770575479419" calcext:value-type="float">
            <text:p>0.0047577058</text:p>
          </table:table-cell>
          <table:table-cell office:value-type="float" office:value="0.3" calcext:value-type="float">
            <text:p>0.3</text:p>
          </table:table-cell>
          <table:table-cell office:value-type="float" office:value="0.0312254440234054" calcext:value-type="float">
            <text:p>0.031225444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809908229614624" calcext:value-type="float">
            <text:p>0.080990823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307075392923987" calcext:value-type="float">
            <text:p>0.0307075393</text:p>
          </table:table-cell>
          <table:table-cell office:value-type="float" office:value="0.168806328750001" calcext:value-type="float">
            <text:p>0.1688063288</text:p>
          </table:table-cell>
          <table:table-cell office:value-type="float" office:value="0.300000000000004" calcext:value-type="float">
            <text:p>0.3</text:p>
          </table:table-cell>
          <table:table-cell office:value-type="float" office:value="0.081457451609886" calcext:value-type="float">
            <text:p>0.0814574516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283614019828881" calcext:value-type="float">
            <text:p>0.028361402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284350830824074" calcext:value-type="float">
            <text:p>0.0284350831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405473466893592" calcext:value-type="float">
            <text:p>0.0405473467</text:p>
          </table:table-cell>
          <table:table-cell office:value-type="float" office:value="0.276103448275866" calcext:value-type="float">
            <text:p>0.2761034483</text:p>
          </table:table-cell>
          <table:table-cell office:value-type="float" office:value="0.299172413793106" calcext:value-type="float">
            <text:p>0.2991724138</text:p>
          </table:table-cell>
          <table:table-cell office:value-type="float" office:value="0.285055561414659" calcext:value-type="float">
            <text:p>0.2850555614</text:p>
          </table:table-cell>
          <table:table-cell office:value-type="float" office:value="0.0656563943457384" calcext:value-type="float">
            <text:p>0.0656563943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333930544608763" calcext:value-type="float">
            <text:p>0.0333930545</text:p>
          </table:table-cell>
          <table:table-cell office:value-type="float" office:value="0.275395083872692" calcext:value-type="float">
            <text:p>0.2753950839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287438278535763" calcext:value-type="float">
            <text:p>0.0287438279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0977767752027794" calcext:value-type="float">
            <text:p>0.0977767752</text:p>
          </table:table-cell>
          <table:table-cell office:value-type="float" office:value="0.300000000000002" calcext:value-type="float">
            <text:p>0.3</text:p>
          </table:table-cell>
          <table:table-cell office:value-type="float" office:value="0.107276733404099" calcext:value-type="float">
            <text:p>0.1072767334</text:p>
          </table:table-cell>
          <table:table-cell office:value-type="float" office:value="0.231120000000003" calcext:value-type="float">
            <text:p>0.23112</text:p>
          </table:table-cell>
          <table:table-cell office:value-type="float" office:value="0.0392287338812239" calcext:value-type="float">
            <text:p>0.0392287339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111983892345451" calcext:value-type="float">
            <text:p>0.1119838923</text:p>
          </table:table-cell>
          <table:table-cell office:value-type="float" office:value="0.00475770575479419" calcext:value-type="float">
            <text:p>0.0047577058</text:p>
          </table:table-cell>
          <table:table-cell office:value-type="float" office:value="0.237787629512072" calcext:value-type="float">
            <text:p>0.2377876295</text:p>
          </table:table-cell>
          <table:table-cell table:number-columns-repeated="43" office:value-type="float" office:value="0.00475770575479419" calcext:value-type="float">
            <text:p>0.0047577058</text:p>
          </table:table-cell>
        </table:table-row>
        <table:table-row table:style-name="ro1">
          <table:table-cell table:number-columns-repeated="3" office:value-type="float" office:value="0.00428193517931477" calcext:value-type="float">
            <text:p>0.0042819352</text:p>
          </table:table-cell>
          <table:table-cell office:value-type="float" office:value="0.0640600199984791" calcext:value-type="float">
            <text:p>0.06406002</text:p>
          </table:table-cell>
          <table:table-cell office:value-type="float" office:value="0.00428193517931477" calcext:value-type="float">
            <text:p>0.0042819352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285957933846526" calcext:value-type="float">
            <text:p>0.0285957934</text:p>
          </table:table-cell>
          <table:table-cell office:value-type="float" office:value="0.291500000000001" calcext:value-type="float">
            <text:p>0.2915</text:p>
          </table:table-cell>
          <table:table-cell office:value-type="float" office:value="0.293799999999996" calcext:value-type="float">
            <text:p>0.2938</text:p>
          </table:table-cell>
          <table:table-cell office:value-type="float" office:value="0.3" calcext:value-type="float">
            <text:p>0.3</text:p>
          </table:table-cell>
          <table:table-cell office:value-type="float" office:value="0.0629265497657681" calcext:value-type="float">
            <text:p>0.0629265498</text:p>
          </table:table-cell>
          <table:table-cell office:value-type="float" office:value="0.283100000000001" calcext:value-type="float">
            <text:p>0.2831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248795334358818" calcext:value-type="float">
            <text:p>0.0248795334</text:p>
          </table:table-cell>
          <table:table-cell office:value-type="float" office:value="0.150588232532708" calcext:value-type="float">
            <text:p>0.1505882325</text:p>
          </table:table-cell>
          <table:table-cell office:value-type="float" office:value="0.0544411246362786" calcext:value-type="float">
            <text:p>0.0544411246</text:p>
          </table:table-cell>
          <table:table-cell office:value-type="float" office:value="0.0645983426946957" calcext:value-type="float">
            <text:p>0.0645983427</text:p>
          </table:table-cell>
          <table:table-cell office:value-type="float" office:value="0.300000000000003" calcext:value-type="float">
            <text:p>0.3</text:p>
          </table:table-cell>
          <table:table-cell office:value-type="float" office:value="0.0289129648706019" calcext:value-type="float">
            <text:p>0.0289129649</text:p>
          </table:table-cell>
          <table:table-cell office:value-type="float" office:value="0.113126782788001" calcext:value-type="float">
            <text:p>0.1131267828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0428193517931477" calcext:value-type="float">
            <text:p>0.0042819352</text:p>
          </table:table-cell>
          <table:table-cell office:value-type="float" office:value="0.107204783884714" calcext:value-type="float">
            <text:p>0.1072047839</text:p>
          </table:table-cell>
          <table:table-cell office:value-type="float" office:value="0.00428193517931477" calcext:value-type="float">
            <text:p>0.0042819352</text:p>
          </table:table-cell>
          <table:table-cell office:value-type="float" office:value="0.299999999999993" calcext:value-type="float">
            <text:p>0.3</text:p>
          </table:table-cell>
          <table:table-cell table:number-columns-repeated="5" office:value-type="float" office:value="0.00428193517931477" calcext:value-type="float">
            <text:p>0.0042819352</text:p>
          </table:table-cell>
          <table:table-cell office:value-type="float" office:value="0.0866612735623272" calcext:value-type="float">
            <text:p>0.0866612736</text:p>
          </table:table-cell>
          <table:table-cell office:value-type="float" office:value="0.00428193517931477" calcext:value-type="float">
            <text:p>0.0042819352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281028996210648" calcext:value-type="float">
            <text:p>0.0281028996</text:p>
          </table:table-cell>
          <table:table-cell office:value-type="float" office:value="0.300000000000008" calcext:value-type="float">
            <text:p>0.3</text:p>
          </table:table-cell>
          <table:table-cell office:value-type="float" office:value="0.0728917406653162" calcext:value-type="float">
            <text:p>0.0728917407</text:p>
          </table:table-cell>
          <table:table-cell office:value-type="float" office:value="0.3" calcext:value-type="float">
            <text:p>0.3</text:p>
          </table:table-cell>
          <table:table-cell office:value-type="float" office:value="0.0276367853631589" calcext:value-type="float">
            <text:p>0.0276367854</text:p>
          </table:table-cell>
          <table:table-cell office:value-type="float" office:value="0.151925695875001" calcext:value-type="float">
            <text:p>0.1519256959</text:p>
          </table:table-cell>
          <table:table-cell office:value-type="float" office:value="0.300000000000001" calcext:value-type="float">
            <text:p>0.3</text:p>
          </table:table-cell>
          <table:table-cell office:value-type="float" office:value="0.0733117064488975" calcext:value-type="float">
            <text:p>0.0733117064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255252617845993" calcext:value-type="float">
            <text:p>0.0255252618</text:p>
          </table:table-cell>
          <table:table-cell office:value-type="float" office:value="0.299999999999993" calcext:value-type="float">
            <text:p>0.3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255915747741666" calcext:value-type="float">
            <text:p>0.0255915748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364926120204232" calcext:value-type="float">
            <text:p>0.036492612</text:p>
          </table:table-cell>
          <table:table-cell office:value-type="float" office:value="0.24849310344828" calcext:value-type="float">
            <text:p>0.2484931034</text:p>
          </table:table-cell>
          <table:table-cell office:value-type="float" office:value="0.3" calcext:value-type="float">
            <text:p>0.3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590907549111646" calcext:value-type="float">
            <text:p>0.0590907549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300537490147887" calcext:value-type="float">
            <text:p>0.030053749</text:p>
          </table:table-cell>
          <table:table-cell office:value-type="float" office:value="0.247855575485423" calcext:value-type="float">
            <text:p>0.2478555755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0258694450682187" calcext:value-type="float">
            <text:p>0.0258694451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879990976825015" calcext:value-type="float">
            <text:p>0.0879990977</text:p>
          </table:table-cell>
          <table:table-cell office:value-type="float" office:value="0.299999999999998" calcext:value-type="float">
            <text:p>0.3</text:p>
          </table:table-cell>
          <table:table-cell office:value-type="float" office:value="0.0965490600636893" calcext:value-type="float">
            <text:p>0.0965490601</text:p>
          </table:table-cell>
          <table:table-cell office:value-type="float" office:value="0.208008000000003" calcext:value-type="float">
            <text:p>0.208008</text:p>
          </table:table-cell>
          <table:table-cell office:value-type="float" office:value="0.0353058604931015" calcext:value-type="float">
            <text:p>0.0353058605</text:p>
          </table:table-cell>
          <table:table-cell office:value-type="float" office:value="0.299999999999995" calcext:value-type="float">
            <text:p>0.3</text:p>
          </table:table-cell>
          <table:table-cell office:value-type="float" office:value="0.100785503110906" calcext:value-type="float">
            <text:p>0.1007855031</text:p>
          </table:table-cell>
          <table:table-cell office:value-type="float" office:value="0.00428193517931477" calcext:value-type="float">
            <text:p>0.0042819352</text:p>
          </table:table-cell>
          <table:table-cell office:value-type="float" office:value="0.224327802573561" calcext:value-type="float">
            <text:p>0.2243278026</text:p>
          </table:table-cell>
          <table:table-cell table:number-columns-repeated="43" office:value-type="float" office:value="0.00428193517931477" calcext:value-type="float">
            <text:p>0.0042819352</text:p>
          </table:table-cell>
        </table:table-row>
        <table:table-row table:style-name="ro1">
          <table:table-cell table:number-columns-repeated="3" office:value-type="float" office:value="0.00385374166138329" calcext:value-type="float">
            <text:p>0.0038537417</text:p>
          </table:table-cell>
          <table:table-cell office:value-type="float" office:value="0.0707538046191319" calcext:value-type="float">
            <text:p>0.0707538046</text:p>
          </table:table-cell>
          <table:table-cell office:value-type="float" office:value="0.00385374166138329" calcext:value-type="float">
            <text:p>0.0038537417</text:p>
          </table:table-cell>
          <table:table-cell office:value-type="float" office:value="0.300000000000006" calcext:value-type="float">
            <text:p>0.3</text:p>
          </table:table-cell>
          <table:table-cell office:value-type="float" office:value="0.0257362140461874" calcext:value-type="float">
            <text:p>0.025736214</text:p>
          </table:table-cell>
          <table:table-cell office:value-type="float" office:value="0.263814813250542" calcext:value-type="float">
            <text:p>0.2638148133</text:p>
          </table:table-cell>
          <table:table-cell office:value-type="float" office:value="0.283702064516125" calcext:value-type="float">
            <text:p>0.2837020645</text:p>
          </table:table-cell>
          <table:table-cell office:value-type="float" office:value="0.299999999999993" calcext:value-type="float">
            <text:p>0.3</text:p>
          </table:table-cell>
          <table:table-cell office:value-type="float" office:value="0.0566338947891913" calcext:value-type="float">
            <text:p>0.0566338948</text:p>
          </table:table-cell>
          <table:table-cell office:value-type="float" office:value="0.254790000000001" calcext:value-type="float">
            <text:p>0.25479</text:p>
          </table:table-cell>
          <table:table-cell office:value-type="float" office:value="0.296612903225801" calcext:value-type="float">
            <text:p>0.2966129032</text:p>
          </table:table-cell>
          <table:table-cell office:value-type="float" office:value="0.0223915800922936" calcext:value-type="float">
            <text:p>0.0223915801</text:p>
          </table:table-cell>
          <table:table-cell office:value-type="float" office:value="0.135529409279438" calcext:value-type="float">
            <text:p>0.1355294093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581385084252262" calcext:value-type="float">
            <text:p>0.0581385084</text:p>
          </table:table-cell>
          <table:table-cell office:value-type="float" office:value="0.299999999999996" calcext:value-type="float">
            <text:p>0.3</text:p>
          </table:table-cell>
          <table:table-cell office:value-type="float" office:value="0.0260216683835417" calcext:value-type="float">
            <text:p>0.0260216684</text:p>
          </table:table-cell>
          <table:table-cell office:value-type="float" office:value="0.101814104509201" calcext:value-type="float">
            <text:p>0.1018141045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00385374166138329" calcext:value-type="float">
            <text:p>0.0038537417</text:p>
          </table:table-cell>
          <table:table-cell office:value-type="float" office:value="0.0964843054962424" calcext:value-type="float">
            <text:p>0.0964843055</text:p>
          </table:table-cell>
          <table:table-cell office:value-type="float" office:value="0.00385374166138329" calcext:value-type="float">
            <text:p>0.0038537417</text:p>
          </table:table-cell>
          <table:table-cell office:value-type="float" office:value="0.300000000000005" calcext:value-type="float">
            <text:p>0.3</text:p>
          </table:table-cell>
          <table:table-cell table:number-columns-repeated="5" office:value-type="float" office:value="0.00385374166138329" calcext:value-type="float">
            <text:p>0.0038537417</text:p>
          </table:table-cell>
          <table:table-cell office:value-type="float" office:value="0.0779951462060945" calcext:value-type="float">
            <text:p>0.0779951462</text:p>
          </table:table-cell>
          <table:table-cell office:value-type="float" office:value="0.00385374166138329" calcext:value-type="float">
            <text:p>0.0038537417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252926096589583" calcext:value-type="float">
            <text:p>0.0252926097</text:p>
          </table:table-cell>
          <table:table-cell office:value-type="float" office:value="0.3" calcext:value-type="float">
            <text:p>0.3</text:p>
          </table:table-cell>
          <table:table-cell office:value-type="float" office:value="0.0656025665987846" calcext:value-type="float">
            <text:p>0.0656025666</text:p>
          </table:table-cell>
          <table:table-cell office:value-type="float" office:value="0.299999999999993" calcext:value-type="float">
            <text:p>0.3</text:p>
          </table:table-cell>
          <table:table-cell office:value-type="float" office:value="0.024873106826843" calcext:value-type="float">
            <text:p>0.0248731068</text:p>
          </table:table-cell>
          <table:table-cell office:value-type="float" office:value="0.136733126287501" calcext:value-type="float">
            <text:p>0.1367331263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0659805358040077" calcext:value-type="float">
            <text:p>0.0659805358</text:p>
          </table:table-cell>
          <table:table-cell office:value-type="float" office:value="0.299999999999993" calcext:value-type="float">
            <text:p>0.3</text:p>
          </table:table-cell>
          <table:table-cell office:value-type="float" office:value="0.0229727356061394" calcext:value-type="float">
            <text:p>0.0229727356</text:p>
          </table:table-cell>
          <table:table-cell office:value-type="float" office:value="0.300000000000005" calcext:value-type="float">
            <text:p>0.3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2303241729675" calcext:value-type="float">
            <text:p>0.0230324173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328433508183809" calcext:value-type="float">
            <text:p>0.0328433508</text:p>
          </table:table-cell>
          <table:table-cell office:value-type="float" office:value="0.223643793103452" calcext:value-type="float">
            <text:p>0.2236437931</text:p>
          </table:table-cell>
          <table:table-cell office:value-type="float" office:value="0.299999999999994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office:value-type="float" office:value="0.0531816794200481" calcext:value-type="float">
            <text:p>0.0531816794</text:p>
          </table:table-cell>
          <table:table-cell office:value-type="float" office:value="0.299999999999992" calcext:value-type="float">
            <text:p>0.3</text:p>
          </table:table-cell>
          <table:table-cell office:value-type="float" office:value="0.0270483741133098" calcext:value-type="float">
            <text:p>0.0270483741</text:p>
          </table:table-cell>
          <table:table-cell office:value-type="float" office:value="0.270082711343989" calcext:value-type="float">
            <text:p>0.2700827113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232825005613968" calcext:value-type="float">
            <text:p>0.0232825006</text:p>
          </table:table-cell>
          <table:table-cell office:value-type="float" office:value="0.299999999999992" calcext:value-type="float">
            <text:p>0.3</text:p>
          </table:table-cell>
          <table:table-cell office:value-type="float" office:value="0.0791991879142513" calcext:value-type="float">
            <text:p>0.0791991879</text:p>
          </table:table-cell>
          <table:table-cell office:value-type="float" office:value="0.299999999999992" calcext:value-type="float">
            <text:p>0.3</text:p>
          </table:table-cell>
          <table:table-cell office:value-type="float" office:value="0.0868941540573204" calcext:value-type="float">
            <text:p>0.0868941541</text:p>
          </table:table-cell>
          <table:table-cell office:value-type="float" office:value="0.187207200000002" calcext:value-type="float">
            <text:p>0.1872072</text:p>
          </table:table-cell>
          <table:table-cell office:value-type="float" office:value="0.0317752744437914" calcext:value-type="float">
            <text:p>0.0317752744</text:p>
          </table:table-cell>
          <table:table-cell office:value-type="float" office:value="0.300000000000007" calcext:value-type="float">
            <text:p>0.3</text:p>
          </table:table-cell>
          <table:table-cell office:value-type="float" office:value="0.0907069527998151" calcext:value-type="float">
            <text:p>0.0907069528</text:p>
          </table:table-cell>
          <table:table-cell office:value-type="float" office:value="0.00385374166138329" calcext:value-type="float">
            <text:p>0.0038537417</text:p>
          </table:table-cell>
          <table:table-cell office:value-type="float" office:value="0.243419773468777" calcext:value-type="float">
            <text:p>0.2434197735</text:p>
          </table:table-cell>
          <table:table-cell table:number-columns-repeated="43" office:value-type="float" office:value="0.00385374166138329" calcext:value-type="float">
            <text:p>0.0038537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9:17:12.280733833</meta:creation-date>
    <dc:date>2018-03-22T13:37:23.254441970</dc:date>
    <meta:editing-duration>PT3H51M56S</meta:editing-duration>
    <meta:editing-cycles>2</meta:editing-cycles>
    <meta:generator>LibreOffice/5.1.6.2$Linux_X86_64 LibreOffice_project/10m0$Build-2</meta:generator>
    <meta:document-statistic meta:table-count="2" meta:cell-count="41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73cm" svg:y="0.316cm" chart:style-name="ch2">
          <text:p>high fidelity infected population</text:p>
        </chart:title>
        <chart:legend chart:legend-position="end" svg:x="14.026cm" svg:y="4.203cm" style:legend-expansion="high" chart:style-name="ch3"/>
        <chart:plot-area chart:style-name="ch4" table:cell-range-address="Sheet1.A1:Sheet1.A35" chart:data-source-has-labels="row" svg:x="0.319cm" svg:y="1.275cm" svg:width="13.388cm" svg:height="7.55cm">
          <chartooo:coordinate-region svg:x="1.496cm" svg:y="1.474cm" svg:width="12.024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35" loext:label-string="infected" chart:class="chart:scatte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88">
                <text:p>20888</text:p>
                <draw:g>
                  <svg:desc>Sheet1.A1:Sheet1.A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77">
                <text:p>20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10">
                <text:p>20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93">
                <text:p>20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85">
                <text:p>20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21">
                <text:p>20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80">
                <text:p>20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8">
                <text:p>20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74">
                <text:p>20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89">
                <text:p>20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05">
                <text:p>20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90">
                <text:p>203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58">
                <text:p>20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16">
                <text:p>20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09">
                <text:p>20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06">
                <text:p>20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85">
                <text:p>20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782">
                <text:p>20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45">
                <text:p>20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31">
                <text:p>20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032cm" svg:y="0.316cm" chart:style-name="ch2">
          <text:p>infected population difference</text:p>
        </chart:title>
        <chart:legend chart:legend-position="end" svg:x="13.788cm" svg:y="4.203cm" style:legend-expansion="high" chart:style-name="ch3"/>
        <chart:plot-area chart:style-name="ch4" table:cell-range-address="Sheet1.L1:Sheet1.L35" svg:x="0.319cm" svg:y="1.275cm" svg:width="13.15cm" svg:height="7.55cm">
          <chartooo:coordinate-region svg:x="1.311cm" svg:y="1.474cm" svg:width="11.786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1:Sheet1.L35" chart:class="chart:scatte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48.2409110231">
                <text:p>16648.2409110231</text:p>
                <draw:g>
                  <svg:desc>Sheet1.L1:Sheet1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63.03778870118">
                <text:p>7463.0377887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65.1434688732">
                <text:p>6465.1434688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18.19058495473">
                <text:p>6118.19058495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97.66565978443">
                <text:p>5897.66565978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30.25106236574">
                <text:p>5730.25106236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49.21299625883">
                <text:p>5549.21299625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1.94518009867">
                <text:p>5371.9451800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2.94105903607">
                <text:p>5452.9410590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64.07122684584">
                <text:p>5364.07122684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0.29261593232">
                <text:p>5300.29261593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32.65319284233">
                <text:p>5332.65319284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15.98690529265">
                <text:p>5415.98690529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4.04764885376">
                <text:p>5374.04764885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4.63829179604">
                <text:p>5324.63829179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66.40310044028">
                <text:p>5366.40310044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10.16031699632">
                <text:p>5410.16031699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53.06416620744">
                <text:p>5453.06416620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84.59153639768">
                <text:p>5284.59153639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05.65955369146">
                <text:p>5305.65955369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74.67354788015">
                <text:p>5574.67354788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13.37934547673">
                <text:p>5613.37934547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99.36326226905">
                <text:p>5599.36326226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28.80804979477">
                <text:p>5328.80804979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33.65011372208">
                <text:p>5233.6501137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16.27545229385">
                <text:p>5316.27545229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38.2658563192">
                <text:p>5538.2658563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4.76550011261">
                <text:p>5504.76550011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82.26101167166">
                <text:p>5582.26101167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11.65677768306">
                <text:p>5611.65677768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35.21841241618">
                <text:p>5435.2184124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42.83455545973">
                <text:p>5442.83455545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65.54359644969">
                <text:p>5465.543596449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7.11668639514">
                <text:p>5517.11668639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61.36563255045">
                <text:p>5361.36563255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952cm" svg:y="0.316cm" chart:style-name="ch2">
          <text:p>low fidelity infected population</text:p>
        </chart:title>
        <chart:legend chart:legend-position="end" svg:x="13.735cm" svg:y="4.203cm" style:legend-expansion="high" chart:style-name="ch3"/>
        <chart:plot-area chart:style-name="ch4" table:cell-range-address="Sheet1.B2:Sheet1.B35" svg:x="0.319cm" svg:y="1.275cm" svg:width="13.097cm" svg:height="7.55cm">
          <chartooo:coordinate-region svg:x="1.496cm" svg:y="1.474cm" svg:width="11.73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5" chart:class="chart:scatter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08.9196070065">
                <text:p>21008.9196070065</text:p>
                <draw:g>
                  <svg:desc>Sheet1.B2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40.9998382844">
                <text:p>19840.9998382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43.3340117742">
                <text:p>19343.3340117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36.6272303395">
                <text:p>19136.6272303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19.6706691378">
                <text:p>19019.670669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41.1485281007">
                <text:p>18941.1485281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91.6367048487">
                <text:p>18891.6367048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847.3554439483">
                <text:p>18847.3554439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38.3839236405">
                <text:p>18838.3839236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66.4124426968">
                <text:p>18866.4124426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70.1816345104">
                <text:p>18870.1816345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49.3475344007">
                <text:p>18849.3475344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97.849359334">
                <text:p>18897.849359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39.2839451843">
                <text:p>18939.2839451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80.4188585684">
                <text:p>18880.4188585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02.0990169207">
                <text:p>18902.0990169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76.400300307">
                <text:p>18976.400300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15.0118487669">
                <text:p>19015.0118487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86.6440526766">
                <text:p>18986.6440526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3.3663273805">
                <text:p>19073.3663273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79.2695943916">
                <text:p>19079.2695943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16.0351248671">
                <text:p>19116.0351248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43.4150986965">
                <text:p>19143.415098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5.0652142713">
                <text:p>19235.0652142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10.6391841739">
                <text:p>19210.6391841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13.2767085317">
                <text:p>19213.2767085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5.2052473909">
                <text:p>19265.2052473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22.4279330251">
                <text:p>19222.427933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343.0742395287">
                <text:p>19343.0742395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09.8211667407">
                <text:p>19409.8211667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69.7203884923">
                <text:p>19369.7203884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491.0346384377">
                <text:p>19491.0346384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80.8302172825">
                <text:p>19480.8302172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33.7943786398">
                <text:p>19533.79437863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population difference</text:p>
        </chart:title>
        <chart:legend chart:legend-position="end" svg:x="13.684cm" svg:y="4.201cm" style:legend-expansion="high" chart:style-name="ch3"/>
        <chart:plot-area chart:style-name="ch4" table:cell-range-address="Sheet1.M2:Sheet1.M35" svg:x="0.32cm" svg:y="1.275cm" svg:width="13.044cm" svg:height="7.545cm">
          <chartooo:coordinate-region svg:x="1.497cm" svg:y="1.474cm" svg:width="11.6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35" chart:class="chart:scatter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06.1225684018">
                <text:p>28006.1225684018</text:p>
                <draw:g>
                  <svg:desc>Sheet1.M2:Sheet1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12.6092086048">
                <text:p>26912.6092086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46.5167973684">
                <text:p>24846.51679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69.3471344061">
                <text:p>25869.3471344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54.7633607887">
                <text:p>25254.7633607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70.0110452086">
                <text:p>27770.0110452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98.2151176949">
                <text:p>27498.2151176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04.9049064186">
                <text:p>25904.9049064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53.4359193952">
                <text:p>26553.4359193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88.6932073685">
                <text:p>27388.6932073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22.5903617632">
                <text:p>27922.590361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10.7196716265">
                <text:p>25910.7196716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706.0955415501">
                <text:p>27706.0955415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56.2293931443">
                <text:p>29256.2293931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41.9079479839">
                <text:p>27241.9079479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09.376564356">
                <text:p>27609.376564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888.9715848779">
                <text:p>26888.9715848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7.6888392105">
                <text:p>26007.6888392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41.9639555837">
                <text:p>26341.9639555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60.2027681225">
                <text:p>26760.2027681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92.1718308083">
                <text:p>27092.1718308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15.5981806598">
                <text:p>26915.5981806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850.8164176945">
                <text:p>26850.8164176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34.2631547735">
                <text:p>25734.2631547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70.1593957641">
                <text:p>26070.1593957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616.2165518223">
                <text:p>25616.2165518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776.0016143132">
                <text:p>27776.0016143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956.2108468435">
                <text:p>26956.2108468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837.1304983439">
                <text:p>26837.1304983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030.49435331">
                <text:p>27030.49435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57.4553124381">
                <text:p>27857.4553124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70.1287691367">
                <text:p>25870.1287691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82.5175716852">
                <text:p>27282.5175716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55.8067154951">
                <text:p>25855.8067154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cc00" draw:fill-color="#ffc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9cm" svg:height="10.493cm" xlink:href=".." xlink:type="simple" chart:class="chart:scatter" chart:style-name="ch1">
        <chart:legend chart:legend-position="end" svg:x="18.865cm" svg:y="3.951cm" style:legend-expansion="high" chart:style-name="ch2"/>
        <chart:plot-area chart:style-name="ch3" table:cell-range-address="Sheet2.A1:Sheet2.DF1 Sheet2.A7:Sheet2.DF7 Sheet2.A11:Sheet2.DF11 Sheet2.A16:Sheet2.DF16 Sheet2.A26:Sheet2.DF26 Sheet2.A36:Sheet2.DF36" chart:data-source-has-labels="row" svg:x="0.399cm" svg:y="0.209cm" svg:width="18.067cm" svg:height="10.075cm">
          <chartooo:coordinate-region svg:x="1.311cm" svg:y="0.408cm" svg:width="16.876cm" svg:height="9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7:Sheet2.DF7" loext:label-string="&quot;1&quot;" chart:class="chart:scatter">
            <chart:domain table:cell-range-address="Sheet2.A1:Sheet2.DF1"/>
            <chart:data-point chart:repeated="110"/>
          </chart:series>
          <chart:series chart:style-name="ch7" chart:values-cell-range-address="Sheet2.A11:Sheet2.DF11" loext:label-string="&quot;5&quot;" chart:class="chart:scatter">
            <chart:data-point chart:repeated="110"/>
          </chart:series>
          <chart:series chart:style-name="ch8" chart:values-cell-range-address="Sheet2.A16:Sheet2.DF16" loext:label-string="&quot;10&quot;" chart:class="chart:scatter">
            <chart:data-point chart:repeated="110"/>
          </chart:series>
          <chart:series chart:style-name="ch9" chart:values-cell-range-address="Sheet2.A26:Sheet2.DF26" loext:label-string="&quot;20&quot;" chart:class="chart:scatter">
            <chart:data-point chart:repeated="110"/>
          </chart:series>
          <chart:series chart:style-name="ch10" chart:values-cell-range-address="Sheet2.A36:Sheet2.DF36" loext:label-string="&quot;30&quot;" chart:class="chart:scatter"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DF1</svg:desc>
                </draw:g>
              </table:table-cell>
              <table:table-cell office:value-type="float" office:value="0.0909090909090909">
                <text:p>0.0909090909090909</text:p>
                <draw:g>
                  <svg:desc>Sheet2.A7:Sheet2.DF7</svg:desc>
                </draw:g>
              </table:table-cell>
              <table:table-cell office:value-type="float" office:value="0.0596454545454546">
                <text:p>0.0596454545454546</text:p>
                <draw:g>
                  <svg:desc>Sheet2.A11:Sheet2.DF11</svg:desc>
                </draw:g>
              </table:table-cell>
              <table:table-cell office:value-type="float" office:value="0.0352200444545455">
                <text:p>0.0352200444545455</text:p>
                <draw:g>
                  <svg:desc>Sheet2.A16:Sheet2.DF16</svg:desc>
                </draw:g>
              </table:table-cell>
              <table:table-cell office:value-type="float" office:value="0.0122804701606636">
                <text:p>0.0122804701606636</text:p>
                <draw:g>
                  <svg:desc>Sheet2.A26:Sheet2.DF26</svg:desc>
                </draw:g>
              </table:table-cell>
              <table:table-cell office:value-type="float" office:value="0.00428193517931477">
                <text:p>0.00428193517931477</text:p>
                <draw:g>
                  <svg:desc>Sheet2.A36:Sheet2.D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640600199984791">
                <text:p>0.064060019998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291599999999999">
                <text:p>0.291599999999999</text:p>
              </table:table-cell>
              <table:table-cell office:value-type="float" office:value="0.299999999999995">
                <text:p>0.299999999999995</text:p>
              </table:table-cell>
              <table:table-cell office:value-type="float" office:value="0.299999999999995">
                <text:p>0.29999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3">
                <text:p>0.3</text:p>
              </table:table-cell>
              <table:table-cell office:value-type="float" office:value="0.235207931004139">
                <text:p>0.235207931004139</text:p>
              </table:table-cell>
              <table:table-cell office:value-type="float" office:value="0.0820119344816715">
                <text:p>0.0820119344816715</text:p>
              </table:table-cell>
              <table:table-cell office:value-type="float" office:value="0.0285957933846526">
                <text:p>0.0285957933846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3">
                <text:p>0.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91500000000001">
                <text:p>0.2915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57994181818182">
                <text:p>0.157994181818182</text:p>
              </table:table-cell>
              <table:table-cell office:value-type="float" office:value="0.102914232672026">
                <text:p>0.102914232672026</text:p>
              </table:table-cell>
              <table:table-cell office:value-type="float" office:value="0.299999999999996">
                <text:p>0.299999999999996</text:p>
              </table:table-cell>
              <table:table-cell office:value-type="float" office:value="0.293799999999996">
                <text:p>0.293799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00361351170783">
                <text:p>0.200361351170783</text:p>
              </table:table-cell>
              <table:table-cell office:value-type="float" office:value="0.0698616833825569">
                <text:p>0.06986168338255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18047158220543">
                <text:p>0.18047158220543</text:p>
              </table:table-cell>
              <table:table-cell office:value-type="float" office:value="0.0629265497657681">
                <text:p>0.0629265497657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3">
                <text:p>0.3</text:p>
              </table:table-cell>
              <table:table-cell office:value-type="float" office:value="0.283100000000001">
                <text:p>0.2831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300000000000001">
                <text:p>0.30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3">
                <text:p>0.3</text:p>
              </table:table-cell>
              <table:table-cell office:value-type="float" office:value="0.204640714285715">
                <text:p>0.204640714285715</text:p>
              </table:table-cell>
              <table:table-cell office:value-type="float" office:value="0.0713538050380929">
                <text:p>0.0713538050380929</text:p>
              </table:table-cell>
              <table:table-cell office:value-type="float" office:value="0.0248795334358818">
                <text:p>0.0248795334358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3">
                <text:p>0.3</text:p>
              </table:table-cell>
              <table:table-cell office:value-type="float" office:value="0.150588232532708">
                <text:p>0.150588232532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544411246362786">
                <text:p>0.0544411246362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185266237499999">
                <text:p>0.185266237499999</text:p>
              </table:table-cell>
              <table:table-cell office:value-type="float" office:value="0.0645983426946957">
                <text:p>0.0645983426946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300000000000003">
                <text:p>0.300000000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237816750000001">
                <text:p>0.237816750000001</text:p>
              </table:table-cell>
              <table:table-cell office:value-type="float" office:value="0.082921573419652">
                <text:p>0.082921573419652</text:p>
              </table:table-cell>
              <table:table-cell office:value-type="float" office:value="0.0289129648706019">
                <text:p>0.0289129648706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299999999999998">
                <text:p>0.299999999999998</text:p>
              </table:table-cell>
              <table:table-cell office:value-type="float" office:value="0.113126782788001">
                <text:p>0.113126782788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299999999999994">
                <text:p>0.299999999999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107204783884714">
                <text:p>0.107204783884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299999999999993">
                <text:p>0.29999999999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446760673357855">
                <text:p>0.0446760673357855</text:p>
              </table:table-cell>
              <table:table-cell office:value-type="float" office:value="0.248542105263156">
                <text:p>0.248542105263156</text:p>
              </table:table-cell>
              <table:table-cell office:value-type="float" office:value="0.0866612735623272">
                <text:p>0.0866612735623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299999999999998">
                <text:p>0.299999999999998</text:p>
              </table:table-cell>
              <table:table-cell office:value-type="float" office:value="0.299999999999996">
                <text:p>0.29999999999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8853213194805">
                <text:p>0.28853213194805</text:p>
              </table:table-cell>
              <table:table-cell office:value-type="float" office:value="0.23115375">
                <text:p>0.23115375</text:p>
              </table:table-cell>
              <table:table-cell office:value-type="float" office:value="0.0805983289732654">
                <text:p>0.0805983289732654</text:p>
              </table:table-cell>
              <table:table-cell office:value-type="float" office:value="0.0281028996210648">
                <text:p>0.0281028996210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300000000000008">
                <text:p>0.300000000000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299999999999998">
                <text:p>0.299999999999998</text:p>
              </table:table-cell>
              <table:table-cell office:value-type="float" office:value="0.209051470588233">
                <text:p>0.209051470588233</text:p>
              </table:table-cell>
              <table:table-cell office:value-type="float" office:value="0.0728917406653162">
                <text:p>0.0728917406653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299999999999998">
                <text:p>0.2999999999999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99293026">
                <text:p>0.299293026</text:p>
              </table:table-cell>
              <table:table-cell office:value-type="float" office:value="0.227319837482209">
                <text:p>0.227319837482209</text:p>
              </table:table-cell>
              <table:table-cell office:value-type="float" office:value="0.0792615263370822">
                <text:p>0.0792615263370822</text:p>
              </table:table-cell>
              <table:table-cell office:value-type="float" office:value="0.0276367853631589">
                <text:p>0.0276367853631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107800368605446">
                <text:p>0.107800368605446</text:p>
              </table:table-cell>
              <table:table-cell office:value-type="float" office:value="0.300000000000003">
                <text:p>0.300000000000003</text:p>
              </table:table-cell>
              <table:table-cell office:value-type="float" office:value="0.151925695875001">
                <text:p>0.151925695875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300000000000001">
                <text:p>0.30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97275136623376">
                <text:p>0.297275136623376</text:p>
              </table:table-cell>
              <table:table-cell office:value-type="float" office:value="0.3">
                <text:p>0.3</text:p>
              </table:table-cell>
              <table:table-cell office:value-type="float" office:value="0.210255920692635">
                <text:p>0.210255920692635</text:p>
              </table:table-cell>
              <table:table-cell office:value-type="float" office:value="0.0733117064488975">
                <text:p>0.0733117064488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99999999999999">
                <text:p>0.2999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09952000000001">
                <text:p>0.209952000000001</text:p>
              </table:table-cell>
              <table:table-cell office:value-type="float" office:value="0.0732057358558755">
                <text:p>0.0732057358558755</text:p>
              </table:table-cell>
              <table:table-cell office:value-type="float" office:value="0.0255252617845993">
                <text:p>0.0255252617845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174194550000002">
                <text:p>0.174194550000002</text:p>
              </table:table-cell>
              <table:table-cell office:value-type="float" office:value="0.299999999999993">
                <text:p>0.299999999999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299999999999995">
                <text:p>0.299999999999995</text:p>
              </table:table-cell>
              <table:table-cell office:value-type="float" office:value="0.299999999999996">
                <text:p>0.29999999999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49942857142857">
                <text:p>0.249942857142857</text:p>
              </table:table-cell>
              <table:table-cell office:value-type="float" office:value="0.207765">
                <text:p>0.207765</text:p>
              </table:table-cell>
              <table:table-cell office:value-type="float" office:value="0.0733959196525803">
                <text:p>0.0733959196525803</text:p>
              </table:table-cell>
              <table:table-cell office:value-type="float" office:value="0.0255915747741666">
                <text:p>0.0255915747741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11912727272727">
                <text:p>0.0911912727272727</text:p>
              </table:table-cell>
              <table:table-cell office:value-type="float" office:value="0.0538475346327273">
                <text:p>0.0538475346327273</text:p>
              </table:table-cell>
              <table:table-cell office:value-type="float" office:value="0.299999999999995">
                <text:p>0.299999999999995</text:p>
              </table:table-cell>
              <table:table-cell office:value-type="float" office:value="0.299999999999996">
                <text:p>0.29999999999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269639999999999">
                <text:p>0.269639999999999</text:p>
              </table:table-cell>
              <table:table-cell office:value-type="float" office:value="0.104659789145429">
                <text:p>0.104659789145429</text:p>
              </table:table-cell>
              <table:table-cell office:value-type="float" office:value="0.0364926120204232">
                <text:p>0.0364926120204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226394999999999">
                <text:p>0.226394999999999</text:p>
              </table:table-cell>
              <table:table-cell office:value-type="float" office:value="0.24849310344828">
                <text:p>0.24849310344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11826571428572">
                <text:p>0.211826571428572</text:p>
              </table:table-cell>
              <table:table-cell office:value-type="float" office:value="0.0738593584974459">
                <text:p>0.0738593584974459</text:p>
              </table:table-cell>
              <table:table-cell office:value-type="float" office:value="0.300000000000006">
                <text:p>0.300000000000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169470630000001">
                <text:p>0.169470630000001</text:p>
              </table:table-cell>
              <table:table-cell office:value-type="float" office:value="0.0590907549111646">
                <text:p>0.05909075491116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668888181818181">
                <text:p>0.0668888181818181</text:p>
              </table:table-cell>
              <table:table-cell office:value-type="float" office:value="0.0394971782481818">
                <text:p>0.0394971782481818</text:p>
              </table:table-cell>
              <table:table-cell office:value-type="float" office:value="0.299999999999998">
                <text:p>0.299999999999998</text:p>
              </table:table-cell>
              <table:table-cell office:value-type="float" office:value="0.299999999999998">
                <text:p>0.299999999999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247199999999999">
                <text:p>0.247199999999999</text:p>
              </table:table-cell>
              <table:table-cell office:value-type="float" office:value="0.0861933103927198">
                <text:p>0.0861933103927198</text:p>
              </table:table-cell>
              <table:table-cell office:value-type="float" office:value="0.0300537490147887">
                <text:p>0.03005374901478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617391818181818">
                <text:p>0.0617391818181818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152485606928572">
                <text:p>0.152485606928572</text:p>
              </table:table-cell>
              <table:table-cell office:value-type="float" office:value="0.247855575485423">
                <text:p>0.247855575485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299999999999995">
                <text:p>0.299999999999995</text:p>
              </table:table-cell>
              <table:table-cell office:value-type="float" office:value="0.299999999999995">
                <text:p>0.299999999999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92172374025974">
                <text:p>0.292172374025974</text:p>
              </table:table-cell>
              <table:table-cell office:value-type="float" office:value="0.212782998144986">
                <text:p>0.212782998144986</text:p>
              </table:table-cell>
              <table:table-cell office:value-type="float" office:value="0.0741928438729949">
                <text:p>0.0741928438729949</text:p>
              </table:table-cell>
              <table:table-cell office:value-type="float" office:value="0.0258694450682187">
                <text:p>0.0258694450682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641497828571428">
                <text:p>0.0641497828571428</text:p>
              </table:table-cell>
              <table:table-cell office:value-type="float" office:value="0.0378798052793142">
                <text:p>0.0378798052793142</text:p>
              </table:table-cell>
              <table:table-cell office:value-type="float" office:value="0.299999999999998">
                <text:p>0.299999999999998</text:p>
              </table:table-cell>
              <table:table-cell office:value-type="float" office:value="0.299999999999998">
                <text:p>0.2999999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3">
                <text:p>0.3</text:p>
              </table:table-cell>
              <table:table-cell office:value-type="float" office:value="0.295500000000001">
                <text:p>0.295500000000001</text:p>
              </table:table-cell>
              <table:table-cell office:value-type="float" office:value="0.252378947368422">
                <text:p>0.252378947368422</text:p>
              </table:table-cell>
              <table:table-cell office:value-type="float" office:value="0.0879990976825015">
                <text:p>0.0879990976825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299999999999998">
                <text:p>0.299999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289817982782319">
                <text:p>0.289817982782319</text:p>
              </table:table-cell>
              <table:table-cell office:value-type="float" office:value="0.276899999999998">
                <text:p>0.276899999999998</text:p>
              </table:table-cell>
              <table:table-cell office:value-type="float" office:value="0.0965490600636893">
                <text:p>0.09654906006368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84565039277984">
                <text:p>0.0384565039277984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208008000000003">
                <text:p>0.208008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627303277662328">
                <text:p>0.0627303277662328</text:p>
              </table:table-cell>
              <table:table-cell office:value-type="float" office:value="0.290400000000002">
                <text:p>0.290400000000002</text:p>
              </table:table-cell>
              <table:table-cell office:value-type="float" office:value="0.101256219005041">
                <text:p>0.101256219005041</text:p>
              </table:table-cell>
              <table:table-cell office:value-type="float" office:value="0.0353058604931015">
                <text:p>0.0353058604931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299999999999995">
                <text:p>0.299999999999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289050000000002">
                <text:p>0.289050000000002</text:p>
              </table:table-cell>
              <table:table-cell office:value-type="float" office:value="0.100785503110906">
                <text:p>0.100785503110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162254890795355">
                <text:p>0.162254890795355</text:p>
              </table:table-cell>
              <table:table-cell office:value-type="float" office:value="0.224327802573561">
                <text:p>0.224327802573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96454545454546">
                <text:p>0.0596454545454546</text:p>
              </table:table-cell>
              <table:table-cell office:value-type="float" office:value="0.0352200444545455">
                <text:p>0.0352200444545455</text:p>
              </table:table-cell>
              <table:table-cell office:value-type="float" office:value="0.0122804701606636">
                <text:p>0.0122804701606636</text:p>
              </table:table-cell>
              <table:table-cell office:value-type="float" office:value="0.00428193517931477">
                <text:p>0.004281935179314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22cm" svg:height="10.18cm" xlink:href=".." xlink:type="simple" chart:class="chart:scatter" chart:style-name="ch1">
        <chart:legend chart:legend-position="end" svg:x="16.397cm" svg:y="4.791cm" style:legend-expansion="high" chart:style-name="ch2"/>
        <chart:plot-area chart:style-name="ch3" table:cell-range-address="Sheet2.A1:Sheet2.DF1 Sheet2.A37:Sheet2.DF37" chart:data-source-has-labels="row" svg:x="0.35cm" svg:y="0.203cm" svg:width="15.697cm" svg:height="9.774cm">
          <chartooo:coordinate-region svg:x="1.262cm" svg:y="0.402cm" svg:width="14.506cm" svg:height="8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37:Sheet2.DF37" loext:label-string="&quot;35&quot;" chart:class="chart:scatter">
            <chart:domain table:cell-range-address="Sheet2.A1:Sheet2.DF1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DF1</svg:desc>
                </draw:g>
              </table:table-cell>
              <table:table-cell office:value-type="float" office:value="0.00385374166138329">
                <text:p>0.00385374166138329</text:p>
                <draw:g>
                  <svg:desc>Sheet2.A37:Sheet2.D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07538046191319">
                <text:p>0.0707538046191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00000000000006">
                <text:p>0.30000000000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57362140461874">
                <text:p>0.0257362140461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63814813250542">
                <text:p>0.263814813250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83702064516125">
                <text:p>0.283702064516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99999999999993">
                <text:p>0.299999999999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66338947891913">
                <text:p>0.0566338947891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54790000000001">
                <text:p>0.25479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96612903225801">
                <text:p>0.296612903225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23915800922936">
                <text:p>0.0223915800922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35529409279438">
                <text:p>0.135529409279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99999999999999">
                <text:p>0.29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81385084252262">
                <text:p>0.0581385084252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99999999999996">
                <text:p>0.29999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260216683835417">
                <text:p>0.0260216683835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01814104509201">
                <text:p>0.101814104509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00000000000005">
                <text:p>0.300000000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64843054962424">
                <text:p>0.0964843054962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00000000000005">
                <text:p>0.300000000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779951462060945">
                <text:p>0.0779951462060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00000000000007">
                <text:p>0.300000000000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52926096589583">
                <text:p>0.0252926096589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656025665987846">
                <text:p>0.0656025665987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99999999999993">
                <text:p>0.299999999999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24873106826843">
                <text:p>0.024873106826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36733126287501">
                <text:p>0.136733126287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99999999999994">
                <text:p>0.299999999999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59805358040077">
                <text:p>0.0659805358040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99999999999993">
                <text:p>0.299999999999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229727356061394">
                <text:p>0.0229727356061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00000000000005">
                <text:p>0.30000000000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00000000000007">
                <text:p>0.300000000000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303241729675">
                <text:p>0.02303241729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00000000000007">
                <text:p>0.300000000000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328433508183809">
                <text:p>0.0328433508183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23643793103452">
                <text:p>0.2236437931034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99999999999994">
                <text:p>0.299999999999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99999999999999">
                <text:p>0.2999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531816794200481">
                <text:p>0.0531816794200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99999999999992">
                <text:p>0.299999999999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270483741133098">
                <text:p>0.0270483741133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70082711343989">
                <text:p>0.270082711343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00000000000007">
                <text:p>0.300000000000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232825005613968">
                <text:p>0.0232825005613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99999999999992">
                <text:p>0.299999999999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791991879142513">
                <text:p>0.0791991879142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99999999999992">
                <text:p>0.299999999999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868941540573204">
                <text:p>0.0868941540573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87207200000002">
                <text:p>0.1872072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317752744437914">
                <text:p>0.03177527444379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00000000000007">
                <text:p>0.300000000000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907069527998151">
                <text:p>0.0907069527998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43419773468777">
                <text:p>0.243419773468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385374166138329">
                <text:p>0.003853741661383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385374166138329">
                <text:p>0.003853741661383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